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2.3189in"/>
    </style:style>
    <style:style style:name="co5" style:family="table-column">
      <style:table-column-properties fo:break-before="auto" style:column-width="2.6618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043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3083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2.4902in"/>
    </style:style>
    <style:style style:name="co13" style:family="table-column">
      <style:table-column-properties fo:break-before="auto" style:column-width="2.8335in"/>
    </style:style>
    <style:style style:name="co14" style:family="table-column">
      <style:table-column-properties fo:break-before="auto" style:column-width="2.3618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1.2681in"/>
    </style:style>
    <style:style style:name="co18" style:family="table-column">
      <style:table-column-properties fo:break-before="auto" style:column-width="24.449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0" table:default-cell-style-name="Default"/>
        <table:table-column table:style-name="co2" table:number-columns-repeated="74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table:style-name="ce4"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47" calcext:value-type="float">
            <text:p>47</text:p>
          </table:table-cell>
          <table:table-cell office:value-type="float" office:value="59.555" calcext:value-type="float">
            <text:p>59.555</text:p>
          </table:table-cell>
          <table:table-cell office:value-type="string" calcext:value-type="string">
            <text:p>d6507be36cce27f71be90edd7f105c696988f49066b9f449eb56a15b1aea3ffc</text:p>
          </table:table-cell>
          <table:table-cell office:value-type="float" office:value="88.05" calcext:value-type="float">
            <text:p>88.0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7" calcext:value-type="float">
            <text:p>27</text:p>
          </table:table-cell>
          <table:table-cell office:value-type="float" office:value="8.593" calcext:value-type="float">
            <text:p>8.593</text:p>
          </table:table-cell>
          <table:table-cell office:value-type="string" calcext:value-type="string">
            <text:p>d6226aaab35cbc1885c1d613fdb0df5e4e9847e24e188878de551c3516cd6da6</text:p>
          </table:table-cell>
          <table:table-cell office:value-type="float" office:value="83.19" calcext:value-type="float">
            <text:p>83.1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17" calcext:value-type="float">
            <text:p>17</text:p>
          </table:table-cell>
          <table:table-cell office:value-type="float" office:value="8.342" calcext:value-type="float">
            <text:p>8.342</text:p>
          </table:table-cell>
          <table:table-cell office:value-type="string" calcext:value-type="string">
            <text:p>f5799a76ce50fffef8eded695fe4f84ce32af6dbd67acb5872cfe581eac66282</text:p>
          </table:table-cell>
          <table:table-cell office:value-type="float" office:value="94.69" calcext:value-type="float">
            <text:p>94.6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5" calcext:value-type="float">
            <text:p>62.75</text:p>
          </table:table-cell>
          <table:table-cell office:value-type="float" office:value="39" calcext:value-type="float">
            <text:p>39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9ed53a934675fb4a3d696831dac03b32a5d8b505b78dd710ae68dcbe18c2a7f4</text:p>
          </table:table-cell>
          <table:table-cell office:value-type="float" office:value="86.73" calcext:value-type="float">
            <text:p>86.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3" calcext:value-type="float">
            <text:p>23</text:p>
          </table:table-cell>
          <table:table-cell office:value-type="float" office:value="8.515" calcext:value-type="float">
            <text:p>8.515</text:p>
          </table:table-cell>
          <table:table-cell office:value-type="string" calcext:value-type="string">
            <text:p>aa953335cfedbea7a5ae48f66a8cf24c4f40bc277376ddbc14cec453ded43c5e</text:p>
          </table:table-cell>
          <table:table-cell office:value-type="float" office:value="83.19" calcext:value-type="float">
            <text:p>83.1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17" calcext:value-type="float">
            <text:p>17</text:p>
          </table:table-cell>
          <table:table-cell office:value-type="float" office:value="8.231" calcext:value-type="float">
            <text:p>8.231</text:p>
          </table:table-cell>
          <table:table-cell office:value-type="string" calcext:value-type="string">
            <text:p>f5799a76ce50fffef8eded695fe4f84ce32af6dbd67acb5872cfe581eac66282</text:p>
          </table:table-cell>
          <table:table-cell office:value-type="float" office:value="99.38" calcext:value-type="float">
            <text:p>99.38</text:p>
          </table:table-cell>
          <table:table-cell office:value-type="float" office:value="62.14" calcext:value-type="float">
            <text:p>62.14</text:p>
          </table:table-cell>
          <table:table-cell table:style-name="ce6" office:value-type="float" office:value="81.07" calcext:value-type="float">
            <text:p>81.07</text:p>
          </table:table-cell>
          <table:table-cell office:value-type="float" office:value="81.07" calcext:value-type="float">
            <text:p>81.07</text:p>
          </table:table-cell>
          <table:table-cell office:value-type="float" office:value="80.71" calcext:value-type="float">
            <text:p>80.71</text:p>
          </table:table-cell>
          <table:table-cell office:value-type="float" office:value="81.43" calcext:value-type="float">
            <text:p>81.43</text:p>
          </table:table-cell>
          <table:table-cell office:value-type="float" office:value="81.38" calcext:value-type="float">
            <text:p>81.38</text:p>
          </table:table-cell>
          <table:table-cell office:value-type="float" office:value="81.09" calcext:value-type="float">
            <text:p>81.09</text:p>
          </table:table-cell>
          <table:table-cell office:value-type="float" office:value="80.94" calcext:value-type="float">
            <text:p>80.94</text:p>
          </table:table-cell>
          <table:table-cell office:value-type="float" office:value="33.89" calcext:value-type="float">
            <text:p>33.89</text:p>
          </table:table-cell>
          <table:table-cell office:value-type="float" office:value="163280" calcext:value-type="float">
            <text:p>16328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51720" calcext:value-type="float">
            <text:p>51720</text:p>
          </table:table-cell>
          <table:table-cell office:value-type="float" office:value="386.779" calcext:value-type="float">
            <text:p>386.779</text:p>
          </table:table-cell>
          <table:table-cell office:value-type="string" calcext:value-type="string">
            <text:p>("b81b5b8ebbe5df3a4ca6df86e569902a25aa61f625c7291ee1a9088bf2cfa13b", "c494d9445e06b9d0e3ca68ce20a7c8726a8b28371c99b70018a743929a765c4e", "d92380667ed9146de66eefe64d6849715273f30ed25f41b135f68a621cf33603", "96ae6ef3cef3a43448e92c090d6b874377b2ab87c2dda066bf7ef4e72db9ed4a", "ef69cd89c8dc85cbf0a66b30ea7ffc04e55fc0eb297fddd2db0e37875047ea2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46" calcext:value-type="float">
            <text:p>96.4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39.29" calcext:value-type="float">
            <text:p>39.29</text:p>
          </table:table-cell>
          <table:table-cell office:value-type="float" office:value="52.78" calcext:value-type="float">
            <text:p>52.78</text:p>
          </table:table-cell>
          <table:table-cell office:value-type="float" office:value="55" calcext:value-type="float">
            <text:p>55</text:p>
          </table:table-cell>
          <table:table-cell office:value-type="float" office:value="59.38" calcext:value-type="float">
            <text:p>59.38</text:p>
          </table:table-cell>
          <table:table-cell office:value-type="float" office:value="41" calcext:value-type="float">
            <text:p>41</text:p>
          </table:table-cell>
          <table:table-cell office:value-type="float" office:value="19.158" calcext:value-type="float">
            <text:p>19.158</text:p>
          </table:table-cell>
          <table:table-cell office:value-type="string" calcext:value-type="string">
            <text:p>6505f0934b0bf1be4fbe5fe0178015707cf5b7432ffa49a25cc984fc29da1b2d</text:p>
          </table:table-cell>
          <table:table-cell office:value-type="float" office:value="95.13" calcext:value-type="float">
            <text:p>95.13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39.29" calcext:value-type="float">
            <text:p>39.29</text:p>
          </table:table-cell>
          <table:table-cell office:value-type="float" office:value="55.26" calcext:value-type="float">
            <text:p>55.26</text:p>
          </table:table-cell>
          <table:table-cell office:value-type="float" office:value="61.11" calcext:value-type="float">
            <text:p>61.11</text:p>
          </table:table-cell>
          <table:table-cell office:value-type="float" office:value="63.64" calcext:value-type="float">
            <text:p>63.64</text:p>
          </table:table-cell>
          <table:table-cell office:value-type="float" office:value="37" calcext:value-type="float">
            <text:p>37</text:p>
          </table:table-cell>
          <table:table-cell office:value-type="float" office:value="7.434" calcext:value-type="float">
            <text:p>7.434</text:p>
          </table:table-cell>
          <table:table-cell office:value-type="string" calcext:value-type="string">
            <text:p>68bec416bb7d1ec8490fcf4cff980c078ac75ab5d28bf57b45ef9653a70d892d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3" calcext:value-type="float">
            <text:p>13</text:p>
          </table:table-cell>
          <table:table-cell office:value-type="float" office:value="6.277" calcext:value-type="float">
            <text:p>6.277</text:p>
          </table:table-cell>
          <table:table-cell office:value-type="string" calcext:value-type="string">
            <text:p>76a632d60d305cfaa25810aa6fc07e5729ae865115d9b0d0745838ad4a604426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.427" calcext:value-type="float">
            <text:p>7.427</text:p>
          </table:table-cell>
          <table:table-cell office:value-type="string" calcext:value-type="string">
            <text:p>1f442b7262d3b183d705959df561c5eff085aa0743a8ccf28a27c55d47c74344</text:p>
          </table:table-cell>
          <table:table-cell office:value-type="float" office:value="92.48" calcext:value-type="float">
            <text:p>92.4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7.375" calcext:value-type="float">
            <text:p>7.375</text:p>
          </table:table-cell>
          <table:table-cell office:value-type="string" calcext:value-type="string">
            <text:p>589ecc7cdaaa79b9c65496b6b0932cb091307aad62f38534453fb566b92dcaea</text:p>
          </table:table-cell>
          <table:table-cell office:value-type="float" office:value="79.2" calcext:value-type="float">
            <text:p>79.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3" calcext:value-type="float">
            <text:p>13</text:p>
          </table:table-cell>
          <table:table-cell office:value-type="float" office:value="5.923" calcext:value-type="float">
            <text:p>5.923</text:p>
          </table:table-cell>
          <table:table-cell office:value-type="string" calcext:value-type="string">
            <text:p>76a632d60d305cfaa25810aa6fc07e5729ae865115d9b0d0745838ad4a604426</text:p>
          </table:table-cell>
          <table:table-cell office:value-type="float" office:value="100" calcext:value-type="float">
            <text:p>100</text:p>
          </table:table-cell>
          <table:table-cell office:value-type="float" office:value="22.86" calcext:value-type="float">
            <text:p>22.86</text:p>
          </table:table-cell>
          <table:table-cell table:style-name="ce6" office:value-type="float" office:value="61.43" calcext:value-type="float">
            <text:p>61.43</text:p>
          </table:table-cell>
          <table:table-cell office:value-type="float" office:value="61.43" calcext:value-type="float">
            <text:p>6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4.29" calcext:value-type="float">
            <text:p>54.29</text:p>
          </table:table-cell>
          <table:table-cell office:value-type="float" office:value="59.83" calcext:value-type="float">
            <text:p>59.83</text:p>
          </table:table-cell>
          <table:table-cell office:value-type="float" office:value="63.82" calcext:value-type="float">
            <text:p>63.82</text:p>
          </table:table-cell>
          <table:table-cell office:value-type="float" office:value="63.81" calcext:value-type="float">
            <text:p>63.81</text:p>
          </table:table-cell>
          <table:table-cell office:value-type="float" office:value="33.57" calcext:value-type="float">
            <text:p>33.57</text:p>
          </table:table-cell>
          <table:table-cell office:value-type="float" office:value="165520" calcext:value-type="float">
            <text:p>1655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79" calcext:value-type="float">
            <text:p>0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76120" calcext:value-type="float">
            <text:p>76120</text:p>
          </table:table-cell>
          <table:table-cell office:value-type="float" office:value="353.522" calcext:value-type="float">
            <text:p>353.522</text:p>
          </table:table-cell>
          <table:table-cell office:value-type="string" calcext:value-type="string">
            <text:p>("adcbc904f81c90e2ac5d81856481fb9b3dd260668d13f800aebf92eb6827cf3e", "d2a24a168d8f6b8a64af2b33779cb1a0116ec0ea677eee734565d90085ab8dcd", "1bd69b32e6bc3411894c1f51edb24d1c13f0ea1d77498fc2c39d67cd4588868e", "fa17b3283a9c32aab5385eae4312ac98cc23180b48a4732a68d922020e6488bb", "65ab5eb784138059cc1e7b5dbc3c8470165f09b6ea2a7020490f0057bf2c4b75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37" calcext:value-type="float">
            <text:p>37</text:p>
          </table:table-cell>
          <table:table-cell office:value-type="float" office:value="12.684" calcext:value-type="float">
            <text:p>12.684</text:p>
          </table:table-cell>
          <table:table-cell office:value-type="string" calcext:value-type="string">
            <text:p>4327cc756e714d5df7c8d44ce3e34bb1171a77a2b9c69355e709a2a6b406a5a2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1" calcext:value-type="float">
            <text:p>21</text:p>
          </table:table-cell>
          <table:table-cell office:value-type="float" office:value="5.872" calcext:value-type="float">
            <text:p>5.872</text:p>
          </table:table-cell>
          <table:table-cell office:value-type="string" calcext:value-type="string">
            <text:p>b11246c298411d3d135e2845841feea41eaba613a8ab2330204bd594fbc10651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3.945" calcext:value-type="float">
            <text:p>3.945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4.69" calcext:value-type="float">
            <text:p>94.6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33" calcext:value-type="float">
            <text:p>33</text:p>
          </table:table-cell>
          <table:table-cell office:value-type="float" office:value="5.899" calcext:value-type="float">
            <text:p>5.899</text:p>
          </table:table-cell>
          <table:table-cell office:value-type="string" calcext:value-type="string">
            <text:p>a64dda493760eef265b4acb01f326797f6481fdb0cd73ceb53a8f501eae0a6f2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1" calcext:value-type="float">
            <text:p>21</text:p>
          </table:table-cell>
          <table:table-cell office:value-type="float" office:value="5.246" calcext:value-type="float">
            <text:p>5.246</text:p>
          </table:table-cell>
          <table:table-cell office:value-type="string" calcext:value-type="string">
            <text:p>b11246c298411d3d135e2845841feea41eaba613a8ab2330204bd594fbc10651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4.492" calcext:value-type="float">
            <text:p>4.492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9.38" calcext:value-type="float">
            <text:p>99.38</text:p>
          </table:table-cell>
          <table:table-cell office:value-type="float" office:value="32.86" calcext:value-type="float">
            <text:p>32.86</text:p>
          </table:table-cell>
          <table:table-cell table:style-name="ce6" office:value-type="float" office:value="66.43" calcext:value-type="float">
            <text:p>66.43</text:p>
          </table:table-cell>
          <table:table-cell office:value-type="float" office:value="66.43" calcext:value-type="float">
            <text:p>66.43</text:p>
          </table:table-cell>
          <table:table-cell office:value-type="float" office:value="57.86" calcext:value-type="float">
            <text:p>57.86</text:p>
          </table:table-cell>
          <table:table-cell office:value-type="float" office:value="75" calcext:value-type="float">
            <text:p>75</text:p>
          </table:table-cell>
          <table:table-cell office:value-type="float" office:value="69.53" calcext:value-type="float">
            <text:p>69.53</text:p>
          </table:table-cell>
          <table:table-cell office:value-type="float" office:value="64.31" calcext:value-type="float">
            <text:p>64.31</text:p>
          </table:table-cell>
          <table:table-cell office:value-type="float" office:value="63.04" calcext:value-type="float">
            <text:p>63.04</text:p>
          </table:table-cell>
          <table:table-cell office:value-type="float" office:value="29.96" calcext:value-type="float">
            <text:p>29.96</text:p>
          </table:table-cell>
          <table:table-cell office:value-type="float" office:value="161680" calcext:value-type="float">
            <text:p>161680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92" calcext:value-type="float">
            <text:p>0.92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office:value-type="float" office:value="41120" calcext:value-type="float">
            <text:p>41120</text:p>
          </table:table-cell>
          <table:table-cell office:value-type="float" office:value="287.109" calcext:value-type="float">
            <text:p>287.109</text:p>
          </table:table-cell>
          <table:table-cell office:value-type="string" calcext:value-type="string">
            <text:p>("e90c27430ad77a737945ecdab6a440f328d0f546f96e208887d78b69bafea316", "083116484c789084c13e29acb029360437421364655d5032ca5259db2c7e7c24", "5ad0630f7497eb6a6841e22f6e3c3f70c02c64151020166785645d0499c2ec0c", "1454f06d587405ab342548ca0033656914721c913acce1aab9d0320e3dd50c4b", "b1964478222a76d2c048bd2e949cdea01beb3156b2554d4a345346d3d87fa1d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36" calcext:value-type="float">
            <text:p>93.36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46.43" calcext:value-type="float">
            <text:p>46.43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office:value-type="float" office:value="59.02" calcext:value-type="float">
            <text:p>59.02</text:p>
          </table:table-cell>
          <table:table-cell office:value-type="float" office:value="33" calcext:value-type="float">
            <text:p>33</text:p>
          </table:table-cell>
          <table:table-cell office:value-type="float" office:value="10.228" calcext:value-type="float">
            <text:p>10.228</text:p>
          </table:table-cell>
          <table:table-cell office:value-type="string" calcext:value-type="string">
            <text:p>df83998005da46f909c02b117ca1ad41e2add9ae5eb2e6504f80bbf83fba1a48</text:p>
          </table:table-cell>
          <table:table-cell office:value-type="float" office:value="93.36" calcext:value-type="float">
            <text:p>93.36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1" calcext:value-type="float">
            <text:p>31</text:p>
          </table:table-cell>
          <table:table-cell office:value-type="float" office:value="5.921" calcext:value-type="float">
            <text:p>5.921</text:p>
          </table:table-cell>
          <table:table-cell office:value-type="string" calcext:value-type="string">
            <text:p>6d36b47d80cbc7806c9a81ba543551ca802c0983778f34402cb5e20933e4afac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5" calcext:value-type="float">
            <text:p>75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63.16" calcext:value-type="float">
            <text:p>63.16</text:p>
          </table:table-cell>
          <table:table-cell office:value-type="float" office:value="64.62" calcext:value-type="float">
            <text:p>64.62</text:p>
          </table:table-cell>
          <table:table-cell office:value-type="float" office:value="13" calcext:value-type="float">
            <text:p>13</text:p>
          </table:table-cell>
          <table:table-cell office:value-type="float" office:value="4.183" calcext:value-type="float">
            <text:p>4.183</text:p>
          </table:table-cell>
          <table:table-cell office:value-type="string" calcext:value-type="string">
            <text:p>8a9a5ee0d1d221865480d1d136db60e79e6064b30f6d2ac731ef76e908c8e07a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.524" calcext:value-type="float">
            <text:p>5.524</text:p>
          </table:table-cell>
          <table:table-cell office:value-type="string" calcext:value-type="string">
            <text:p>af8f9b02a41446b84aac1d82c9fb8ec3ebdb82bfb19dc0e8a07ac2c532def496</text:p>
          </table:table-cell>
          <table:table-cell office:value-type="float" office:value="93.81" calcext:value-type="float">
            <text:p>93.81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.527" calcext:value-type="float">
            <text:p>5.527</text:p>
          </table:table-cell>
          <table:table-cell office:value-type="string" calcext:value-type="string">
            <text:p>af8f9b02a41446b84aac1d82c9fb8ec3ebdb82bfb19dc0e8a07ac2c532def496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5" calcext:value-type="float">
            <text:p>75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63.16" calcext:value-type="float">
            <text:p>63.16</text:p>
          </table:table-cell>
          <table:table-cell office:value-type="float" office:value="64.62" calcext:value-type="float">
            <text:p>64.62</text:p>
          </table:table-cell>
          <table:table-cell office:value-type="float" office:value="13" calcext:value-type="float">
            <text:p>13</text:p>
          </table:table-cell>
          <table:table-cell office:value-type="float" office:value="4.167" calcext:value-type="float">
            <text:p>4.167</text:p>
          </table:table-cell>
          <table:table-cell office:value-type="string" calcext:value-type="string">
            <text:p>8a9a5ee0d1d221865480d1d136db60e79e6064b30f6d2ac731ef76e908c8e07a</text:p>
          </table:table-cell>
          <table:table-cell office:value-type="float" office:value="99.73" calcext:value-type="float">
            <text:p>99.73</text:p>
          </table:table-cell>
          <table:table-cell office:value-type="float" office:value="48.57" calcext:value-type="float">
            <text:p>48.57</text:p>
          </table:table-cell>
          <table:table-cell table:style-name="ce6" office:value-type="float" office:value="74.29" calcext:value-type="float">
            <text:p>74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5" calcext:value-type="float">
            <text:p>75</text:p>
          </table:table-cell>
          <table:table-cell office:value-type="float" office:value="73.57" calcext:value-type="float">
            <text:p>73.57</text:p>
          </table:table-cell>
          <table:table-cell office:value-type="float" office:value="74.03" calcext:value-type="float">
            <text:p>74.03</text:p>
          </table:table-cell>
          <table:table-cell office:value-type="float" office:value="74.64" calcext:value-type="float">
            <text:p>74.64</text:p>
          </table:table-cell>
          <table:table-cell office:value-type="float" office:value="74.48" calcext:value-type="float">
            <text:p>74.48</text:p>
          </table:table-cell>
          <table:table-cell office:value-type="float" office:value="33.1" calcext:value-type="float">
            <text:p>33.1</text:p>
          </table:table-cell>
          <table:table-cell office:value-type="float" office:value="161840" calcext:value-type="float">
            <text:p>1618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9080" calcext:value-type="float">
            <text:p>9080</text:p>
          </table:table-cell>
          <table:table-cell office:value-type="float" office:value="295.707" calcext:value-type="float">
            <text:p>295.707</text:p>
          </table:table-cell>
          <table:table-cell office:value-type="string" calcext:value-type="string">
            <text:p>("3c6b8c1b6a137cd0bb2b1a38fe04e910f633706849996f65e1f8f3dec1c0e704", "7f0d0706e6f896a861c39f129597ee5e56a354a7b8d1b4ed48ba7c54df77069d", "fb4d9980fdfa248bf0fd65c600a6db1d8718be2285b8705ff4afc3c1d5815bdb", "6eeeb50d8a24b0bb06fdeaeb0eb8d39fdc3c032bd10e6fe598d21da9925578dd", "41bf0e760fb593708c6a90cbf9d1b966a69c3d4201eea9c652867be23d336dcd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36" calcext:value-type="float">
            <text:p>93.36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43" calcext:value-type="float">
            <text:p>43</text:p>
          </table:table-cell>
          <table:table-cell office:value-type="float" office:value="8.045" calcext:value-type="float">
            <text:p>8.045</text:p>
          </table:table-cell>
          <table:table-cell office:value-type="string" calcext:value-type="string">
            <text:p>1615418e379bcb91b4d9d4b04210393c92057af8b15313e5595338ec749dd47b</text:p>
          </table:table-cell>
          <table:table-cell office:value-type="float" office:value="88.05" calcext:value-type="float">
            <text:p>88.05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60.87" calcext:value-type="float">
            <text:p>60.87</text:p>
          </table:table-cell>
          <table:table-cell office:value-type="float" office:value="62.3" calcext:value-type="float">
            <text:p>62.3</text:p>
          </table:table-cell>
          <table:table-cell office:value-type="float" office:value="29" calcext:value-type="float">
            <text:p>29</text:p>
          </table:table-cell>
          <table:table-cell office:value-type="float" office:value="5.521" calcext:value-type="float">
            <text:p>5.521</text:p>
          </table:table-cell>
          <table:table-cell office:value-type="string" calcext:value-type="string">
            <text:p>52bfd70506c091d90477788de3596aecaf3e87fc08ec24596af1dbfaf5d63922</text:p>
          </table:table-cell>
          <table:table-cell office:value-type="float" office:value="76.99" calcext:value-type="float">
            <text:p>76.9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9" calcext:value-type="float">
            <text:p>9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1bfad4587170f56c320db2189aee37e15875bbd717db1fe0cfa7ad9d92c2f26e</text:p>
          </table:table-cell>
          <table:table-cell office:value-type="float" office:value="93.36" calcext:value-type="float">
            <text:p>93.36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39" calcext:value-type="float">
            <text:p>39</text:p>
          </table:table-cell>
          <table:table-cell office:value-type="float" office:value="5.598" calcext:value-type="float">
            <text:p>5.598</text:p>
          </table:table-cell>
          <table:table-cell office:value-type="string" calcext:value-type="string">
            <text:p>fa38c9e1632989811d81e576303c53160a439541e95582c0cbae742ddacfc641</text:p>
          </table:table-cell>
          <table:table-cell office:value-type="float" office:value="89.38" calcext:value-type="float">
            <text:p>89.38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5.805" calcext:value-type="float">
            <text:p>5.805</text:p>
          </table:table-cell>
          <table:table-cell office:value-type="string" calcext:value-type="string">
            <text:p>f472ec6b2558d4da9ebef95389ade283a5737ca5b7b66e3aca503d343cda3e26</text:p>
          </table:table-cell>
          <table:table-cell office:value-type="float" office:value="76.99" calcext:value-type="float">
            <text:p>76.9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9" calcext:value-type="float">
            <text:p>9</text:p>
          </table:table-cell>
          <table:table-cell office:value-type="float" office:value="4.835" calcext:value-type="float">
            <text:p>4.835</text:p>
          </table:table-cell>
          <table:table-cell office:value-type="string" calcext:value-type="string">
            <text:p>1bfad4587170f56c320db2189aee37e15875bbd717db1fe0cfa7ad9d92c2f26e</text:p>
          </table:table-cell>
          <table:table-cell office:value-type="float" office:value="99.73" calcext:value-type="float">
            <text:p>99.7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0.71" calcext:value-type="float">
            <text:p>70.71</text:p>
          </table:table-cell>
          <table:table-cell office:value-type="float" office:value="79.29" calcext:value-type="float">
            <text:p>79.29</text:p>
          </table:table-cell>
          <table:table-cell office:value-type="float" office:value="77.4" calcext:value-type="float">
            <text:p>77.4</text:p>
          </table:table-cell>
          <table:table-cell office:value-type="float" office:value="73.29" calcext:value-type="float">
            <text:p>73.29</text:p>
          </table:table-cell>
          <table:table-cell office:value-type="float" office:value="73.77" calcext:value-type="float">
            <text:p>73.77</text:p>
          </table:table-cell>
          <table:table-cell office:value-type="float" office:value="32.77" calcext:value-type="float">
            <text:p>32.77</text:p>
          </table:table-cell>
          <table:table-cell office:value-type="float" office:value="164560" calcext:value-type="float">
            <text:p>16456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94280" calcext:value-type="float">
            <text:p>94280</text:p>
          </table:table-cell>
          <table:table-cell office:value-type="float" office:value="360.99" calcext:value-type="float">
            <text:p>360.99</text:p>
          </table:table-cell>
          <table:table-cell office:value-type="string" calcext:value-type="string">
            <text:p>("858eb89a92d1fcf660918302f682e948ec4665438d5090883a98ef642ee283ae", "26091961a7af82b51219ae3d74c6b91fba73f0e1096ddaafcdafb1a122fa52bb", "2702fb21c4633c2662d23285ef9a92b8bf90da950ee4be3873828eb6f5b58a51", "a2896c0a5e62a7264d6ac8c78765ea60e9301da1695594a1f64b5a1c28c41b95", "6ea23b83ebedf0b36c28c2f32ec919a695ab18c5bb94112aa548539b1a9aa1f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33" calcext:value-type="float">
            <text:p>33</text:p>
          </table:table-cell>
          <table:table-cell office:value-type="float" office:value="6.878" calcext:value-type="float">
            <text:p>6.878</text:p>
          </table:table-cell>
          <table:table-cell office:value-type="string" calcext:value-type="string">
            <text:p>c3f961cb24c11df7bf7189904f08824cdb57e48f4ecd96a63af1cc3ce34a9f0c</text:p>
          </table:table-cell>
          <table:table-cell office:value-type="float" office:value="91.15" calcext:value-type="float">
            <text:p>91.1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25" calcext:value-type="float">
            <text:p>25</text:p>
          </table:table-cell>
          <table:table-cell office:value-type="float" office:value="6.157" calcext:value-type="float">
            <text:p>6.157</text:p>
          </table:table-cell>
          <table:table-cell office:value-type="string" calcext:value-type="string">
            <text:p>80f8cf206c3e3795ebe39c997607be62d9b6679e8f3431c49df182587255700b</text:p>
          </table:table-cell>
          <table:table-cell office:value-type="float" office:value="82.3" calcext:value-type="float">
            <text:p>82.3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d1b6c2dd17a3eb021eb8a69dd5a92a5511f8343e6ac83cbf3981e523480aecc</text:p>
          </table:table-cell>
          <table:table-cell office:value-type="float" office:value="94.69" calcext:value-type="float">
            <text:p>94.6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33" calcext:value-type="float">
            <text:p>33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e9038869c23e1f691879cc1ed306207cbfc81563746ac21acc07c7a5639e7176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25" calcext:value-type="float">
            <text:p>25</text:p>
          </table:table-cell>
          <table:table-cell office:value-type="float" office:value="6.142" calcext:value-type="float">
            <text:p>6.142</text:p>
          </table:table-cell>
          <table:table-cell office:value-type="string" calcext:value-type="string">
            <text:p>91e63eb5d91f2f4644769622cae266e0ae7991f0e287a2441fb8efb168bea9ab</text:p>
          </table:table-cell>
          <table:table-cell office:value-type="float" office:value="81.86" calcext:value-type="float">
            <text:p>81.86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13" calcext:value-type="float">
            <text:p>13</text:p>
          </table:table-cell>
          <table:table-cell office:value-type="float" office:value="4.878" calcext:value-type="float">
            <text:p>4.878</text:p>
          </table:table-cell>
          <table:table-cell office:value-type="string" calcext:value-type="string">
            <text:p>28dc32ba519f6e0da9e69f0cbf893c71913b8154ef1e7872e4877ae19e9a8e9a</text:p>
          </table:table-cell>
          <table:table-cell office:value-type="float" office:value="99.65" calcext:value-type="float">
            <text:p>99.65</text:p>
          </table:table-cell>
          <table:table-cell office:value-type="float" office:value="31.43" calcext:value-type="float">
            <text:p>31.43</text:p>
          </table:table-cell>
          <table:table-cell table:style-name="ce6" office:value-type="float" office:value="65.71" calcext:value-type="float">
            <text:p>65.71</text:p>
          </table:table-cell>
          <table:table-cell office:value-type="float" office:value="65.71" calcext:value-type="float">
            <text:p>65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5" calcext:value-type="float">
            <text:p>65</text:p>
          </table:table-cell>
          <table:table-cell office:value-type="float" office:value="65.56" calcext:value-type="float">
            <text:p>65.56</text:p>
          </table:table-cell>
          <table:table-cell office:value-type="float" office:value="66.26" calcext:value-type="float">
            <text:p>66.26</text:p>
          </table:table-cell>
          <table:table-cell office:value-type="float" office:value="65.82" calcext:value-type="float">
            <text:p>65.82</text:p>
          </table:table-cell>
          <table:table-cell office:value-type="float" office:value="32.12" calcext:value-type="float">
            <text:p>32.12</text:p>
          </table:table-cell>
          <table:table-cell office:value-type="float" office:value="158560" calcext:value-type="float">
            <text:p>15856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  <table:table-cell office:value-type="float" office:value="114680" calcext:value-type="float">
            <text:p>114680</text:p>
          </table:table-cell>
          <table:table-cell office:value-type="float" office:value="350.665" calcext:value-type="float">
            <text:p>350.665</text:p>
          </table:table-cell>
          <table:table-cell office:value-type="string" calcext:value-type="string">
            <text:p>("88dcfdfe0dc5f3aee292bf32b92a0774ba8814692edde9a710bec9cf88eb52de", "7b85a439f400582c20760eaf252b0879bed98f486fd440714d578716a90ac2f9", "d39b7b771cfeaf1b5b1871a6c5eceb77b724bba06cca43a8532cfbf5111ad8b8", "d87362a92edd7e93c51b29172269bbdda410ce7c743994bfdf37262c33be0df5", "614e4e438a1a07508ff21b46c34b81403216d803aab604aacddba30bd0a237b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263e9293b7d4585056b671ac359cc8f7e7b3e583250588d01da921f4363796</text:p>
          </table:table-cell>
          <table:table-cell office:value-type="float" office:value="92.04" calcext:value-type="float">
            <text:p>92.04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7" calcext:value-type="float">
            <text:p>27</text:p>
          </table:table-cell>
          <table:table-cell office:value-type="float" office:value="8.452" calcext:value-type="float">
            <text:p>8.452</text:p>
          </table:table-cell>
          <table:table-cell office:value-type="string" calcext:value-type="string">
            <text:p>3720d1e1d01c3c962266d89dbd44367544ec3d10bfa3d401e3be4ec7d12f1305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e0505f5ff813990594d43b7ef2fa9d409181c0792e4ff845e872f9a86ac75b73</text:p>
          </table:table-cell>
          <table:table-cell office:value-type="float" office:value="95.58" calcext:value-type="float">
            <text:p>95.58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33" calcext:value-type="float">
            <text:p>33</text:p>
          </table:table-cell>
          <table:table-cell office:value-type="float" office:value="8.441" calcext:value-type="float">
            <text:p>8.441</text:p>
          </table:table-cell>
          <table:table-cell office:value-type="string" calcext:value-type="string">
            <text:p>020c99a881ef03b40bc91575cd3d0d676c66a319297f5fed07d5d8a01cd8f877</text:p>
          </table:table-cell>
          <table:table-cell office:value-type="float" office:value="92.04" calcext:value-type="float">
            <text:p>92.04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25" calcext:value-type="float">
            <text:p>25</text:p>
          </table:table-cell>
          <table:table-cell office:value-type="float" office:value="8.446" calcext:value-type="float">
            <text:p>8.446</text:p>
          </table:table-cell>
          <table:table-cell office:value-type="string" calcext:value-type="string">
            <text:p>6fa598dba1da8e887d3a9f99980058eee4b42df6c586b5a6f39a713967599e04</text:p>
          </table:table-cell>
          <table:table-cell office:value-type="float" office:value="76.99" calcext:value-type="float">
            <text:p>76.99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5.71" calcext:value-type="float">
            <text:p>8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59" calcext:value-type="float">
            <text:p>70.59</text:p>
          </table:table-cell>
          <table:table-cell office:value-type="float" office:value="9" calcext:value-type="float">
            <text:p>9</text:p>
          </table:table-cell>
          <table:table-cell office:value-type="float" office:value="6.323" calcext:value-type="float">
            <text:p>6.323</text:p>
          </table:table-cell>
          <table:table-cell office:value-type="string" calcext:value-type="string">
            <text:p>e0505f5ff813990594d43b7ef2fa9d409181c0792e4ff845e872f9a86ac75b73</text:p>
          </table:table-cell>
          <table:table-cell office:value-type="float" office:value="99.91" calcext:value-type="float">
            <text:p>99.91</text:p>
          </table:table-cell>
          <table:table-cell office:value-type="float" office:value="42.86" calcext:value-type="float">
            <text:p>42.86</text:p>
          </table:table-cell>
          <table:table-cell table:style-name="ce6" office:value-type="float" office:value="71.43" calcext:value-type="float">
            <text:p>7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81.43" calcext:value-type="float">
            <text:p>81.43</text:p>
          </table:table-cell>
          <table:table-cell office:value-type="float" office:value="61.43" calcext:value-type="float">
            <text:p>61.43</text:p>
          </table:table-cell>
          <table:table-cell office:value-type="float" office:value="67.88" calcext:value-type="float">
            <text:p>67.88</text:p>
          </table:table-cell>
          <table:table-cell office:value-type="float" office:value="76.87" calcext:value-type="float">
            <text:p>76.87</text:p>
          </table:table-cell>
          <table:table-cell office:value-type="float" office:value="74.02" calcext:value-type="float">
            <text:p>74.02</text:p>
          </table:table-cell>
          <table:table-cell office:value-type="float" office:value="33.27" calcext:value-type="float">
            <text:p>33.27</text:p>
          </table:table-cell>
          <table:table-cell office:value-type="float" office:value="161600" calcext:value-type="float">
            <text:p>1616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52400" calcext:value-type="float">
            <text:p>52400</text:p>
          </table:table-cell>
          <table:table-cell office:value-type="float" office:value="338.524" calcext:value-type="float">
            <text:p>338.524</text:p>
          </table:table-cell>
          <table:table-cell office:value-type="string" calcext:value-type="string">
            <text:p>("e485be7904d870b0de0f5393743d306eb198dcab62e2b02b5f6748d8b6bc7585", "fcd2a95205fa72f9b7fc417aa12de5713781cd9930f727a70211e8ab26dc7b55", "9fb1ae34dc23d84a747fe0d3368a84b3852015bb90c367b236d32d630657722a", "1e28c2eeb51618913444b4bf08e81b0ff5d9765aaf8c30ca058d516b118bc9e8", "d17bb8f56897657b0f519ca569c7dd79a5e8d54c22c90b0769dd469eaf7facfa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81" calcext:value-type="float">
            <text:p>93.81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5" calcext:value-type="float">
            <text:p>35</text:p>
          </table:table-cell>
          <table:table-cell office:value-type="float" office:value="6.853" calcext:value-type="float">
            <text:p>6.853</text:p>
          </table:table-cell>
          <table:table-cell office:value-type="string" calcext:value-type="string">
            <text:p>920c0f25bff2baaec1d1c20064b2852ead262e81268a2ee5fef378f6e7f1b05c</text:p>
          </table:table-cell>
          <table:table-cell office:value-type="float" office:value="92.04" calcext:value-type="float">
            <text:p>92.0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6.409" calcext:value-type="float">
            <text:p>6.409</text:p>
          </table:table-cell>
          <table:table-cell office:value-type="string" calcext:value-type="string">
            <text:p>6ea88e2b28a869f49fc2732b05774aa018d36bfbcf2f3c0e006de648ae5f48fa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.576" calcext:value-type="float">
            <text:p>5.576</text:p>
          </table:table-cell>
          <table:table-cell office:value-type="string" calcext:value-type="string">
            <text:p>5bb38408572c86ae02a02322ed9b821fb4200f29ca435b619b7d27456d8daf66</text:p>
          </table:table-cell>
          <table:table-cell office:value-type="float" office:value="91.59" calcext:value-type="float">
            <text:p>91.5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27" calcext:value-type="float">
            <text:p>27</text:p>
          </table:table-cell>
          <table:table-cell office:value-type="float" office:value="5.545" calcext:value-type="float">
            <text:p>5.545</text:p>
          </table:table-cell>
          <table:table-cell office:value-type="string" calcext:value-type="string">
            <text:p>3ba3bf2f5c76ae16951328b193cc7d1de21d66003f1cff9cd1f225f89f8d2874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3.828" calcext:value-type="float">
            <text:p>3.828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47" calcext:value-type="float">
            <text:p>99.47</text:p>
          </table:table-cell>
          <table:table-cell office:value-type="float" office:value="22.14" calcext:value-type="float">
            <text:p>22.14</text:p>
          </table:table-cell>
          <table:table-cell table:style-name="ce6" office:value-type="float" office:value="61.07" calcext:value-type="float">
            <text:p>61.07</text:p>
          </table:table-cell>
          <table:table-cell office:value-type="float" office:value="61.07" calcext:value-type="float">
            <text:p>61.07</text:p>
          </table:table-cell>
          <table:table-cell office:value-type="float" office:value="51.43" calcext:value-type="float">
            <text:p>5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4.08" calcext:value-type="float">
            <text:p>64.08</text:p>
          </table:table-cell>
          <table:table-cell office:value-type="float" office:value="59.25" calcext:value-type="float">
            <text:p>59.25</text:p>
          </table:table-cell>
          <table:table-cell office:value-type="float" office:value="56.85" calcext:value-type="float">
            <text:p>56.85</text:p>
          </table:table-cell>
          <table:table-cell office:value-type="float" office:value="32.12" calcext:value-type="float">
            <text:p>32.12</text:p>
          </table:table-cell>
          <table:table-cell office:value-type="float" office:value="161280" calcext:value-type="float">
            <text:p>1612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6120" calcext:value-type="float">
            <text:p>6120</text:p>
          </table:table-cell>
          <table:table-cell office:value-type="float" office:value="324.743" calcext:value-type="float">
            <text:p>324.743</text:p>
          </table:table-cell>
          <table:table-cell office:value-type="string" calcext:value-type="string">
            <text:p>("da538a0d54d17b8084eea727ba6abab0f58c312dd48eefc9da9f2a2729d49139", "8f13261d9afa406a15058ccdf8210bf6de47d18aadbbc486d070a4500e9f7067", "058b95d39a961edc5066fd4dc80a70d93488628240ad56d1c479e644852c41af", "9ea0e368e07b59397cfadbb5e4f48b9656596f5c05efac1404aa3845efaaa291", "3a54f6f1012bf5b835cf1b3b020fc901e996b965eb2708aca44fb7d52b2297a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27" calcext:value-type="float">
            <text:p>27</text:p>
          </table:table-cell>
          <table:table-cell office:value-type="float" office:value="11.096" calcext:value-type="float">
            <text:p>11.096</text:p>
          </table:table-cell>
          <table:table-cell office:value-type="string" calcext:value-type="string">
            <text:p>7386e6830f3a13da8680302984592b726b8ea27c32b62d28c2779725941bcef0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1.081" calcext:value-type="float">
            <text:p>11.081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92.04" calcext:value-type="float">
            <text:p>92.0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25" calcext:value-type="float">
            <text:p>2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da706448a0c41b15b01ab2648adbceda9754b7dbaf2394babbdf794e523ba5c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88.94" calcext:value-type="float">
            <text:p>88.9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19" calcext:value-type="float">
            <text:p>19</text:p>
          </table:table-cell>
          <table:table-cell office:value-type="float" office:value="10.674" calcext:value-type="float">
            <text:p>10.674</text:p>
          </table:table-cell>
          <table:table-cell office:value-type="string" calcext:value-type="string">
            <text:p>8f55bdf9d01123b09e56f12ad2fdde29797714e6fc96c3a185b8eec10f0e165a</text:p>
          </table:table-cell>
          <table:table-cell office:value-type="float" office:value="99.91" calcext:value-type="float">
            <text:p>99.91</text:p>
          </table:table-cell>
          <table:table-cell office:value-type="float" office:value="20.71" calcext:value-type="float">
            <text:p>20.71</text:p>
          </table:table-cell>
          <table:table-cell table:style-name="ce6" office:value-type="float" office:value="60.36" calcext:value-type="float">
            <text:p>60.36</text:p>
          </table:table-cell>
          <table:table-cell office:value-type="float" office:value="60.36" calcext:value-type="float">
            <text:p>60.36</text:p>
          </table:table-cell>
          <table:table-cell office:value-type="float" office:value="64.29" calcext:value-type="float">
            <text:p>64.29</text:p>
          </table:table-cell>
          <table:table-cell office:value-type="float" office:value="56.43" calcext:value-type="float">
            <text:p>56.43</text:p>
          </table:table-cell>
          <table:table-cell office:value-type="float" office:value="59.78" calcext:value-type="float">
            <text:p>59.78</text:p>
          </table:table-cell>
          <table:table-cell office:value-type="float" office:value="61.11" calcext:value-type="float">
            <text:p>61.11</text:p>
          </table:table-cell>
          <table:table-cell office:value-type="float" office:value="61.89" calcext:value-type="float">
            <text:p>61.89</text:p>
          </table:table-cell>
          <table:table-cell office:value-type="float" office:value="31.77" calcext:value-type="float">
            <text:p>31.77</text:p>
          </table:table-cell>
          <table:table-cell office:value-type="float" office:value="157640" calcext:value-type="float">
            <text:p>15764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45080" calcext:value-type="float">
            <text:p>45080</text:p>
          </table:table-cell>
          <table:table-cell office:value-type="float" office:value="271.353" calcext:value-type="float">
            <text:p>271.353</text:p>
          </table:table-cell>
          <table:table-cell office:value-type="string" calcext:value-type="string">
            <text:p>("52bc1b0f8371709d9bbf3d681f41d9c2639317f10e2256563caa9e14a4af4679", "782005671a94f35e7dfe89df2406befc7678ee9edc33489a90347660e5b92eb6", "374246fa852df88db3cece467c1eae52f62ebf5eb2eb624c20adc4fdca19fb9e", "84127185b6fb5ada7454dd08832d43865f8e2c643189671e749d1727947d07c0", "be9d9198cf8e1bb7829283fccaad5b337a17abdb649aa75de7313749d4cc2137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7" calcext:value-type="float">
            <text:p>37</text:p>
          </table:table-cell>
          <table:table-cell office:value-type="float" office:value="7.121" calcext:value-type="float">
            <text:p>7.121</text:p>
          </table:table-cell>
          <table:table-cell office:value-type="string" calcext:value-type="string">
            <text:p>251404781d0a84ddadf93d4cc6d4e2174a9b22ae416558d4002edb52f0199bcd</text:p>
          </table:table-cell>
          <table:table-cell office:value-type="float" office:value="92.48" calcext:value-type="float">
            <text:p>92.48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06" calcext:value-type="float">
            <text:p>53.06</text:p>
          </table:table-cell>
          <table:table-cell office:value-type="float" office:value="33" calcext:value-type="float">
            <text:p>33</text:p>
          </table:table-cell>
          <table:table-cell office:value-type="float" office:value="7.638" calcext:value-type="float">
            <text:p>7.638</text:p>
          </table:table-cell>
          <table:table-cell office:value-type="string" calcext:value-type="string">
            <text:p>910b2d57df6db738733ad035c97f49aff5ac52960c435c4d8369ed956ff64697</text:p>
          </table:table-cell>
          <table:table-cell office:value-type="float" office:value="81.42" calcext:value-type="float">
            <text:p>81.4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15" calcext:value-type="float">
            <text:p>15</text:p>
          </table:table-cell>
          <table:table-cell office:value-type="float" office:value="6.389" calcext:value-type="float">
            <text:p>6.389</text:p>
          </table:table-cell>
          <table:table-cell office:value-type="string" calcext:value-type="string">
            <text:p>a7838947d07d38f0c5ac3d3741686cd11241778f277f1a469932a2d63140e375</text:p>
          </table:table-cell>
          <table:table-cell office:value-type="float" office:value="93.36" calcext:value-type="float">
            <text:p>93.36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46.43" calcext:value-type="float">
            <text:p>46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8" calcext:value-type="float">
            <text:p>50.98</text:p>
          </table:table-cell>
          <table:table-cell office:value-type="float" office:value="33" calcext:value-type="float">
            <text:p>33</text:p>
          </table:table-cell>
          <table:table-cell office:value-type="float" office:value="7.166" calcext:value-type="float">
            <text:p>7.166</text:p>
          </table:table-cell>
          <table:table-cell office:value-type="string" calcext:value-type="string">
            <text:p>3af186ed7c61d5b3a03e6b86ea31d2db6bee91faed9e4f9ffb99e8705c9db471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06" calcext:value-type="float">
            <text:p>53.06</text:p>
          </table:table-cell>
          <table:table-cell office:value-type="float" office:value="29" calcext:value-type="float">
            <text:p>29</text:p>
          </table:table-cell>
          <table:table-cell office:value-type="float" office:value="7.029" calcext:value-type="float">
            <text:p>7.029</text:p>
          </table:table-cell>
          <table:table-cell office:value-type="string" calcext:value-type="string">
            <text:p>f7758ed34f7d84c6f0fc9fe498d8e474bb7d25ea646dec1a623fb01b87deca28</text:p>
          </table:table-cell>
          <table:table-cell office:value-type="float" office:value="81.42" calcext:value-type="float">
            <text:p>81.4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15" calcext:value-type="float">
            <text:p>15</text:p>
          </table:table-cell>
          <table:table-cell office:value-type="float" office:value="6.556" calcext:value-type="float">
            <text:p>6.556</text:p>
          </table:table-cell>
          <table:table-cell office:value-type="string" calcext:value-type="string">
            <text:p>a7838947d07d38f0c5ac3d3741686cd11241778f277f1a469932a2d63140e375</text:p>
          </table:table-cell>
          <table:table-cell office:value-type="float" office:value="99.65" calcext:value-type="float">
            <text:p>99.6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6.43" calcext:value-type="float">
            <text:p>66.43</text:p>
          </table:table-cell>
          <table:table-cell office:value-type="float" office:value="83.57" calcext:value-type="float">
            <text:p>83.57</text:p>
          </table:table-cell>
          <table:table-cell office:value-type="float" office:value="80.49" calcext:value-type="float">
            <text:p>80.49</text:p>
          </table:table-cell>
          <table:table-cell office:value-type="float" office:value="71.42" calcext:value-type="float">
            <text:p>71.42</text:p>
          </table:table-cell>
          <table:table-cell office:value-type="float" office:value="72.63" calcext:value-type="float">
            <text:p>72.63</text:p>
          </table:table-cell>
          <table:table-cell office:value-type="float" office:value="33.81" calcext:value-type="float">
            <text:p>33.81</text:p>
          </table:table-cell>
          <table:table-cell office:value-type="float" office:value="164360" calcext:value-type="float">
            <text:p>16436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4280" calcext:value-type="float">
            <text:p>24280</text:p>
          </table:table-cell>
          <table:table-cell office:value-type="float" office:value="311.186" calcext:value-type="float">
            <text:p>311.186</text:p>
          </table:table-cell>
          <table:table-cell office:value-type="string" calcext:value-type="string">
            <text:p>("88deffbde523b6eafa17a6fb6ee39ffa87dc81ae5eac7278050e010bd48198b6", "e565721f600195750bf959793f0e7fa1dbf40d23417cc90957a67228ad614c4b", "cf893ecc3a87961eeaf464626338983ab289d38ec8a14bafa4564557727afe12", "7e9ac0268cd335f3614287acfae18e946b04f4b0732187083515875588e1f050", "6604c1a01abb402d624d209963426e45549221da471ffa1f05be5bdb9357bd2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7.322" calcext:value-type="float">
            <text:p>77.322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69" calcext:value-type="float">
            <text:p>3.069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356" calcext:value-type="float">
            <text:p>3.356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059" calcext:value-type="float">
            <text:p>3.059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324" calcext:value-type="float">
            <text:p>3.32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84" calcext:value-type="float">
            <text:p>98.84</text:p>
          </table:table-cell>
          <table:table-cell office:value-type="float" office:value="54.55" calcext:value-type="float">
            <text:p>54.55</text:p>
          </table:table-cell>
          <table:table-cell table:style-name="ce6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22" calcext:value-type="float">
            <text:p>87.22</text:p>
          </table:table-cell>
          <table:table-cell office:value-type="float" office:value="71.84" calcext:value-type="float">
            <text:p>71.84</text:p>
          </table:table-cell>
          <table:table-cell office:value-type="float" office:value="73.24" calcext:value-type="float">
            <text:p>73.24</text:p>
          </table:table-cell>
          <table:table-cell office:value-type="float" office:value="16.74" calcext:value-type="float">
            <text:p>16.74</text:p>
          </table:table-cell>
          <table:table-cell office:value-type="float" office:value="56120" calcext:value-type="float">
            <text:p>56120</text:p>
          </table:table-cell>
          <table:table-cell office:value-type="float" office:value="0.01" calcext:value-type="float">
            <text:p>0.01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04" calcext:value-type="float">
            <text:p>0.04</text:p>
          </table:table-cell>
          <table:table-cell office:value-type="float" office:value="65120" calcext:value-type="float">
            <text:p>65120</text:p>
          </table:table-cell>
          <table:table-cell office:value-type="float" office:value="280.195" calcext:value-type="float">
            <text:p>280.195</text:p>
          </table:table-cell>
          <table:table-cell office:value-type="string" calcext:value-type="string">
            <text:p>("bf2608ee329e5cbaee8a6b082f1a42a0cb3c974985f55d5120229bd15f645121", "eda027ce761c8287977542786b0e9f7a7e0cf59258f7795f1d577c537b9fd1ee", "7223eedde6f181577b312a478e33a9132af18f082c17e32dc223e4c317edfa3f", "4f7ddd8ce19e7b039ed7ed89a40ed644b98aa2049c1c7c2225e20c2e47402be7", "21268e3035d17f59d3e208d47b65eb3fd2b20cb2e79f665fc80d436a03c5be0c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9.234" calcext:value-type="float">
            <text:p>59.234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166" calcext:value-type="float">
            <text:p>2.166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781" calcext:value-type="float">
            <text:p>3.78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3.641" calcext:value-type="float">
            <text:p>3.64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168" calcext:value-type="float">
            <text:p>2.168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8.84" calcext:value-type="float">
            <text:p>98.8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25" calcext:value-type="float">
            <text:p>88.25</text:p>
          </table:table-cell>
          <table:table-cell office:value-type="float" office:value="74.87" calcext:value-type="float">
            <text:p>74.87</text:p>
          </table:table-cell>
          <table:table-cell office:value-type="float" office:value="77.33" calcext:value-type="float">
            <text:p>77.33</text:p>
          </table:table-cell>
          <table:table-cell office:value-type="float" office:value="15.81" calcext:value-type="float">
            <text:p>15.81</text:p>
          </table:table-cell>
          <table:table-cell office:value-type="float" office:value="60320" calcext:value-type="float">
            <text:p>603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9320" calcext:value-type="float">
            <text:p>9320</text:p>
          </table:table-cell>
          <table:table-cell office:value-type="float" office:value="220.454" calcext:value-type="float">
            <text:p>220.454</text:p>
          </table:table-cell>
          <table:table-cell office:value-type="string" calcext:value-type="string">
            <text:p>("228162d729e1cf4bf87306586e5c934cb9b4923329b1fefe257030725d5371ca", "9dc937ca33b402300ea3212cad6d7541239399efb0130bfe7f3f881483213f6c", "ba3afdaeba25617006cd2e592287c5220cf1bc23bd6736e9d3e39ce5e0a0ac1e", "f8c1ddd24cbbdcc0cada22b71d8edeb117bfd1e5f20c8e643a0b166aaf88242c", "39546318302bece5b58a4769f775bacca6738f5e2d659fe2e996889ca218ea9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15.467" calcext:value-type="float">
            <text:p>15.467</text:p>
          </table:table-cell>
          <table:table-cell office:value-type="string" calcext:value-type="string">
            <text:p>205a1de422d9c929619d27cbef726fd3aa29320e27729ad6dc66ea1f096f3d12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2.194" calcext:value-type="float">
            <text:p>2.194</text:p>
          </table:table-cell>
          <table:table-cell office:value-type="string" calcext:value-type="string">
            <text:p>522998e4313c72b0b267fb3228943c8e30766d8fa382d7083a4c40852c8983ed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2.937" calcext:value-type="float">
            <text:p>2.937</text:p>
          </table:table-cell>
          <table:table-cell office:value-type="string" calcext:value-type="string">
            <text:p>dfb4f447203c122726b4e24d4194a361dc50dfd3faf459e1f1880a691ff06d75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5b287a1c1c175baf8ddb5387a1a2e50777476bcf8ab62998cc791a298fa86b73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8.84" calcext:value-type="float">
            <text:p>98.8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8.18" calcext:value-type="float">
            <text:p>58.18</text:p>
          </table:table-cell>
          <table:table-cell office:value-type="float" office:value="81.82" calcext:value-type="float">
            <text:p>81.82</text:p>
          </table:table-cell>
          <table:table-cell office:value-type="float" office:value="76.11" calcext:value-type="float">
            <text:p>76.11</text:p>
          </table:table-cell>
          <table:table-cell office:value-type="float" office:value="66.26" calcext:value-type="float">
            <text:p>66.26</text:p>
          </table:table-cell>
          <table:table-cell office:value-type="float" office:value="65.89" calcext:value-type="float">
            <text:p>65.89</text:p>
          </table:table-cell>
          <table:table-cell office:value-type="float" office:value="22.61" calcext:value-type="float">
            <text:p>22.61</text:p>
          </table:table-cell>
          <table:table-cell office:value-type="float" office:value="57360" calcext:value-type="float">
            <text:p>5736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17080" calcext:value-type="float">
            <text:p>17080</text:p>
          </table:table-cell>
          <table:table-cell office:value-type="float" office:value="124.267" calcext:value-type="float">
            <text:p>124.267</text:p>
          </table:table-cell>
          <table:table-cell office:value-type="string" calcext:value-type="string">
            <text:p>("2690f70eeab44620455a0882653a1b41080c2ae476f5825279751b1c7271b866", "4c5fdf0fc0da8364754752584a3bbf23698c6706fa75f5064efa7b1decfcb522", "f1071a138e7f852da42f03d4e8d575ec7d7478a3637f2a8fe65130e0c21dba8d", "3fdedb239c9081128717bcf4e83edd5c3ef52631a4e3230b51e64c89bc885680", "5cc69bf3f26236bf719bb7f46d215affec8a9af8cb15fda6a57a80e573986339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.815" calcext:value-type="float">
            <text:p>9.815</text:p>
          </table:table-cell>
          <table:table-cell office:value-type="string" calcext:value-type="string">
            <text:p>b90a3a22d1217ee29c5508d3bf54b191c47d1e2233c9410ca04f93506145a3ba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2.651" calcext:value-type="float">
            <text:p>2.651</text:p>
          </table:table-cell>
          <table:table-cell office:value-type="string" calcext:value-type="string">
            <text:p>35077583bc8eabddad5f73de680b5c56d0cf690b86cfb0959dc7b1d691182ac8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.494" calcext:value-type="float">
            <text:p>2.494</text:p>
          </table:table-cell>
          <table:table-cell office:value-type="string" calcext:value-type="string">
            <text:p>677ca03359f83dea7fb490ae87a3af8638ea7222429501a2f8b4402f8f1dc803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3.706" calcext:value-type="float">
            <text:p>3.706</text:p>
          </table:table-cell>
          <table:table-cell office:value-type="string" calcext:value-type="string">
            <text:p>911fdd8cc0bd89a68a39b9ccfae397759d6bdd4501da432f60b1e0e9ba47cdaa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9" calcext:value-type="float">
            <text:p>9</text:p>
          </table:table-cell>
          <table:table-cell office:value-type="float" office:value="2.611" calcext:value-type="float">
            <text:p>2.611</text:p>
          </table:table-cell>
          <table:table-cell office:value-type="string" calcext:value-type="string">
            <text:p>35077583bc8eabddad5f73de680b5c56d0cf690b86cfb0959dc7b1d691182ac8</text:p>
          </table:table-cell>
          <table:table-cell office:value-type="float" office:value="83.72" calcext:value-type="float">
            <text:p>83.7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677ca03359f83dea7fb490ae87a3af8638ea7222429501a2f8b4402f8f1dc803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22.79" calcext:value-type="float">
            <text:p>22.79</text:p>
          </table:table-cell>
          <table:table-cell office:value-type="float" office:value="62800" calcext:value-type="float">
            <text:p>62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600" calcext:value-type="float">
            <text:p>17600</text:p>
          </table:table-cell>
          <table:table-cell office:value-type="float" office:value="268.952" calcext:value-type="float">
            <text:p>268.952</text:p>
          </table:table-cell>
          <table:table-cell office:value-type="string" calcext:value-type="string">
            <text:p>("99615cbdb06f7992ca56875942df94c53e0920bdf3bade8378f26f76b5fcf40b", "5c5832a17f06bc43443206cd42bf5237e5e850adf6235d54ba921a9fa65d593b", "91427938b601904691e38f65e7d8ae7f2bfe899af77ed5d0b9232725fd02971a", "fc9b221d6e39d52d99b5e1e1320ce160bd5b27297ac3ad559b9716c6d2bb098e", "d13d9854ddb3bf7124f58d8e4ab9fc4e587e174db80fd8bb6a18c154a06634e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6.588" calcext:value-type="float">
            <text:p>16.588</text:p>
          </table:table-cell>
          <table:table-cell office:value-type="string" calcext:value-type="string">
            <text:p>4b5dd12234ea860256c4234a54cbd4232eabd1456e825a4fd6fbc59fddde806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2.092" calcext:value-type="float">
            <text:p>2.092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9e8012032c4a6718ee4340df53e573114664a4d5d95b5be5fe37c3def2a20491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2.301" calcext:value-type="float">
            <text:p>2.301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2.386" calcext:value-type="float">
            <text:p>2.386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9.53" calcext:value-type="float">
            <text:p>99.53</text:p>
          </table:table-cell>
          <table:table-cell office:value-type="float" office:value="76.36" calcext:value-type="float">
            <text:p>76.36</text:p>
          </table:table-cell>
          <table:table-cell table:style-name="ce6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7.7" calcext:value-type="float">
            <text:p>87.7</text:p>
          </table:table-cell>
          <table:table-cell office:value-type="float" office:value="89.03" calcext:value-type="float">
            <text:p>89.03</text:p>
          </table:table-cell>
          <table:table-cell office:value-type="float" office:value="88.29" calcext:value-type="float">
            <text:p>88.29</text:p>
          </table:table-cell>
          <table:table-cell office:value-type="float" office:value="24.65" calcext:value-type="float">
            <text:p>24.65</text:p>
          </table:table-cell>
          <table:table-cell office:value-type="float" office:value="62080" calcext:value-type="float">
            <text:p>620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38520" calcext:value-type="float">
            <text:p>38520</text:p>
          </table:table-cell>
          <table:table-cell office:value-type="float" office:value="232.108" calcext:value-type="float">
            <text:p>232.108</text:p>
          </table:table-cell>
          <table:table-cell office:value-type="string" calcext:value-type="string">
            <text:p>("b0bfa8a7b90446d8d48654d3602960dc72b450bd384f850e2d7846ec2b7606f7", "60c647e055a9c963ca172c94954784dba38eb3270fdc30e0b1409961447bc7cc", "f1fe48e780e6058e889ebe4759ec9f5819024f7020c7d89daf3923298871b804", "8a3f7d261a629a05d396fa4edf4e2ce4bee31d24abaa382eb38e1aa22b095471", "67bbbde0c0ae6f1b6612df70c422922633c3d4f4cc08929a94c81b76a0e50379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9.419" calcext:value-type="float">
            <text:p>9.419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57" calcext:value-type="float">
            <text:p>2.857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595" calcext:value-type="float">
            <text:p>2.595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901" calcext:value-type="float">
            <text:p>2.901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846" calcext:value-type="float">
            <text:p>2.846</text:p>
          </table:table-cell>
          <table:table-cell office:value-type="string" calcext:value-type="string">
            <text:p>33090508cbace58ee4b022c045a06e095772d0928a003b91374f5b577ee0dff4</text:p>
          </table:table-cell>
          <table:table-cell office:value-type="float" office:value="99.07" calcext:value-type="float">
            <text:p>99.0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1" calcext:value-type="float">
            <text:p>83.61</text:p>
          </table:table-cell>
          <table:table-cell office:value-type="float" office:value="88.73" calcext:value-type="float">
            <text:p>88.73</text:p>
          </table:table-cell>
          <table:table-cell office:value-type="float" office:value="22.79" calcext:value-type="float">
            <text:p>22.79</text:p>
          </table:table-cell>
          <table:table-cell office:value-type="float" office:value="61600" calcext:value-type="float">
            <text:p>6160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3400" calcext:value-type="float">
            <text:p>3400</text:p>
          </table:table-cell>
          <table:table-cell office:value-type="float" office:value="210.964" calcext:value-type="float">
            <text:p>210.964</text:p>
          </table:table-cell>
          <table:table-cell office:value-type="string" calcext:value-type="string">
            <text:p>("ec14c0f8477ebf5e699957776677748e80c9202942a236a1d54a4689024d58c5", "903309739849d26cdf188d2f277c77669e4bfc6e4ae276938f92c7938ba7a03e", "c7c4f072e225f6f8f19a5e7e099af3bd8986a075f484d6d4f8ecb3bac3c46ca4", "634f8e46c04dfd13afc3f5e813eabf8f51415d47d9632c33741d6623017823d7", "a2fb70d91970e72ca9aad2b1156ca776b55250031c61f203abeacc2ee83b913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5.912" calcext:value-type="float">
            <text:p>5.912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832" calcext:value-type="float">
            <text:p>3.832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5.35" calcext:value-type="float">
            <text:p>95.35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3.853" calcext:value-type="float">
            <text:p>3.853</text:p>
          </table:table-cell>
          <table:table-cell office:value-type="string" calcext:value-type="string">
            <text:p>cbf3bb99dd4d722d60a2ee10aaaa09f430da4a5f91f4a7768ba483bed7aaa001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7" calcext:value-type="float">
            <text:p>4.097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3" calcext:value-type="float">
            <text:p>4.093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33637b4442b43fd82778a36b03bc05897b294c674532b9ed70b6e502bcc1cad2</text:p>
          </table:table-cell>
          <table:table-cell office:value-type="float" office:value="99.77" calcext:value-type="float">
            <text:p>99.77</text:p>
          </table:table-cell>
          <table:table-cell office:value-type="float" office:value="70.91" calcext:value-type="float">
            <text:p>70.91</text:p>
          </table:table-cell>
          <table:table-cell table:style-name="ce6" office:value-type="float" office:value="85.45" calcext:value-type="float">
            <text:p>85.45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9.09" calcext:value-type="float">
            <text:p>89.09</text:p>
          </table:table-cell>
          <table:table-cell office:value-type="float" office:value="88.32" calcext:value-type="float">
            <text:p>88.32</text:p>
          </table:table-cell>
          <table:table-cell office:value-type="float" office:value="83.26" calcext:value-type="float">
            <text:p>83.26</text:p>
          </table:table-cell>
          <table:table-cell office:value-type="float" office:value="84.83" calcext:value-type="float">
            <text:p>84.83</text:p>
          </table:table-cell>
          <table:table-cell office:value-type="float" office:value="24.65" calcext:value-type="float">
            <text:p>24.65</text:p>
          </table:table-cell>
          <table:table-cell office:value-type="float" office:value="62360" calcext:value-type="float">
            <text:p>6236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12680" calcext:value-type="float">
            <text:p>12680</text:p>
          </table:table-cell>
          <table:table-cell office:value-type="float" office:value="166.205" calcext:value-type="float">
            <text:p>166.205</text:p>
          </table:table-cell>
          <table:table-cell office:value-type="string" calcext:value-type="string">
            <text:p>("5f652f13b9ba0f85ee712ab3c692e1eeef0026f7816bf455654ccb39238ebe2a", "8472c3174a4baacde5d051d0965608001f7d00708a4b8475f024f55528de5606", "7408b6947e9ac34d367530b6654aa1570ae69904f073d2b736d65356dbd3d243", "0c8a2f9a1518fe4f9283324888d80f2df1cf0990db8217d0e28f766ec8a69aee", "57b14c86ff966a9a85ca34e285848e5f221410cdabf88203efff6cc63073efd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9.657" calcext:value-type="float">
            <text:p>9.657</text:p>
          </table:table-cell>
          <table:table-cell office:value-type="string" calcext:value-type="string">
            <text:p>ffb166820ffbd16dbf1bf4d9a41c46505ed1c937cebb15e8196757e26787f854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871" calcext:value-type="float">
            <text:p>2.871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723" calcext:value-type="float">
            <text:p>1.723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654" calcext:value-type="float">
            <text:p>2.654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2.606" calcext:value-type="float">
            <text:p>2.606</text:p>
          </table:table-cell>
          <table:table-cell office:value-type="string" calcext:value-type="string">
            <text:p>195724eca5c2d095241e86fe5aa4afffd00846954b57e7bb0880576f794ded6b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9.53" calcext:value-type="float">
            <text:p>99.53</text:p>
          </table:table-cell>
          <table:table-cell office:value-type="float" office:value="85.45" calcext:value-type="float">
            <text:p>85.45</text:p>
          </table:table-cell>
          <table:table-cell table:style-name="ce6" office:value-type="float" office:value="92.73" calcext:value-type="float">
            <text:p>9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89.09" calcext:value-type="float">
            <text:p>89.09</text:p>
          </table:table-cell>
          <table:table-cell office:value-type="float" office:value="96.36" calcext:value-type="float">
            <text:p>96.36</text:p>
          </table:table-cell>
          <table:table-cell office:value-type="float" office:value="96.18" calcext:value-type="float">
            <text:p>96.18</text:p>
          </table:table-cell>
          <table:table-cell office:value-type="float" office:value="90.1" calcext:value-type="float">
            <text:p>90.1</text:p>
          </table:table-cell>
          <table:table-cell office:value-type="float" office:value="92.37" calcext:value-type="float">
            <text:p>92.37</text:p>
          </table:table-cell>
          <table:table-cell office:value-type="float" office:value="18.14" calcext:value-type="float">
            <text:p>18.14</text:p>
          </table:table-cell>
          <table:table-cell office:value-type="float" office:value="61520" calcext:value-type="float">
            <text:p>61520</text:p>
          </table:table-cell>
          <table:table-cell office:value-type="float" office:value="0.01" calcext:value-type="float">
            <text:p>0.01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10120" calcext:value-type="float">
            <text:p>10120</text:p>
          </table:table-cell>
          <table:table-cell office:value-type="float" office:value="144.799" calcext:value-type="float">
            <text:p>144.799</text:p>
          </table:table-cell>
          <table:table-cell office:value-type="string" calcext:value-type="string">
            <text:p>("52259413d45687f0867c853ff20be940aaea76a37604b1ad760ae4ab5f6453e4", "a22fd2a2d31b2916c45889f8e53f53896c7fd8daa152bc71d4a9cbf36404685a", "b384e935811fddb21aeb8856db1d38db4c918d878719a202ff36d47e4232d308", "1d8b5934cb8e44a3893cce166d5b9a2c0bd0d0db3671f315f5114e5461c81526", "5e241befef802a88f9ef7e810298617855f645f7d427408a03cdf9aca8b4976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.029" calcext:value-type="float">
            <text:p>6.029</text:p>
          </table:table-cell>
          <table:table-cell office:value-type="string" calcext:value-type="string">
            <text:p>a9d3ca40c7e96804bd18e0bfabf8bbcadb7acc8cf10e0dcbe4702e267d6aad73</text:p>
          </table:table-cell>
          <table:table-cell office:value-type="float" office:value="95.35" calcext:value-type="float">
            <text:p>95.3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72" calcext:value-type="float">
            <text:p>3.772</text:p>
          </table:table-cell>
          <table:table-cell office:value-type="string" calcext:value-type="string">
            <text:p>a9d3ca40c7e96804bd18e0bfabf8bbcadb7acc8cf10e0dcbe4702e267d6aad73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2.298" calcext:value-type="float">
            <text:p>2.29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96" calcext:value-type="float">
            <text:p>3.796</text:p>
          </table:table-cell>
          <table:table-cell office:value-type="string" calcext:value-type="string">
            <text:p>ebbee13024ab7dcb404f3fbf2c856edf8e841f03bfdc80bf6fc88f185370dcb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.764" calcext:value-type="float">
            <text:p>3.764</text:p>
          </table:table-cell>
          <table:table-cell office:value-type="string" calcext:value-type="string">
            <text:p>ebbee13024ab7dcb404f3fbf2c856edf8e841f03bfdc80bf6fc88f185370dcbd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9.53" calcext:value-type="float">
            <text:p>99.53</text:p>
          </table:table-cell>
          <table:table-cell office:value-type="float" office:value="49.09" calcext:value-type="float">
            <text:p>49.09</text:p>
          </table:table-cell>
          <table:table-cell table:style-name="ce6" office:value-type="float" office:value="74.55" calcext:value-type="float">
            <text:p>74.55</text:p>
          </table:table-cell>
          <table:table-cell office:value-type="float" office:value="74.55" calcext:value-type="float">
            <text:p>74.55</text:p>
          </table:table-cell>
          <table:table-cell office:value-type="float" office:value="67.27" calcext:value-type="float">
            <text:p>6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9.06" calcext:value-type="float">
            <text:p>79.06</text:p>
          </table:table-cell>
          <table:table-cell office:value-type="float" office:value="71.47" calcext:value-type="float">
            <text:p>71.47</text:p>
          </table:table-cell>
          <table:table-cell office:value-type="float" office:value="72.55" calcext:value-type="float">
            <text:p>72.55</text:p>
          </table:table-cell>
          <table:table-cell office:value-type="float" office:value="25.35" calcext:value-type="float">
            <text:p>25.35</text:p>
          </table:table-cell>
          <table:table-cell office:value-type="float" office:value="63720" calcext:value-type="float">
            <text:p>637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9520" calcext:value-type="float">
            <text:p>9520</text:p>
          </table:table-cell>
          <table:table-cell office:value-type="float" office:value="120.423" calcext:value-type="float">
            <text:p>120.423</text:p>
          </table:table-cell>
          <table:table-cell office:value-type="string" calcext:value-type="string">
            <text:p>("0583e1a42afa5fc58dd1fcb58e2e967d07cf814dfa71ca7d25fdd8b2880f9a01", "7c110e114b7e625c730f7981d22ca483cc3f4a01b6ccf909de1933364153a17a", "6001f7e2b00af0f29ff3d398e9f371601820f43b5d2cd53fc1330641506779bd", "fbfcd1f5cad0b2edcb4ff6b121ff99540ecfd0eba450510af45bcd5d2c7dcd5a", "dd69ffc925148f764744c9af9c4d7c63232d0799399644dacb8ca7d95a4fd8c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7.088" calcext:value-type="float">
            <text:p>7.088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854" calcext:value-type="float">
            <text:p>3.854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939" calcext:value-type="float">
            <text:p>3.939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3.817" calcext:value-type="float">
            <text:p>3.817</text:p>
          </table:table-cell>
          <table:table-cell office:value-type="string" calcext:value-type="string">
            <text:p>d55726c9709831b63d846bd3133e81b47cda523cb70626390e2b67b01d60e764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896" calcext:value-type="float">
            <text:p>1.896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9.07" calcext:value-type="float">
            <text:p>99.07</text:p>
          </table:table-cell>
          <table:table-cell office:value-type="float" office:value="63.64" calcext:value-type="float">
            <text:p>63.64</text:p>
          </table:table-cell>
          <table:table-cell table:style-name="ce6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7" calcext:value-type="float">
            <text:p>77</text:p>
          </table:table-cell>
          <table:table-cell office:value-type="float" office:value="79.98" calcext:value-type="float">
            <text:p>79.98</text:p>
          </table:table-cell>
          <table:table-cell office:value-type="float" office:value="23.02" calcext:value-type="float">
            <text:p>23.02</text:p>
          </table:table-cell>
          <table:table-cell office:value-type="float" office:value="64240" calcext:value-type="float">
            <text:p>64240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1.24" calcext:value-type="float">
            <text:p>1.24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 office:value-type="float" office:value="23480" calcext:value-type="float">
            <text:p>23480</text:p>
          </table:table-cell>
          <table:table-cell office:value-type="float" office:value="108.354" calcext:value-type="float">
            <text:p>108.354</text:p>
          </table:table-cell>
          <table:table-cell office:value-type="string" calcext:value-type="string">
            <text:p>("ce38f6fe182cdcd9f2a3c4c86d60ae5177a1eb0a6fa0587f37a0ac4d0ae6dbd6", "9642b3871020bf7ae91f0e57f49573be2c20d6856e54ba0d352b8c034ce14d6f", "4a73952e90549e0ac4e9316b84489897cfe7193ecd487a84cbf861a118fab43a", "c9d9b9c6f0ba4d01511fd39c3048e385827b13a71d09d7f7b14b721a993b8d83", "a2f00c8ab7b4d4a0a4c851f0729811c7272b5f9327441e7147c35f0a8736f45a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54.054" calcext:value-type="float">
            <text:p>54.054</text:p>
          </table:table-cell>
          <table:table-cell office:value-type="string" calcext:value-type="string">
            <text:p>aee003ca98e1dd52b0a9faeb264e2c0ff9dcc457539b632bfa38138de6554e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641" calcext:value-type="float">
            <text:p>1.641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.697" calcext:value-type="float">
            <text:p>1.697</text:p>
          </table:table-cell>
          <table:table-cell office:value-type="string" calcext:value-type="string">
            <text:p>bdf65cc399b088459d33518207062ef65f317b6115ae6604fb222e2a6e691177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589" calcext:value-type="float">
            <text:p>1.589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9.77" calcext:value-type="float">
            <text:p>99.7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61" calcext:value-type="float">
            <text:p>83.61</text:p>
          </table:table-cell>
          <table:table-cell office:value-type="float" office:value="88.73" calcext:value-type="float">
            <text:p>88.73</text:p>
          </table:table-cell>
          <table:table-cell office:value-type="float" office:value="16.98" calcext:value-type="float">
            <text:p>16.98</text:p>
          </table:table-cell>
          <table:table-cell office:value-type="float" office:value="65680" calcext:value-type="float">
            <text:p>6568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  <table:table-cell office:value-type="float" office:value="34520" calcext:value-type="float">
            <text:p>34520</text:p>
          </table:table-cell>
          <table:table-cell office:value-type="float" office:value="370.198" calcext:value-type="float">
            <text:p>370.198</text:p>
          </table:table-cell>
          <table:table-cell office:value-type="string" calcext:value-type="string">
            <text:p>("1924e6f011579803d224688b28fa9500032d5213f7f72009ebfc690dd7c37505", "2bca3d154ba565d49d550fc8b4b09e2d3569f4419bf71a17b92b9cbd7c8bf089", "dcb65f03eb00b676b23cbd286bcb42516599125475e7584c1b65272e345c35a1", "82d53f27bd5ef7a3136887c93e391a050c21b8f68966a17c5664524b7a61988e", "d97bec5365f96aec4390eeeabd63a55513093bd3783b179b8ea0385348f6e623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6.608" calcext:value-type="float">
            <text:p>36.608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043" calcext:value-type="float">
            <text:p>2.043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926" calcext:value-type="float">
            <text:p>1.926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5c7f29aab375a3af083300699d5c4bf8a890e1fbc4b2d7400be3e875e5e4d501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8.6" calcext:value-type="float">
            <text:p>98.6</text:p>
          </table:table-cell>
          <table:table-cell office:value-type="float" office:value="67.27" calcext:value-type="float">
            <text:p>67.27</text:p>
          </table:table-cell>
          <table:table-cell table:style-name="ce6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85.45" calcext:value-type="float">
            <text:p>8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82.42" calcext:value-type="float">
            <text:p>82.42</text:p>
          </table:table-cell>
          <table:table-cell office:value-type="float" office:value="85.09" calcext:value-type="float">
            <text:p>85.09</text:p>
          </table:table-cell>
          <table:table-cell office:value-type="float" office:value="83.87" calcext:value-type="float">
            <text:p>83.87</text:p>
          </table:table-cell>
          <table:table-cell office:value-type="float" office:value="16.74" calcext:value-type="float">
            <text:p>16.74</text:p>
          </table:table-cell>
          <table:table-cell office:value-type="float" office:value="60600" calcext:value-type="float">
            <text:p>60600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165.533" calcext:value-type="float">
            <text:p>165.533</text:p>
          </table:table-cell>
          <table:table-cell office:value-type="string" calcext:value-type="string">
            <text:p>("00badf4f1eb8e9c38ea599cea634f8fe747e20243c8fb4ecc0d4270d2a75de65", "12b10982fdf90a6bae0cc295fbcac0cbe18ca89954e21996cdc5e3687ebfc21d", "17d2f7a57416cb4f76cb5b716a0ce45fe697b060799194be6d86979d005fa969", "ee67f5ec375adae6cdd6adc5f134945cc0ee7035e31d55f9e2e1f6da5f3ebf6a", "7bdae2ccd757f2c123ae23bfadeea8e3be792594207567c70aa1cc714dff61a6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15.655" calcext:value-type="float">
            <text:p>15.655</text:p>
          </table:table-cell>
          <table:table-cell office:value-type="string" calcext:value-type="string">
            <text:p>4fb384554b80982bf81c49082def9ab17b967056c55ddd7005f0278a83d1b0c2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bc899563e0f752594cbaf8066d8ec76e4583fcf53e900ff1061a0b6af1248204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2.248" calcext:value-type="float">
            <text:p>2.248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3.201" calcext:value-type="float">
            <text:p>3.201</text:p>
          </table:table-cell>
          <table:table-cell office:value-type="string" calcext:value-type="string">
            <text:p>dd227120d54e67d3d3c4cb4455bd281884fb990c14c3711a4b10bd2bf892a734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.571" calcext:value-type="float">
            <text:p>2.571</text:p>
          </table:table-cell>
          <table:table-cell office:value-type="string" calcext:value-type="string">
            <text:p>3e06f16f242a28e80d10d3b9cfcc96141c48818ffde184df0c07c0e1be2efcd0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2.252" calcext:value-type="float">
            <text:p>2.252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100" calcext:value-type="float">
            <text:p>100</text:p>
          </table:table-cell>
          <table:table-cell office:value-type="float" office:value="56.36" calcext:value-type="float">
            <text:p>56.36</text:p>
          </table:table-cell>
          <table:table-cell table:style-name="ce6" office:value-type="float" office:value="78.18" calcext:value-type="float">
            <text:p>78.18</text:p>
          </table:table-cell>
          <table:table-cell office:value-type="float" office:value="78.18" calcext:value-type="float">
            <text:p>78.18</text:p>
          </table:table-cell>
          <table:table-cell office:value-type="float" office:value="65.45" calcext:value-type="float">
            <text:p>6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7.78" calcext:value-type="float">
            <text:p>87.78</text:p>
          </table:table-cell>
          <table:table-cell office:value-type="float" office:value="72.53" calcext:value-type="float">
            <text:p>72.53</text:p>
          </table:table-cell>
          <table:table-cell office:value-type="float" office:value="74.95" calcext:value-type="float">
            <text:p>74.95</text:p>
          </table:table-cell>
          <table:table-cell office:value-type="float" office:value="22.14" calcext:value-type="float">
            <text:p>22.14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15000" calcext:value-type="float">
            <text:p>15000</text:p>
          </table:table-cell>
          <table:table-cell office:value-type="float" office:value="199.483" calcext:value-type="float">
            <text:p>199.483</text:p>
          </table:table-cell>
          <table:table-cell office:value-type="string" calcext:value-type="string">
            <text:p>("bec09acb7e394176d3b720e54d4e081ce52bbcf0a8b8acfe6829d81bc21069c7", "90c3ec096e6e51d1878bd4ab9a655f8f1d3b0cac51af11d22a86d41ccdf4ee53", "3e03b95d96e45f227e7a0d5a9719d8ff8c5f5fd2cf8fd068c8c8bc936834c2f9", "4aa9e15f1b39f088e74264d8a0d9bcbd7494ac0df3bcad16ebf2888b60aaa882", "2619a1a3c5eedcff7f98a7853ee1031589de949a7fe3e57a2382b40144d242c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19dc43e36be87889095c16d72431d90d871fdc70fe4aab5d445a84924bba9b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85472f55131743a291cc1edb60ca01893bc257a80adbcddbc01c1a4fe5bcce9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9.53" calcext:value-type="float">
            <text:p>99.53</text:p>
          </table:table-cell>
          <table:table-cell office:value-type="float" office:value="67.27" calcext:value-type="float">
            <text:p>67.27</text:p>
          </table:table-cell>
          <table:table-cell table:style-name="ce6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94.55" calcext:value-type="float">
            <text:p>94.55</text:p>
          </table:table-cell>
          <table:table-cell office:value-type="float" office:value="93.78" calcext:value-type="float">
            <text:p>93.78</text:p>
          </table:table-cell>
          <table:table-cell office:value-type="float" office:value="77.53" calcext:value-type="float">
            <text:p>77.53</text:p>
          </table:table-cell>
          <table:table-cell office:value-type="float" office:value="81.76" calcext:value-type="float">
            <text:p>81.76</text:p>
          </table:table-cell>
          <table:table-cell office:value-type="float" office:value="18.64" calcext:value-type="float">
            <text:p>18.64</text:p>
          </table:table-cell>
          <table:table-cell office:value-type="float" office:value="64160" calcext:value-type="float">
            <text:p>641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280" calcext:value-type="float">
            <text:p>6280</text:p>
          </table:table-cell>
          <table:table-cell office:value-type="float" office:value="165.977" calcext:value-type="float">
            <text:p>165.977</text:p>
          </table:table-cell>
          <table:table-cell office:value-type="string" calcext:value-type="string">
            <text:p>("342a39959fdab8573ca2c22898ce13c4b853fa57f22834bde31c8d60259c1ab3", "00b5a8bcfa1496677d8dd3d16dc59afea99ae93566d1e0923de72abffd0fdd9a", "cf5d17df9388ccbdf507062c35f683bd2d3a0077bff55accebce9019f3a5a11d", "b079af6b0081ee867c493adc324be24618370811bac95d18bd02a4b5e42b235c", "e099ad4dd065b42a372a859044f660324582e7a39b0a98f01610038a106dd54e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4.759" calcext:value-type="float">
            <text:p>4.759</text:p>
          </table:table-cell>
          <table:table-cell office:value-type="string" calcext:value-type="string">
            <text:p>b8bc1ad738c207438292d1555ab18ba6a2be4e33a93cbb6efe32246fc46320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.376" calcext:value-type="float">
            <text:p>1.376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b19388c34459aa953032497628acab439f2cdf0e95f84a612ecfb9e8711987aa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6" office:value-type="float" office:value="87.27" calcext:value-type="float">
            <text:p>87.27</text:p>
          </table:table-cell>
          <table:table-cell table:number-columns-repeated="3" office:value-type="float" office:value="87.27" calcext:value-type="float">
            <text:p>87.27</text:p>
          </table:table-cell>
          <table:table-cell office:value-type="float" office:value="87.21" calcext:value-type="float">
            <text:p>87.21</text:p>
          </table:table-cell>
          <table:table-cell office:value-type="float" office:value="87.55" calcext:value-type="float">
            <text:p>87.55</text:p>
          </table:table-cell>
          <table:table-cell office:value-type="float" office:value="87.17" calcext:value-type="float">
            <text:p>87.17</text:p>
          </table:table-cell>
          <table:table-cell office:value-type="float" office:value="23.72" calcext:value-type="float">
            <text:p>23.72</text:p>
          </table:table-cell>
          <table:table-cell office:value-type="float" office:value="64480" calcext:value-type="float">
            <text:p>6448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66" calcext:value-type="float">
            <text:p>0.66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13720" calcext:value-type="float">
            <text:p>13720</text:p>
          </table:table-cell>
          <table:table-cell office:value-type="float" office:value="131.577" calcext:value-type="float">
            <text:p>131.577</text:p>
          </table:table-cell>
          <table:table-cell office:value-type="string" calcext:value-type="string">
            <text:p>("2493713eded82a5c2bde6b2dfb98306c87932f039ef441f6d8a626a7df4b295f", "7f3e28c351e0e8e8c0daf76e7a28ef684065d57bfb4b40f2ce0cdf8fc86e4377", "d923b47384ebc15fc421641db980a4f685783ed9f6e849372064843ef235d05f", "2e390ddc04a46663b1ae02c68a2e7c5d6eb9c0df8a2827effd2ca2687bba5047", "367b0bcc52e1fb65230c829d5c5c05a482c0c92b0133c29b20b55364ff5d4b0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a11a4d9036524d90441a41d34ada46508ca076874e01519b209a753a5ae9c5c8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2.468" calcext:value-type="float">
            <text:p>2.468</text:p>
          </table:table-cell>
          <table:table-cell office:value-type="string" calcext:value-type="string">
            <text:p>0fafdc9bc1604a0e8b8f5c06cdfceb15d5c4c3bedba922ae88bc290236c9d86b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.615" calcext:value-type="float">
            <text:p>2.615</text:p>
          </table:table-cell>
          <table:table-cell office:value-type="string" calcext:value-type="string">
            <text:p>c77fef48c694073be72413c86592698356748b87e642f56191ca2b2dd44579c6</text:p>
          </table:table-cell>
          <table:table-cell office:value-type="float" office:value="93.02" calcext:value-type="float">
            <text:p>93.02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11" calcext:value-type="float">
            <text:p>11</text:p>
          </table:table-cell>
          <table:table-cell office:value-type="float" office:value="2.406" calcext:value-type="float">
            <text:p>2.406</text:p>
          </table:table-cell>
          <table:table-cell office:value-type="string" calcext:value-type="string">
            <text:p>9d27699942069a3466df78d5f2592b25c1bef8e98784cdb8f64dac0395f55f9d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9.77" calcext:value-type="float">
            <text:p>99.77</text:p>
          </table:table-cell>
          <table:table-cell office:value-type="float" office:value="90.91" calcext:value-type="float">
            <text:p>90.91</text:p>
          </table:table-cell>
          <table:table-cell table:style-name="ce6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63" calcext:value-type="float">
            <text:p>21.63</text:p>
          </table:table-cell>
          <table:table-cell office:value-type="float" office:value="62680" calcext:value-type="float">
            <text:p>626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920" calcext:value-type="float">
            <text:p>12920</text:p>
          </table:table-cell>
          <table:table-cell office:value-type="float" office:value="143.289" calcext:value-type="float">
            <text:p>143.289</text:p>
          </table:table-cell>
          <table:table-cell office:value-type="string" calcext:value-type="string">
            <text:p>("06b8e68ef36ebe12b4ddaf28cfaa4190cd40ee71fe94eadc3820defa6f203869", "8054f23430799476ce38d23d7bfdbd66ecf18005c2e177222501288b7553de88", "ac1abefb3d0ebee5c363d259c72ad5db2f599093d1dd83a6ffcffb95f7d81e17", "987b910051bab2831be86220ce5cd4d10d141213aa06bb54169de15052bb08c4", "b3cae35d9a2a01f35bd6fbe20787a6a792c3204b4cb36e47e563cfd42b1f3ce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84" calcext:value-type="float">
            <text:p>1.784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25" calcext:value-type="float">
            <text:p>1.725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63" calcext:value-type="float">
            <text:p>1.763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722" calcext:value-type="float">
            <text:p>1.722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9.53" calcext:value-type="float">
            <text:p>99.53</text:p>
          </table:table-cell>
          <table:table-cell office:value-type="float" office:value="74.55" calcext:value-type="float">
            <text:p>74.55</text:p>
          </table:table-cell>
          <table:table-cell table:style-name="ce6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84.85" calcext:value-type="float">
            <text:p>84.85</text:p>
          </table:table-cell>
          <table:table-cell office:value-type="float" office:value="90.18" calcext:value-type="float">
            <text:p>90.18</text:p>
          </table:table-cell>
          <table:table-cell office:value-type="float" office:value="87.75" calcext:value-type="float">
            <text:p>87.75</text:p>
          </table:table-cell>
          <table:table-cell office:value-type="float" office:value="18.14" calcext:value-type="float">
            <text:p>18.14</text:p>
          </table:table-cell>
          <table:table-cell office:value-type="float" office:value="56680" calcext:value-type="float">
            <text:p>566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920" calcext:value-type="float">
            <text:p>21920</text:p>
          </table:table-cell>
          <table:table-cell office:value-type="float" office:value="113.768" calcext:value-type="float">
            <text:p>113.768</text:p>
          </table:table-cell>
          <table:table-cell office:value-type="string" calcext:value-type="string">
            <text:p>("1d842f20390a46686a41677f6bd2cde0b0acbd5b1b9b249dc545f1627a3c8e7e", "8c018d3839dd9e983554df230dc1b1e7897e14ded0d2d96d64c301ff9d9aa401", "345b153528f854b866810fb1076675b0a8e124b6df77bfdfb1f9cb646a212481", "54497916708c794a863781dd3d0765c0870eb0270ee82e21019a296b0db6f38a", "d67a3b99415aad1ef03a0dee7ee7fd2b3254233f72d73d91c41376570dd0b6c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7" calcext:value-type="float">
            <text:p>17</text:p>
          </table:table-cell>
          <table:table-cell office:value-type="float" office:value="3.697" calcext:value-type="float">
            <text:p>3.697</text:p>
          </table:table-cell>
          <table:table-cell office:value-type="string" calcext:value-type="string">
            <text:p>03e8a742287f78489057fa3bc418442b54ea57ff11ee9f3698b8242d254f1dc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2.884" calcext:value-type="float">
            <text:p>2.884</text:p>
          </table:table-cell>
          <table:table-cell office:value-type="string" calcext:value-type="string">
            <text:p>42d677e58d81bdad46f663a11dd5c79baf0dbe5a7a4430728d0de62898ed626d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2.837" calcext:value-type="float">
            <text:p>2.837</text:p>
          </table:table-cell>
          <table:table-cell office:value-type="string" calcext:value-type="string">
            <text:p>65232e6a23e6ef801a24a87c8e3eb4d6d57348286a7736f61606cfde1856644c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" calcext:value-type="float">
            <text:p>15</text:p>
          </table:table-cell>
          <table:table-cell office:value-type="float" office:value="3.575" calcext:value-type="float">
            <text:p>3.575</text:p>
          </table:table-cell>
          <table:table-cell office:value-type="string" calcext:value-type="string">
            <text:p>e57423f22c1e7b3e0e000e40bce9325a899adbf56a8ec7e024a9a9657e18932a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2.602" calcext:value-type="float">
            <text:p>2.602</text:p>
          </table:table-cell>
          <table:table-cell office:value-type="string" calcext:value-type="string">
            <text:p>0f07e23751cd18b01682f800cbced970d0e7aa5e2a0c970b15b22b075983978d</text:p>
          </table:table-cell>
          <table:table-cell office:value-type="float" office:value="90.7" calcext:value-type="float">
            <text:p>90.7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2.876" calcext:value-type="float">
            <text:p>2.876</text:p>
          </table:table-cell>
          <table:table-cell office:value-type="string" calcext:value-type="string">
            <text:p>65232e6a23e6ef801a24a87c8e3eb4d6d57348286a7736f61606cfde1856644c</text:p>
          </table:table-cell>
          <table:table-cell office:value-type="float" office:value="100" calcext:value-type="float">
            <text:p>100</text:p>
          </table:table-cell>
          <table:table-cell office:value-type="float" office:value="92.73" calcext:value-type="float">
            <text:p>92.73</text:p>
          </table:table-cell>
          <table:table-cell table:style-name="ce6" office:value-type="float" office:value="96.36" calcext:value-type="float">
            <text:p>96.36</text:p>
          </table:table-cell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9" calcext:value-type="float">
            <text:p>93.59</text:p>
          </table:table-cell>
          <table:table-cell office:value-type="float" office:value="96.1" calcext:value-type="float">
            <text:p>96.1</text:p>
          </table:table-cell>
          <table:table-cell office:value-type="float" office:value="21.21" calcext:value-type="float">
            <text:p>21.21</text:p>
          </table:table-cell>
          <table:table-cell office:value-type="float" office:value="66520" calcext:value-type="float">
            <text:p>6652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13320" calcext:value-type="float">
            <text:p>13320</text:p>
          </table:table-cell>
          <table:table-cell office:value-type="float" office:value="108.196" calcext:value-type="float">
            <text:p>108.196</text:p>
          </table:table-cell>
          <table:table-cell office:value-type="string" calcext:value-type="string">
            <text:p>("20a6f9c267334b1c17db88a4beca4a4627bfcfc8e5c2e6033a719ac6f9f8588e", "b60edbb612814e950ff3d345770fbfd4b9271cf91f2fc0ea768f37238c75dae6", "015d650061a8b744c152dfe6d3dcb68e9ee6210599296ae676056b8fa0d9fb31", "392cef3b72a1a9ea9344a124a2be7d7d2f396a76772b37a8c980cac0c9057507", "d00722ff7b0b388477a1ffb046c809473b3e899996bb4de50ce4ce7e45a8025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886" calcext:value-type="float">
            <text:p>2.886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.894" calcext:value-type="float">
            <text:p>2.894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91.86" calcext:value-type="float">
            <text:p>91.86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.199" calcext:value-type="float">
            <text:p>3.199</text:p>
          </table:table-cell>
          <table:table-cell office:value-type="string" calcext:value-type="string">
            <text:p>00f21e2ffbd48a0fb8a030a1e1aba058b7ffa1030dd526b891b1186868e93d7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2.883" calcext:value-type="float">
            <text:p>2.883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style-name="ce6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17.91" calcext:value-type="float">
            <text:p>17.91</text:p>
          </table:table-cell>
          <table:table-cell office:value-type="float" office:value="60440" calcext:value-type="float">
            <text:p>604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17480" calcext:value-type="float">
            <text:p>17480</text:p>
          </table:table-cell>
          <table:table-cell office:value-type="float" office:value="95.608" calcext:value-type="float">
            <text:p>95.608</text:p>
          </table:table-cell>
          <table:table-cell office:value-type="string" calcext:value-type="string">
            <text:p>("4c8aeb5490ab51f2097f680946575cbf0d2668bf83f8d59f4ca68a3ef58a0112", "51996ea95170aefab41856d477c7fed3c9d8ff77dacb19bfd6fe990e7d0b18ee", "c9930150b71ddb271f93e60bc892783247aa006c78d3e7dd2fcfc14e4a33a535", "89af8c6e1feaf1a8552ca000c932f521e537a14c5c49ae2f7850d1b4932ec337", "97cd09b8b96ebc0a41592caad6a9553538031a07d2bb9ca47caabffb6f9d5b93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7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3.702" calcext:value-type="float">
            <text:p>3.702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866" calcext:value-type="float">
            <text:p>2.866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506" calcext:value-type="float">
            <text:p>2.506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801" calcext:value-type="float">
            <text:p>2.801</text:p>
          </table:table-cell>
          <table:table-cell office:value-type="string" calcext:value-type="string">
            <text:p>c349ed51c1e3884f4de9dc79b1c8940dfee25706714f5bc4d295061d6033d32e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style-name="ce6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19.3" calcext:value-type="float">
            <text:p>19.3</text:p>
          </table:table-cell>
          <table:table-cell office:value-type="float" office:value="59600" calcext:value-type="float">
            <text:p>596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50600" calcext:value-type="float">
            <text:p>50600</text:p>
          </table:table-cell>
          <table:table-cell office:value-type="float" office:value="95.979" calcext:value-type="float">
            <text:p>95.979</text:p>
          </table:table-cell>
          <table:table-cell office:value-type="string" calcext:value-type="string">
            <text:p>("641788d869e6612eb90bad5cbd0046bfe440d99c5cd808cb8d34ef0a41b1d3cb", "2295e2c8a82495a3e49e275c6a31e63b42beb18a54a53f5a2472d0f6b58d1bf1", "403e0e97d6e2ffde1847b71ad1d6ebbcd027cf909f5b92d0f9b1bb0ba64308e4", "c7bcb642a147dcb5daf7cf3f109a22e54e88d52be793c6ae78d0037d38aa8dfd", "2a152e169478074facca84cef8c453553e8f02a7f60deaa240d9aa821867ab73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1" calcext:value-type="float">
            <text:p>41</text:p>
          </table:table-cell>
          <table:table-cell office:value-type="float" office:value="45.274" calcext:value-type="float">
            <text:p>45.274</text:p>
          </table:table-cell>
          <table:table-cell office:value-type="string" calcext:value-type="string">
            <text:p>a78714aec8df31304a7a85146721a141d37c778dc5d9f56514ed7a9bf35cdd3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5" calcext:value-type="float">
            <text:p>25</text:p>
          </table:table-cell>
          <table:table-cell office:value-type="float" office:value="5.519" calcext:value-type="float">
            <text:p>5.519</text:p>
          </table:table-cell>
          <table:table-cell office:value-type="string" calcext:value-type="string">
            <text:p>9bf906b0cde28c3b44eb031ea01e3da5467557d9976ff773fd37f470ce858b11</text:p>
          </table:table-cell>
          <table:table-cell office:value-type="float" office:value="86.73" calcext:value-type="float">
            <text:p>86.7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2.94" calcext:value-type="float">
            <text:p>52.9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06" calcext:value-type="float">
            <text:p>58.06</text:p>
          </table:table-cell>
          <table:table-cell office:value-type="float" office:value="23" calcext:value-type="float">
            <text:p>23</text:p>
          </table:table-cell>
          <table:table-cell office:value-type="float" office:value="5.691" calcext:value-type="float">
            <text:p>5.691</text:p>
          </table:table-cell>
          <table:table-cell office:value-type="string" calcext:value-type="string">
            <text:p>977b557b6956c2dd6bcd4454b8eee6db2b1e3e0f09fd9a971b94de5f946b12dd</text:p>
          </table:table-cell>
          <table:table-cell office:value-type="float" office:value="96.02" calcext:value-type="float">
            <text:p>96.02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39" calcext:value-type="float">
            <text:p>39</text:p>
          </table:table-cell>
          <table:table-cell office:value-type="float" office:value="5.536" calcext:value-type="float">
            <text:p>5.536</text:p>
          </table:table-cell>
          <table:table-cell office:value-type="string" calcext:value-type="string">
            <text:p>f116f423fba747142de794de8397c6b8ccdc2935c39d47b6b5982da3c88b0d58</text:p>
          </table:table-cell>
          <table:table-cell office:value-type="float" office:value="88.94" calcext:value-type="float">
            <text:p>88.94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60.71" calcext:value-type="float">
            <text:p>60.71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6" calcext:value-type="float">
            <text:p>56</text:p>
          </table:table-cell>
          <table:table-cell office:value-type="float" office:value="57.63" calcext:value-type="float">
            <text:p>57.63</text:p>
          </table:table-cell>
          <table:table-cell office:value-type="float" office:value="25" calcext:value-type="float">
            <text:p>25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9bf906b0cde28c3b44eb031ea01e3da5467557d9976ff773fd37f470ce858b11</text:p>
          </table:table-cell>
          <table:table-cell office:value-type="float" office:value="86.73" calcext:value-type="float">
            <text:p>86.73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2.94" calcext:value-type="float">
            <text:p>52.9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06" calcext:value-type="float">
            <text:p>58.06</text:p>
          </table:table-cell>
          <table:table-cell office:value-type="float" office:value="23" calcext:value-type="float">
            <text:p>23</text:p>
          </table:table-cell>
          <table:table-cell office:value-type="float" office:value="5.378" calcext:value-type="float">
            <text:p>5.378</text:p>
          </table:table-cell>
          <table:table-cell office:value-type="string" calcext:value-type="string">
            <text:p>977b557b6956c2dd6bcd4454b8eee6db2b1e3e0f09fd9a971b94de5f946b12dd</text:p>
          </table:table-cell>
          <table:table-cell office:value-type="float" office:value="99.56" calcext:value-type="float">
            <text:p>99.56</text:p>
          </table:table-cell>
          <table:table-cell office:value-type="float" office:value="55.71" calcext:value-type="float">
            <text:p>55.71</text:p>
          </table:table-cell>
          <table:table-cell table:style-name="ce6" office:value-type="float" office:value="77.86" calcext:value-type="float">
            <text:p>77.86</text:p>
          </table:table-cell>
          <table:table-cell office:value-type="float" office:value="77.86" calcext:value-type="float">
            <text:p>7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7.51" calcext:value-type="float">
            <text:p>77.51</text:p>
          </table:table-cell>
          <table:table-cell office:value-type="float" office:value="78.46" calcext:value-type="float">
            <text:p>78.46</text:p>
          </table:table-cell>
          <table:table-cell office:value-type="float" office:value="77.96" calcext:value-type="float">
            <text:p>77.96</text:p>
          </table:table-cell>
          <table:table-cell office:value-type="float" office:value="36.37" calcext:value-type="float">
            <text:p>36.37</text:p>
          </table:table-cell>
          <table:table-cell office:value-type="float" office:value="168840" calcext:value-type="float">
            <text:p>168840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58280" calcext:value-type="float">
            <text:p>58280</text:p>
          </table:table-cell>
          <table:table-cell office:value-type="float" office:value="332.003" calcext:value-type="float">
            <text:p>332.003</text:p>
          </table:table-cell>
          <table:table-cell office:value-type="string" calcext:value-type="string">
            <text:p>("36288b35104aed3da70b7745c139626e71fb20b49a9d45008103d310ab299de2", "8e60a2cca326d501d1d7dc75757c01e2ccbf22da6a4056e5992f4bb74dfcdb40", "de7de0b875b83389f6a9545ddc9bc92126686ba0f2371d154ee901418e40662c", "83ce2e6c0869b7f51043c130530b829351ef56b93e25df028013a6e4fd1ed398", "5b8ba49529a03c14b2a2d34a1c195829ed2180557e0d925457101855c0d85158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02" calcext:value-type="float">
            <text:p>96.0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office:value-type="float" office:value="17.127" calcext:value-type="float">
            <text:p>17.127</text:p>
          </table:table-cell>
          <table:table-cell office:value-type="string" calcext:value-type="string">
            <text:p>ff72e5243bb6c85635f63d45903661f5a2279ac7bd4e1931bc282ca886416db5</text:p>
          </table:table-cell>
          <table:table-cell office:value-type="float" office:value="94.69" calcext:value-type="float">
            <text:p>94.69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78.57" calcext:value-type="float">
            <text:p>78.57</text:p>
          </table:table-cell>
          <table:table-cell office:value-type="float" office:value="39.29" calcext:value-type="float">
            <text:p>39.29</text:p>
          </table:table-cell>
          <table:table-cell office:value-type="float" office:value="56.41" calcext:value-type="float">
            <text:p>56.41</text:p>
          </table:table-cell>
          <table:table-cell office:value-type="float" office:value="64.71" calcext:value-type="float">
            <text:p>64.71</text:p>
          </table:table-cell>
          <table:table-cell office:value-type="float" office:value="65.67" calcext:value-type="float">
            <text:p>65.67</text:p>
          </table:table-cell>
          <table:table-cell office:value-type="float" office:value="35" calcext:value-type="float">
            <text:p>35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42e7b30939158fb5b919d8321d7dad4fb946092c9f7f48579201bee0c9dfa7ea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972" calcext:value-type="float">
            <text:p>3.972</text:p>
          </table:table-cell>
          <table:table-cell office:value-type="string" calcext:value-type="string">
            <text:p>868d2cb0655243baf6551264a4e102ff125a6aa0795044017820981445aa16b7</text:p>
          </table:table-cell>
          <table:table-cell office:value-type="float" office:value="94.69" calcext:value-type="float">
            <text:p>94.69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75" calcext:value-type="float">
            <text:p>75</text:p>
          </table:table-cell>
          <table:table-cell office:value-type="float" office:value="35.71" calcext:value-type="float">
            <text:p>35.71</text:p>
          </table:table-cell>
          <table:table-cell office:value-type="float" office:value="53.85" calcext:value-type="float">
            <text:p>53.85</text:p>
          </table:table-cell>
          <table:table-cell office:value-type="float" office:value="58.82" calcext:value-type="float">
            <text:p>58.82</text:p>
          </table:table-cell>
          <table:table-cell office:value-type="float" office:value="62.69" calcext:value-type="float">
            <text:p>62.69</text:p>
          </table:table-cell>
          <table:table-cell office:value-type="float" office:value="41" calcext:value-type="float">
            <text:p>41</text:p>
          </table:table-cell>
          <table:table-cell office:value-type="float" office:value="4.557" calcext:value-type="float">
            <text:p>4.557</text:p>
          </table:table-cell>
          <table:table-cell office:value-type="string" calcext:value-type="string">
            <text:p>b697138f4cd1c138abd5009f99312713aca7983fbf5e83006b50f320cfb16a6b</text:p>
          </table:table-cell>
          <table:table-cell office:value-type="float" office:value="94.69" calcext:value-type="float">
            <text:p>94.69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5" calcext:value-type="float">
            <text:p>75</text:p>
          </table:table-cell>
          <table:table-cell office:value-type="float" office:value="28.57" calcext:value-type="float">
            <text:p>28.57</text:p>
          </table:table-cell>
          <table:table-cell office:value-type="float" office:value="51.22" calcext:value-type="float">
            <text:p>51.22</text:p>
          </table:table-cell>
          <table:table-cell office:value-type="float" office:value="53.33" calcext:value-type="float">
            <text:p>53.33</text:p>
          </table:table-cell>
          <table:table-cell office:value-type="float" office:value="60.87" calcext:value-type="float">
            <text:p>60.87</text:p>
          </table:table-cell>
          <table:table-cell office:value-type="float" office:value="37" calcext:value-type="float">
            <text:p>37</text:p>
          </table:table-cell>
          <table:table-cell office:value-type="float" office:value="4.575" calcext:value-type="float">
            <text:p>4.575</text:p>
          </table:table-cell>
          <table:table-cell office:value-type="string" calcext:value-type="string">
            <text:p>a3f65b59602a84b211cbb042e58e896a061faf5cacf2815c86ace95ddcca3b54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887" calcext:value-type="float">
            <text:p>3.887</text:p>
          </table:table-cell>
          <table:table-cell office:value-type="string" calcext:value-type="string">
            <text:p>868d2cb0655243baf6551264a4e102ff125a6aa0795044017820981445aa16b7</text:p>
          </table:table-cell>
          <table:table-cell office:value-type="float" office:value="99.82" calcext:value-type="float">
            <text:p>99.82</text:p>
          </table:table-cell>
          <table:table-cell office:value-type="float" office:value="30.71" calcext:value-type="float">
            <text:p>30.71</text:p>
          </table:table-cell>
          <table:table-cell table:style-name="ce6" office:value-type="float" office:value="65.36" calcext:value-type="float">
            <text:p>65.36</text:p>
          </table:table-cell>
          <table:table-cell office:value-type="float" office:value="65.36" calcext:value-type="float">
            <text:p>65.36</text:p>
          </table:table-cell>
          <table:table-cell office:value-type="float" office:value="70" calcext:value-type="float">
            <text:p>70</text:p>
          </table:table-cell>
          <table:table-cell office:value-type="float" office:value="60.71" calcext:value-type="float">
            <text:p>60.71</text:p>
          </table:table-cell>
          <table:table-cell office:value-type="float" office:value="64.04" calcext:value-type="float">
            <text:p>64.04</text:p>
          </table:table-cell>
          <table:table-cell office:value-type="float" office:value="66.95" calcext:value-type="float">
            <text:p>66.95</text:p>
          </table:table-cell>
          <table:table-cell office:value-type="float" office:value="66.88" calcext:value-type="float">
            <text:p>66.88</text:p>
          </table:table-cell>
          <table:table-cell office:value-type="float" office:value="32.92" calcext:value-type="float">
            <text:p>32.92</text:p>
          </table:table-cell>
          <table:table-cell office:value-type="float" office:value="171800" calcext:value-type="float">
            <text:p>171800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66600" calcext:value-type="float">
            <text:p>66600</text:p>
          </table:table-cell>
          <table:table-cell office:value-type="float" office:value="286.009" calcext:value-type="float">
            <text:p>286.009</text:p>
          </table:table-cell>
          <table:table-cell office:value-type="string" calcext:value-type="string">
            <text:p>("ede129448384f4e4dfc201db7474def2e231ccac21c007f0c204a10a8a608e68", "6e3d958c8d1eb19054dd38d88bd82db05f1964ba7bc9188ab62e404094c22175", "bcdbc81c53d55d042d630457c12b5fcfc20c43a366cb06157f8531f420a2bcd7", "59fb32b9f63e4e314392d8ad4dc8e5241a8404ddf7dd8a50b5ea5b74e8150a67", "dd198cfef43747a91186a7bfda21a8f3c1eb0aab643c23adbcd4a049e03571b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46" calcext:value-type="float">
            <text:p>96.46</text:p>
          </table:table-cell>
          <table:table-cell office:value-type="float" office:value="21.43" calcext:value-type="float">
            <text:p>21.43</text:p>
          </table:table-cell>
          <table:table-cell table:number-columns-repeated="7" office:value-type="float" office:value="60.71" calcext:value-type="float">
            <text:p>60.71</text:p>
          </table:table-cell>
          <table:table-cell office:value-type="float" office:value="43" calcext:value-type="float">
            <text:p>43</text:p>
          </table:table-cell>
          <table:table-cell office:value-type="float" office:value="11.692" calcext:value-type="float">
            <text:p>11.692</text:p>
          </table:table-cell>
          <table:table-cell office:value-type="string" calcext:value-type="string">
            <text:p>722d567361b101d4c457877668d9611a69f8454563b0e16001432f1231b03e5f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3.361" calcext:value-type="float">
            <text:p>3.361</text:p>
          </table:table-cell>
          <table:table-cell office:value-type="string" calcext:value-type="string">
            <text:p>d5fde7a920d2ae3c4ba3da1d835a2a078503047829017da18a3d8dffc85b28da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2.881" calcext:value-type="float">
            <text:p>2.881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7" office:value-type="float" office:value="60.71" calcext:value-type="float">
            <text:p>60.71</text:p>
          </table:table-cell>
          <table:table-cell office:value-type="float" office:value="37" calcext:value-type="float">
            <text:p>37</text:p>
          </table:table-cell>
          <table:table-cell office:value-type="float" office:value="4.092" calcext:value-type="float">
            <text:p>4.092</text:p>
          </table:table-cell>
          <table:table-cell office:value-type="string" calcext:value-type="string">
            <text:p>a975c18fbefe049eef7d9c101835f040637d0d17600a060629a285f286ce35e8</text:p>
          </table:table-cell>
          <table:table-cell office:value-type="float" office:value="90.27" calcext:value-type="float">
            <text:p>90.27</text:p>
          </table:table-cell>
          <table:table-cell office:value-type="float" office:value="17.86" calcext:value-type="float">
            <text:p>17.86</text:p>
          </table:table-cell>
          <table:table-cell table:number-columns-repeated="2"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3.361" calcext:value-type="float">
            <text:p>3.361</text:p>
          </table:table-cell>
          <table:table-cell office:value-type="string" calcext:value-type="string">
            <text:p>d5fde7a920d2ae3c4ba3da1d835a2a078503047829017da18a3d8dffc85b28da</text:p>
          </table:table-cell>
          <table:table-cell office:value-type="float" office:value="78.32" calcext:value-type="float">
            <text:p>78.32</text:p>
          </table:table-cell>
          <table:table-cell office:value-type="float" office:value="14.29" calcext:value-type="float">
            <text:p>14.2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7.69" calcext:value-type="float">
            <text:p>57.69</text:p>
          </table:table-cell>
          <table:table-cell office:value-type="float" office:value="58.62" calcext:value-type="float">
            <text:p>58.62</text:p>
          </table:table-cell>
          <table:table-cell office:value-type="float" office:value="9" calcext:value-type="float">
            <text:p>9</text:p>
          </table:table-cell>
          <table:table-cell office:value-type="float" office:value="2.807" calcext:value-type="float">
            <text:p>2.807</text:p>
          </table:table-cell>
          <table:table-cell office:value-type="string" calcext:value-type="string">
            <text:p>5b026690be62bc1a946b125f22726b6e6bdd19bca5fd9949a1f32dc58b0ab18e</text:p>
          </table:table-cell>
          <table:table-cell office:value-type="float" office:value="99.65" calcext:value-type="float">
            <text:p>99.65</text:p>
          </table:table-cell>
          <table:table-cell office:value-type="float" office:value="29.29" calcext:value-type="float">
            <text:p>29.29</text:p>
          </table:table-cell>
          <table:table-cell table:style-name="ce6" office:value-type="float" office:value="64.64" calcext:value-type="float">
            <text:p>64.64</text:p>
          </table:table-cell>
          <table:table-cell office:value-type="float" office:value="64.64" calcext:value-type="float">
            <text:p>64.64</text:p>
          </table:table-cell>
          <table:table-cell office:value-type="float" office:value="55.71" calcext:value-type="float">
            <text:p>55.71</text:p>
          </table:table-cell>
          <table:table-cell office:value-type="float" office:value="73.57" calcext:value-type="float">
            <text:p>73.57</text:p>
          </table:table-cell>
          <table:table-cell office:value-type="float" office:value="67.92" calcext:value-type="float">
            <text:p>67.92</text:p>
          </table:table-cell>
          <table:table-cell office:value-type="float" office:value="62.45" calcext:value-type="float">
            <text:p>62.45</text:p>
          </table:table-cell>
          <table:table-cell office:value-type="float" office:value="61.13" calcext:value-type="float">
            <text:p>61.13</text:p>
          </table:table-cell>
          <table:table-cell office:value-type="float" office:value="27.72" calcext:value-type="float">
            <text:p>27.72</text:p>
          </table:table-cell>
          <table:table-cell office:value-type="float" office:value="165800" calcext:value-type="float">
            <text:p>1658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427.929" calcext:value-type="float">
            <text:p>427.929</text:p>
          </table:table-cell>
          <table:table-cell office:value-type="string" calcext:value-type="string">
            <text:p>("827d22c646f25b83e09518e4ad9daae949e4732129ba46ba981216fa0995f43b", "9e3da74034cf7cfee17e9da447f1d98889f90bd65d5007a848bb10b722ac77bb", "69c84bae5f826f816245222efa33472998da135012d9659933b8356596baa863", "bef5da5290ef2f4d2e57d3afc7371324bb20b7a82804a6ee294c42426b5e3c88", "84ce5b5dcf5d890838afb565b462c70d78c745fcbb800ede669a038b60c8899d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25" calcext:value-type="float">
            <text:p>94.25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7" calcext:value-type="float">
            <text:p>37</text:p>
          </table:table-cell>
          <table:table-cell office:value-type="float" office:value="7.525" calcext:value-type="float">
            <text:p>7.525</text:p>
          </table:table-cell>
          <table:table-cell office:value-type="string" calcext:value-type="string">
            <text:p>5038c71364574614441e0a21010f16e0e2517af32e1839beaf374c008c32b1ba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3" calcext:value-type="float">
            <text:p>33</text:p>
          </table:table-cell>
          <table:table-cell office:value-type="float" office:value="3.733" calcext:value-type="float">
            <text:p>3.733</text:p>
          </table:table-cell>
          <table:table-cell office:value-type="string" calcext:value-type="string">
            <text:p>07ececd96086c8dd751390ae05296c9cbb1c18f9e9d48b6bbff57cc4acbf8804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001" calcext:value-type="float">
            <text:p>3.001</text:p>
          </table:table-cell>
          <table:table-cell office:value-type="string" calcext:value-type="string">
            <text:p>e88a8abc8728bbd5242aa52907262fd2511b2853c1921cc2e03e7467d394540b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3" calcext:value-type="float">
            <text:p>33</text:p>
          </table:table-cell>
          <table:table-cell office:value-type="float" office:value="3.676" calcext:value-type="float">
            <text:p>3.676</text:p>
          </table:table-cell>
          <table:table-cell office:value-type="string" calcext:value-type="string">
            <text:p>83986bfacba8e8072de98fa11b2913c08c806931436456ca47852ed312c38f6b</text:p>
          </table:table-cell>
          <table:table-cell office:value-type="float" office:value="92.92" calcext:value-type="float">
            <text:p>92.9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31" calcext:value-type="float">
            <text:p>31</text:p>
          </table:table-cell>
          <table:table-cell office:value-type="float" office:value="3.583" calcext:value-type="float">
            <text:p>3.583</text:p>
          </table:table-cell>
          <table:table-cell office:value-type="string" calcext:value-type="string">
            <text:p>6b572278835f9c7dc226c7b5f90d03bf3125758a6ed5d62f8b6df7bcb55c60cf</text:p>
          </table:table-cell>
          <table:table-cell office:value-type="float" office:value="82.74" calcext:value-type="float">
            <text:p>82.74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17" calcext:value-type="float">
            <text:p>17</text:p>
          </table:table-cell>
          <table:table-cell office:value-type="float" office:value="3.003" calcext:value-type="float">
            <text:p>3.003</text:p>
          </table:table-cell>
          <table:table-cell office:value-type="string" calcext:value-type="string">
            <text:p>e88a8abc8728bbd5242aa52907262fd2511b2853c1921cc2e03e7467d394540b</text:p>
          </table:table-cell>
          <table:table-cell office:value-type="float" office:value="99.73" calcext:value-type="float">
            <text:p>99.73</text:p>
          </table:table-cell>
          <table:table-cell office:value-type="float" office:value="51.43" calcext:value-type="float">
            <text:p>51.43</text:p>
          </table:table-cell>
          <table:table-cell table:style-name="ce6" office:value-type="float" office:value="75.71" calcext:value-type="float">
            <text:p>75.71</text:p>
          </table:table-cell>
          <table:table-cell table:number-columns-repeated="3" office:value-type="float" office:value="75.71" calcext:value-type="float">
            <text:p>75.71</text:p>
          </table:table-cell>
          <table:table-cell office:value-type="float" office:value="75.75" calcext:value-type="float">
            <text:p>75.75</text:p>
          </table:table-cell>
          <table:table-cell office:value-type="float" office:value="75.7" calcext:value-type="float">
            <text:p>75.7</text:p>
          </table:table-cell>
          <table:table-cell office:value-type="float" office:value="75.72" calcext:value-type="float">
            <text:p>75.72</text:p>
          </table:table-cell>
          <table:table-cell office:value-type="float" office:value="30.55" calcext:value-type="float">
            <text:p>30.55</text:p>
          </table:table-cell>
          <table:table-cell office:value-type="float" office:value="167880" calcext:value-type="float">
            <text:p>167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54520" calcext:value-type="float">
            <text:p>54520</text:p>
          </table:table-cell>
          <table:table-cell office:value-type="float" office:value="259.864" calcext:value-type="float">
            <text:p>259.864</text:p>
          </table:table-cell>
          <table:table-cell office:value-type="string" calcext:value-type="string">
            <text:p>("c39e3a447a6d07e0bcea526b396380c7c73de9e9ae35edc98081a9555c32eac1", "37521021aad38ffbeedf86b769bc6bcae8eb6830a14cc9442ce9c7f3a5e24555", "a479bd6cb5bccc3968f55b265ed792ec408dfb42ee278248b4bebbaddb77b0ae", "77451a619c4deb870c3d80ae7a7ab929796a8dfe3a9b68fb0cefd1cf379587e8", "ae2479d3506da2611fba9e9c1e2b0c192f791ba1c37e6ae5958845e644a2d2b9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35" calcext:value-type="float">
            <text:p>97.3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45" calcext:value-type="float">
            <text:p>45</text:p>
          </table:table-cell>
          <table:table-cell office:value-type="float" office:value="4.868" calcext:value-type="float">
            <text:p>4.868</text:p>
          </table:table-cell>
          <table:table-cell office:value-type="string" calcext:value-type="string">
            <text:p>02e31bcd8a24b8f2c5f9ffcedba3d106a0320b6e8836483bed6f96bc1d85f067</text:p>
          </table:table-cell>
          <table:table-cell office:value-type="float" office:value="91.59" calcext:value-type="float">
            <text:p>91.59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3.384" calcext:value-type="float">
            <text:p>3.384</text:p>
          </table:table-cell>
          <table:table-cell office:value-type="string" calcext:value-type="string">
            <text:p>239fc2f1a10f894918294f6eaa2e26c00b098cee1e116b1d273ec69425b8fb24</text:p>
          </table:table-cell>
          <table:table-cell office:value-type="float" office:value="75.66" calcext:value-type="float">
            <text:p>75.6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2.705" calcext:value-type="float">
            <text:p>2.705</text:p>
          </table:table-cell>
          <table:table-cell office:value-type="string" calcext:value-type="string">
            <text:p>759fdcb84db5a29a119fa3203106b6676c8fe0bf9e05d1229e00e8b4000618cc</text:p>
          </table:table-cell>
          <table:table-cell office:value-type="float" office:value="95.58" calcext:value-type="float">
            <text:p>95.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45" calcext:value-type="float">
            <text:p>45</text:p>
          </table:table-cell>
          <table:table-cell office:value-type="float" office:value="3.063" calcext:value-type="float">
            <text:p>3.063</text:p>
          </table:table-cell>
          <table:table-cell office:value-type="string" calcext:value-type="string">
            <text:p>13773e65511a07de5f427d88ad236c5acfbfe163c9fcd63100d628d35ccddd14</text:p>
          </table:table-cell>
          <table:table-cell office:value-type="float" office:value="91.15" calcext:value-type="float">
            <text:p>91.15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4.52" calcext:value-type="float">
            <text:p>64.52</text:p>
          </table:table-cell>
          <table:table-cell office:value-type="float" office:value="33" calcext:value-type="float">
            <text:p>33</text:p>
          </table:table-cell>
          <table:table-cell office:value-type="float" office:value="3.081" calcext:value-type="float">
            <text:p>3.081</text:p>
          </table:table-cell>
          <table:table-cell office:value-type="string" calcext:value-type="string">
            <text:p>8ec4025a383ad87e5fd9b3757b8d27751cffb3d35ea5130f4e5c1ce2be5ae4e6</text:p>
          </table:table-cell>
          <table:table-cell office:value-type="float" office:value="75.66" calcext:value-type="float">
            <text:p>75.66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9" calcext:value-type="float">
            <text:p>9</text:p>
          </table:table-cell>
          <table:table-cell office:value-type="float" office:value="2.782" calcext:value-type="float">
            <text:p>2.782</text:p>
          </table:table-cell>
          <table:table-cell office:value-type="string" calcext:value-type="string">
            <text:p>759fdcb84db5a29a119fa3203106b6676c8fe0bf9e05d1229e00e8b4000618cc</text:p>
          </table:table-cell>
          <table:table-cell office:value-type="float" office:value="99.65" calcext:value-type="float">
            <text:p>99.65</text:p>
          </table:table-cell>
          <table:table-cell office:value-type="float" office:value="45.71" calcext:value-type="float">
            <text:p>45.71</text:p>
          </table:table-cell>
          <table:table-cell table:style-name="ce6" office:value-type="float" office:value="72.86" calcext:value-type="float">
            <text:p>7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79.29" calcext:value-type="float">
            <text:p>79.29</text:p>
          </table:table-cell>
          <table:table-cell office:value-type="float" office:value="76.3" calcext:value-type="float">
            <text:p>76.3</text:p>
          </table:table-cell>
          <table:table-cell office:value-type="float" office:value="70.33" calcext:value-type="float">
            <text:p>70.33</text:p>
          </table:table-cell>
          <table:table-cell office:value-type="float" office:value="70.95" calcext:value-type="float">
            <text:p>70.95</text:p>
          </table:table-cell>
          <table:table-cell office:value-type="float" office:value="34.25" calcext:value-type="float">
            <text:p>34.25</text:p>
          </table:table-cell>
          <table:table-cell office:value-type="float" office:value="171200" calcext:value-type="float">
            <text:p>1712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29800" calcext:value-type="float">
            <text:p>29800</text:p>
          </table:table-cell>
          <table:table-cell office:value-type="float" office:value="289.622" calcext:value-type="float">
            <text:p>289.622</text:p>
          </table:table-cell>
          <table:table-cell office:value-type="string" calcext:value-type="string">
            <text:p>("14ef9f737d492d8bcccd04976d2b012f6dfabf17c90741d0dfce33dbd192f658", "09aafbf1c9bc7154b363c065fe797860b4b66c3d6eed62734b0fc72985a0631b", "472abd6d1ef5d2c9d755a43394d9c2fa511913270dbfa3adecf52b4a385647f3", "3f86933468a2da8e7f8594a82c0f8e6b26f2313694f5af444148a753ee4b3f08", "886e1a635c5f552b83c80ece63dd45efbfd342b2c8184412155be90ac95141b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02" calcext:value-type="float">
            <text:p>96.02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45" calcext:value-type="float">
            <text:p>4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b4927a53e6430a84848ae4c3b5625c2635e5539d5894de3e4d8438c2a8fa1a84</text:p>
          </table:table-cell>
          <table:table-cell office:value-type="float" office:value="86.28" calcext:value-type="float">
            <text:p>86.28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5" calcext:value-type="float">
            <text:p>75</text:p>
          </table:table-cell>
          <table:table-cell office:value-type="float" office:value="73.33" calcext:value-type="float">
            <text:p>73.33</text:p>
          </table:table-cell>
          <table:table-cell office:value-type="float" office:value="19" calcext:value-type="float">
            <text:p>19</text:p>
          </table:table-cell>
          <table:table-cell office:value-type="float" office:value="3.637" calcext:value-type="float">
            <text:p>3.637</text:p>
          </table:table-cell>
          <table:table-cell office:value-type="string" calcext:value-type="string">
            <text:p>d94b08ed0207bc10712048b165b8b5d9a9d1a714558426b3f812871c2827320f</text:p>
          </table:table-cell>
          <table:table-cell office:value-type="float" office:value="76.99" calcext:value-type="float">
            <text:p>76.9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73.68" calcext:value-type="float">
            <text:p>73.68</text:p>
          </table:table-cell>
          <table:table-cell office:value-type="float" office:value="70.77" calcext:value-type="float">
            <text:p>70.77</text:p>
          </table:table-cell>
          <table:table-cell office:value-type="float" office:value="9" calcext:value-type="float">
            <text:p>9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a0ddc7b13fd596feccd168f2570631505fc64a3835f0d1c2b4a47e144f6ecc29</text:p>
          </table:table-cell>
          <table:table-cell office:value-type="float" office:value="93.81" calcext:value-type="float">
            <text:p>93.81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41" calcext:value-type="float">
            <text:p>41</text:p>
          </table:table-cell>
          <table:table-cell office:value-type="float" office:value="3.953" calcext:value-type="float">
            <text:p>3.953</text:p>
          </table:table-cell>
          <table:table-cell office:value-type="string" calcext:value-type="string">
            <text:p>53c45a99793aefb40268062bf41d606edb9f3bfd780b3faf56f331a79bd71790</text:p>
          </table:table-cell>
          <table:table-cell office:value-type="float" office:value="87.17" calcext:value-type="float">
            <text:p>87.1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23" calcext:value-type="float">
            <text:p>23</text:p>
          </table:table-cell>
          <table:table-cell office:value-type="float" office:value="3.715" calcext:value-type="float">
            <text:p>3.715</text:p>
          </table:table-cell>
          <table:table-cell office:value-type="string" calcext:value-type="string">
            <text:p>32feb067bb4fbd60ec8e292b5a0c7bdd7796bc1e9e510c1ec04556b51952a7a0</text:p>
          </table:table-cell>
          <table:table-cell office:value-type="float" office:value="76.99" calcext:value-type="float">
            <text:p>76.99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82.14" calcext:value-type="float">
            <text:p>82.14</text:p>
          </table:table-cell>
          <table:table-cell office:value-type="float" office:value="50" calcext:value-type="float">
            <text:p>50</text:p>
          </table:table-cell>
          <table:table-cell office:value-type="float" office:value="62.16" calcext:value-type="float">
            <text:p>62.16</text:p>
          </table:table-cell>
          <table:table-cell office:value-type="float" office:value="73.68" calcext:value-type="float">
            <text:p>73.68</text:p>
          </table:table-cell>
          <table:table-cell office:value-type="float" office:value="70.77" calcext:value-type="float">
            <text:p>70.77</text:p>
          </table:table-cell>
          <table:table-cell office:value-type="float" office:value="9" calcext:value-type="float">
            <text:p>9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a0ddc7b13fd596feccd168f2570631505fc64a3835f0d1c2b4a47e144f6ecc29</text:p>
          </table:table-cell>
          <table:table-cell office:value-type="float" office:value="99.73" calcext:value-type="float">
            <text:p>99.73</text:p>
          </table:table-cell>
          <table:table-cell office:value-type="float" office:value="35.71" calcext:value-type="float">
            <text:p>35.71</text:p>
          </table:table-cell>
          <table:table-cell table:style-name="ce6" office:value-type="float" office:value="67.86" calcext:value-type="float">
            <text:p>6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65.71" calcext:value-type="float">
            <text:p>65.71</text:p>
          </table:table-cell>
          <table:table-cell office:value-type="float" office:value="67.07" calcext:value-type="float">
            <text:p>67.07</text:p>
          </table:table-cell>
          <table:table-cell office:value-type="float" office:value="68.99" calcext:value-type="float">
            <text:p>68.99</text:p>
          </table:table-cell>
          <table:table-cell office:value-type="float" office:value="68.39" calcext:value-type="float">
            <text:p>68.39</text:p>
          </table:table-cell>
          <table:table-cell office:value-type="float" office:value="30.14" calcext:value-type="float">
            <text:p>30.14</text:p>
          </table:table-cell>
          <table:table-cell office:value-type="float" office:value="165320" calcext:value-type="float">
            <text:p>16532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29920" calcext:value-type="float">
            <text:p>29920</text:p>
          </table:table-cell>
          <table:table-cell office:value-type="float" office:value="236.668" calcext:value-type="float">
            <text:p>236.668</text:p>
          </table:table-cell>
          <table:table-cell office:value-type="string" calcext:value-type="string">
            <text:p>("e3b5d3b54a10da8931987277c6f21b06f19e89ed5244a008b893779ce0b418c9", "9699b69e5c9b92dd2d72cbc0da0d6864c7583a679438cfe1b733bb3bf687829a", "09d8f210e9033e83355941d1b099864593bac4081bf1ab0b260465ef161ba4b7", "8c7ef738eaa28e512ab3fb2eace80dbd7986040539429c1f161d123658cfe16c", "42a640b785d30216fb09d05be1b4b744b8ebddc4565204b2739ab0b82a247f44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9" calcext:value-type="float">
            <text:p>96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" calcext:value-type="float">
            <text:p>35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dfdb5d9577d5a949921aa89c79ff4c3b3cd3e22e16035150a1c84271ef812309</text:p>
          </table:table-cell>
          <table:table-cell office:value-type="float" office:value="91.15" calcext:value-type="float">
            <text:p>91.15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23" calcext:value-type="float">
            <text:p>23</text:p>
          </table:table-cell>
          <table:table-cell office:value-type="float" office:value="4.786" calcext:value-type="float">
            <text:p>4.786</text:p>
          </table:table-cell>
          <table:table-cell office:value-type="string" calcext:value-type="string">
            <text:p>edcfa4776844371c45e721877ce7808b4653f8409c188f6d7bcb5c67ce1f9e56</text:p>
          </table:table-cell>
          <table:table-cell office:value-type="float" office:value="76.99" calcext:value-type="float">
            <text:p>76.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033" calcext:value-type="float">
            <text:p>4.033</text:p>
          </table:table-cell>
          <table:table-cell office:value-type="string" calcext:value-type="string">
            <text:p>e497f9bc8eb1621a8fc4cdee7ac0ecf35e193f961828257f20c8b285b83e49c9</text:p>
          </table:table-cell>
          <table:table-cell office:value-type="float" office:value="95.13" calcext:value-type="float">
            <text:p>95.13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35" calcext:value-type="float">
            <text:p>35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ed7d7b54e8f7e5b21baf19dbbe5e7cfc93574506b40d192895eaacf5f75a6c3b</text:p>
          </table:table-cell>
          <table:table-cell office:value-type="float" office:value="91.15" calcext:value-type="float">
            <text:p>91.15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66.07" calcext:value-type="float">
            <text:p>66.07</text:p>
          </table:table-cell>
          <table:table-cell office:value-type="float" office:value="75" calcext:value-type="float">
            <text:p>75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5" calcext:value-type="float">
            <text:p>68.85</text:p>
          </table:table-cell>
          <table:table-cell office:value-type="float" office:value="23" calcext:value-type="float">
            <text:p>23</text:p>
          </table:table-cell>
          <table:table-cell office:value-type="float" office:value="4.832" calcext:value-type="float">
            <text:p>4.832</text:p>
          </table:table-cell>
          <table:table-cell office:value-type="string" calcext:value-type="string">
            <text:p>499a2d6195f50aba9b4612fc6cd763fc77f5bf18f92926402385ceb20524ce7d</text:p>
          </table:table-cell>
          <table:table-cell office:value-type="float" office:value="76.99" calcext:value-type="float">
            <text:p>76.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8.57" calcext:value-type="float">
            <text:p>78.57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8.42" calcext:value-type="float">
            <text:p>68.42</text:p>
          </table:table-cell>
          <table:table-cell office:value-type="float" office:value="67.69" calcext:value-type="float">
            <text:p>67.69</text:p>
          </table:table-cell>
          <table:table-cell office:value-type="float" office:value="9" calcext:value-type="float">
            <text:p>9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e497f9bc8eb1621a8fc4cdee7ac0ecf35e193f961828257f20c8b285b83e49c9</text:p>
          </table:table-cell>
          <table:table-cell office:value-type="float" office:value="99.91" calcext:value-type="float">
            <text:p>99.91</text:p>
          </table:table-cell>
          <table:table-cell office:value-type="float" office:value="44.29" calcext:value-type="float">
            <text:p>44.29</text:p>
          </table:table-cell>
          <table:table-cell table:style-name="ce6" office:value-type="float" office:value="72.14" calcext:value-type="float">
            <text:p>72.14</text:p>
          </table:table-cell>
          <table:table-cell office:value-type="float" office:value="72.14" calcext:value-type="float">
            <text:p>72.14</text:p>
          </table:table-cell>
          <table:table-cell office:value-type="float" office:value="82.14" calcext:value-type="float">
            <text:p>8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8.74" calcext:value-type="float">
            <text:p>68.74</text:p>
          </table:table-cell>
          <table:table-cell office:value-type="float" office:value="77.4" calcext:value-type="float">
            <text:p>77.4</text:p>
          </table:table-cell>
          <table:table-cell office:value-type="float" office:value="74.78" calcext:value-type="float">
            <text:p>74.78</text:p>
          </table:table-cell>
          <table:table-cell office:value-type="float" office:value="32.83" calcext:value-type="float">
            <text:p>32.83</text:p>
          </table:table-cell>
          <table:table-cell office:value-type="float" office:value="168120" calcext:value-type="float">
            <text:p>168120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0.32" calcext:value-type="float">
            <text:p>0.3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29720" calcext:value-type="float">
            <text:p>29720</text:p>
          </table:table-cell>
          <table:table-cell office:value-type="float" office:value="237.724" calcext:value-type="float">
            <text:p>237.724</text:p>
          </table:table-cell>
          <table:table-cell office:value-type="string" calcext:value-type="string">
            <text:p>("442668d1468b766acfe4d153a9d8595b45ddfeb2ca19bfa392bdc564b7190d97", "6e91e4884e31ba287d1765823c03a328cf4e2a74d682495170ebce6b8bc63b05", "c191e2362db01fa4dcb1345b6a81f2b8f09bb653076d453c13a1ea85d613fb36", "d07d695190be345c9e9209a14795fc84abfa6cf30845a080d5a8c0d7bb24f0da", "44b14af63badd81262880cfc209c3f0a955c50cf8ccdc1cb57bb4388e0e438a0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81" calcext:value-type="float">
            <text:p>93.81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a40a887730ff37538a6a64effce0a105c8ba94822908aeb2d891a4ab70dcfa8</text:p>
          </table:table-cell>
          <table:table-cell office:value-type="float" office:value="92.04" calcext:value-type="float">
            <text:p>92.0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27" calcext:value-type="float">
            <text:p>27</text:p>
          </table:table-cell>
          <table:table-cell office:value-type="float" office:value="3.871" calcext:value-type="float">
            <text:p>3.871</text:p>
          </table:table-cell>
          <table:table-cell office:value-type="string" calcext:value-type="string">
            <text:p>41086175b39c6c53cf51ce5485ab19b81b0c30ca9c9f797d943c4d17666ca9ff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2.414" calcext:value-type="float">
            <text:p>2.414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3.36" calcext:value-type="float">
            <text:p>93.36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51.85" calcext:value-type="float">
            <text:p>5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1" calcext:value-type="float">
            <text:p>50.91</text:p>
          </table:table-cell>
          <table:table-cell office:value-type="float" office:value="35" calcext:value-type="float">
            <text:p>35</text:p>
          </table:table-cell>
          <table:table-cell office:value-type="float" office:value="3.407" calcext:value-type="float">
            <text:p>3.407</text:p>
          </table:table-cell>
          <table:table-cell office:value-type="string" calcext:value-type="string">
            <text:p>272dd785cf36b4abfb9fdfc182047352065e726ac097b82806a134ab24b0bf47</text:p>
          </table:table-cell>
          <table:table-cell office:value-type="float" office:value="91.59" calcext:value-type="float">
            <text:p>91.59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27" calcext:value-type="float">
            <text:p>27</text:p>
          </table:table-cell>
          <table:table-cell office:value-type="float" office:value="3.626" calcext:value-type="float">
            <text:p>3.626</text:p>
          </table:table-cell>
          <table:table-cell office:value-type="string" calcext:value-type="string">
            <text:p>c6749babec8ad4367cd51957024083e2cf3349a9ecafed7b2fd8666bc78c7c53</text:p>
          </table:table-cell>
          <table:table-cell office:value-type="float" office:value="77.43" calcext:value-type="float">
            <text:p>77.43</text:p>
          </table:table-cell>
          <table:table-cell office:value-type="float" office:value="10.71" calcext:value-type="float">
            <text:p>10.71</text:p>
          </table:table-cell>
          <table:table-cell table:number-columns-repeated="2"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9" calcext:value-type="float">
            <text:p>9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5c474fecdc699c73d0e5d4eb75d42ec3ca724a39c65433f9e3a343a894785564</text:p>
          </table:table-cell>
          <table:table-cell office:value-type="float" office:value="99.65" calcext:value-type="float">
            <text:p>99.65</text:p>
          </table:table-cell>
          <table:table-cell office:value-type="float" office:value="28.57" calcext:value-type="float">
            <text:p>28.57</text:p>
          </table:table-cell>
          <table:table-cell table:style-name="ce6" office:value-type="float" office:value="64.29" calcext:value-type="float">
            <text:p>6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68.32" calcext:value-type="float">
            <text:p>68.32</text:p>
          </table:table-cell>
          <table:table-cell office:value-type="float" office:value="61.8" calcext:value-type="float">
            <text:p>61.8</text:p>
          </table:table-cell>
          <table:table-cell office:value-type="float" office:value="59.94" calcext:value-type="float">
            <text:p>59.94</text:p>
          </table:table-cell>
          <table:table-cell office:value-type="float" office:value="31.06" calcext:value-type="float">
            <text:p>31.06</text:p>
          </table:table-cell>
          <table:table-cell office:value-type="float" office:value="167480" calcext:value-type="float">
            <text:p>1674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20320" calcext:value-type="float">
            <text:p>20320</text:p>
          </table:table-cell>
          <table:table-cell office:value-type="float" office:value="277.036" calcext:value-type="float">
            <text:p>277.036</text:p>
          </table:table-cell>
          <table:table-cell office:value-type="string" calcext:value-type="string">
            <text:p>("c6ca42ba0c887c5100e0611753d7230648da478bc79d9047cead568ed7b07baa", "ef0859aa3e31a10bd6e6e7cc2cae37ef26a2712334962085c631fce66ea4414a", "9900975115638d668a489e83fe99ef34a9f0729c1923fe3b31784a2828fa4013", "512ed354aa5174fd154f301c9ac7e30c7687a2b69361a97494887b5339c493af", "27d6937630965a36759f2d96278fe1eed8a83f170a3b7f4131e28c4a40bb67a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13" calcext:value-type="float">
            <text:p>95.13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51.28" calcext:value-type="float">
            <text:p>51.28</text:p>
          </table:table-cell>
          <table:table-cell office:value-type="float" office:value="52.94" calcext:value-type="float">
            <text:p>52.94</text:p>
          </table:table-cell>
          <table:table-cell office:value-type="float" office:value="59.7" calcext:value-type="float">
            <text:p>59.7</text:p>
          </table:table-cell>
          <table:table-cell office:value-type="float" office:value="29" calcext:value-type="float">
            <text:p>29</text:p>
          </table:table-cell>
          <table:table-cell office:value-type="float" office:value="7.983" calcext:value-type="float">
            <text:p>7.983</text:p>
          </table:table-cell>
          <table:table-cell office:value-type="string" calcext:value-type="string">
            <text:p>b1a8d83601a93947868929a282ebc0b053427bb4a84a7020bfe04691221d2ca1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68" calcext:value-type="float">
            <text:p>6.468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4.25" calcext:value-type="float">
            <text:p>94.25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1.79" calcext:value-type="float">
            <text:p>51.79</text:p>
          </table:table-cell>
          <table:table-cell office:value-type="float" office:value="71.43" calcext:value-type="float">
            <text:p>71.43</text:p>
          </table:table-cell>
          <table:table-cell office:value-type="float" office:value="32.14" calcext:value-type="float">
            <text:p>32.14</text:p>
          </table:table-cell>
          <table:table-cell office:value-type="float" office:value="51.28" calcext:value-type="float">
            <text:p>51.28</text:p>
          </table:table-cell>
          <table:table-cell office:value-type="float" office:value="52.94" calcext:value-type="float">
            <text:p>52.94</text:p>
          </table:table-cell>
          <table:table-cell office:value-type="float" office:value="59.7" calcext:value-type="float">
            <text:p>59.7</text:p>
          </table:table-cell>
          <table:table-cell office:value-type="float" office:value="29" calcext:value-type="float">
            <text:p>29</text:p>
          </table:table-cell>
          <table:table-cell office:value-type="float" office:value="6.396" calcext:value-type="float">
            <text:p>6.396</text:p>
          </table:table-cell>
          <table:table-cell office:value-type="string" calcext:value-type="string">
            <text:p>881c316410cc2ad65bbbd573a4240e9c63196ee68e3684892e35e1b95525425f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464" calcext:value-type="float">
            <text:p>6.464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0.71" calcext:value-type="float">
            <text:p>90.71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75" calcext:value-type="float">
            <text:p>75</text:p>
          </table:table-cell>
          <table:table-cell office:value-type="float" office:value="32.14" calcext:value-type="float">
            <text:p>32.14</text:p>
          </table:table-cell>
          <table:table-cell office:value-type="float" office:value="52.5" calcext:value-type="float">
            <text:p>52.5</text:p>
          </table:table-cell>
          <table:table-cell office:value-type="float" office:value="56.25" calcext:value-type="float">
            <text:p>56.25</text:p>
          </table:table-cell>
          <table:table-cell office:value-type="float" office:value="61.76" calcext:value-type="float">
            <text:p>61.76</text:p>
          </table:table-cell>
          <table:table-cell office:value-type="float" office:value="23" calcext:value-type="float">
            <text:p>23</text:p>
          </table:table-cell>
          <table:table-cell office:value-type="float" office:value="6.397" calcext:value-type="float">
            <text:p>6.397</text:p>
          </table:table-cell>
          <table:table-cell office:value-type="string" calcext:value-type="string">
            <text:p>d7716e067ca378b1460561f771bda9d36c23efe976f459fe5a4d5f00d9011075</text:p>
          </table:table-cell>
          <table:table-cell office:value-type="float" office:value="99.82" calcext:value-type="float">
            <text:p>99.82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62.5" calcext:value-type="float">
            <text:p>62.5</text:p>
          </table:table-cell>
          <table:table-cell office:value-type="float" office:value="62.5" calcext:value-type="float">
            <text:p>62.5</text:p>
          </table:table-cell>
          <table:table-cell office:value-type="float" office:value="67.14" calcext:value-type="float">
            <text:p>67.14</text:p>
          </table:table-cell>
          <table:table-cell office:value-type="float" office:value="57.86" calcext:value-type="float">
            <text:p>57.86</text:p>
          </table:table-cell>
          <table:table-cell office:value-type="float" office:value="61.84" calcext:value-type="float">
            <text:p>61.84</text:p>
          </table:table-cell>
          <table:table-cell office:value-type="float" office:value="63.6" calcext:value-type="float">
            <text:p>63.6</text:p>
          </table:table-cell>
          <table:table-cell office:value-type="float" office:value="64.19" calcext:value-type="float">
            <text:p>64.19</text:p>
          </table:table-cell>
          <table:table-cell office:value-type="float" office:value="30.53" calcext:value-type="float">
            <text:p>30.53</text:p>
          </table:table-cell>
          <table:table-cell office:value-type="float" office:value="163600" calcext:value-type="float">
            <text:p>1636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27400" calcext:value-type="float">
            <text:p>27400</text:p>
          </table:table-cell>
          <table:table-cell office:value-type="float" office:value="345.682" calcext:value-type="float">
            <text:p>345.682</text:p>
          </table:table-cell>
          <table:table-cell office:value-type="string" calcext:value-type="string">
            <text:p>("f373c4e969236dcc004577b7169052bba8b995d0d0ddb6ec3464091afcdfa411", "1154627bf6898a8450d7de1aaa146bacde69bc34453112304434c3c934138e7a", "31087170c874677eebbba1783fb45655bc5a004e77b5607ef7f2906143c7b23c", "1343ad96cbecfb528017a4e353403bec6a6dabf5c43a9035b531d0304c4820a0", "f06058fc1d83e83d0b8bec04a7788ac6f3879df7ab3f02955e8a7039cec4c296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["NG",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58" calcext:value-type="float">
            <text:p>95.5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5" calcext:value-type="float">
            <text:p>45</text:p>
          </table:table-cell>
          <table:table-cell office:value-type="float" office:value="5.374" calcext:value-type="float">
            <text:p>5.374</text:p>
          </table:table-cell>
          <table:table-cell office:value-type="string" calcext:value-type="string">
            <text:p>8682adeeb682b505f33e8f69794416cd6d07d271eba63599bf0500ac74770074</text:p>
          </table:table-cell>
          <table:table-cell office:value-type="float" office:value="95.58" calcext:value-type="float">
            <text:p>95.58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3" calcext:value-type="float">
            <text:p>43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005e6c7af4aa4294535759029c29f4b63d936aed679bab8bd80329660728d8df</text:p>
          </table:table-cell>
          <table:table-cell office:value-type="float" office:value="85.84" calcext:value-type="float">
            <text:p>85.8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53.12" calcext:value-type="float">
            <text:p>53.12</text:p>
          </table:table-cell>
          <table:table-cell office:value-type="float" office:value="54.17" calcext:value-type="float">
            <text:p>54.17</text:p>
          </table:table-cell>
          <table:table-cell office:value-type="float" office:value="56.67" calcext:value-type="float">
            <text:p>56.67</text:p>
          </table:table-cell>
          <table:table-cell office:value-type="float" office:value="23" calcext:value-type="float">
            <text:p>23</text:p>
          </table:table-cell>
          <table:table-cell office:value-type="float" office:value="5.489" calcext:value-type="float">
            <text:p>5.489</text:p>
          </table:table-cell>
          <table:table-cell office:value-type="string" calcext:value-type="string">
            <text:p>308254de4d097a3cfa10864504cd43dc1abe645e33a0f4b0e45fbbd3ef8b06a0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5.544" calcext:value-type="float">
            <text:p>5.544</text:p>
          </table:table-cell>
          <table:table-cell office:value-type="string" calcext:value-type="string">
            <text:p>1aab66831a667628c0864a3d71d42289dcede35d5a532bb98f024fbbde0bf67d</text:p>
          </table:table-cell>
          <table:table-cell office:value-type="float" office:value="95.13" calcext:value-type="float">
            <text:p>95.13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5.665" calcext:value-type="float">
            <text:p>5.665</text:p>
          </table:table-cell>
          <table:table-cell office:value-type="string" calcext:value-type="string">
            <text:p>1aab66831a667628c0864a3d71d42289dcede35d5a532bb98f024fbbde0bf67d</text:p>
          </table:table-cell>
          <table:table-cell office:value-type="float" office:value="85.4" calcext:value-type="float">
            <text:p>85.4</text:p>
          </table:table-cell>
          <table:table-cell office:value-type="float" office:value="7.14" calcext:value-type="float">
            <text:p>7.14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46.43" calcext:value-type="float">
            <text:p>46.43</text:p>
          </table:table-cell>
          <table:table-cell office:value-type="float" office:value="53.12" calcext:value-type="float">
            <text:p>53.12</text:p>
          </table:table-cell>
          <table:table-cell office:value-type="float" office:value="54.17" calcext:value-type="float">
            <text:p>54.17</text:p>
          </table:table-cell>
          <table:table-cell office:value-type="float" office:value="56.67" calcext:value-type="float">
            <text:p>56.67</text:p>
          </table:table-cell>
          <table:table-cell office:value-type="float" office:value="23" calcext:value-type="float">
            <text:p>23</text:p>
          </table:table-cell>
          <table:table-cell office:value-type="float" office:value="5.354" calcext:value-type="float">
            <text:p>5.354</text:p>
          </table:table-cell>
          <table:table-cell office:value-type="string" calcext:value-type="string">
            <text:p>58e9ebe0b1321a8df906de420b74edbddf30fb81a13f842579e498d99ac312e7</text:p>
          </table:table-cell>
          <table:table-cell office:value-type="float" office:value="99.73" calcext:value-type="float">
            <text:p>99.73</text:p>
          </table:table-cell>
          <table:table-cell office:value-type="float" office:value="50.71" calcext:value-type="float">
            <text:p>50.71</text:p>
          </table:table-cell>
          <table:table-cell table:style-name="ce6" office:value-type="float" office:value="75.36" calcext:value-type="float">
            <text:p>75.36</text:p>
          </table:table-cell>
          <table:table-cell office:value-type="float" office:value="75.36" calcext:value-type="float">
            <text:p>75.36</text:p>
          </table:table-cell>
          <table:table-cell office:value-type="float" office:value="62.86" calcext:value-type="float">
            <text:p>62.86</text:p>
          </table:table-cell>
          <table:table-cell office:value-type="float" office:value="87.86" calcext:value-type="float">
            <text:p>87.86</text:p>
          </table:table-cell>
          <table:table-cell office:value-type="float" office:value="83.91" calcext:value-type="float">
            <text:p>83.91</text:p>
          </table:table-cell>
          <table:table-cell office:value-type="float" office:value="70.33" calcext:value-type="float">
            <text:p>70.33</text:p>
          </table:table-cell>
          <table:table-cell office:value-type="float" office:value="71.8" calcext:value-type="float">
            <text:p>71.8</text:p>
          </table:table-cell>
          <table:table-cell office:value-type="float" office:value="34.19" calcext:value-type="float">
            <text:p>34.19</text:p>
          </table:table-cell>
          <table:table-cell office:value-type="float" office:value="170960" calcext:value-type="float">
            <text:p>17096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7880" calcext:value-type="float">
            <text:p>7880</text:p>
          </table:table-cell>
          <table:table-cell office:value-type="float" office:value="271.514" calcext:value-type="float">
            <text:p>271.514</text:p>
          </table:table-cell>
          <table:table-cell office:value-type="string" calcext:value-type="string">
            <text:p>("5541ff93be661997d61f437b6ac098d2b57b83912f6664d66204d3c6ec5a1dcc", "ae560c2185c6e60679fa8e69b1dd36f7a2e057ced97877888b380fb62efda83b", "6dc602af3534ad7c35f2a3a765316861dc8e88a90e0b339e014c2d95ab08e8e4", "816450ccffc6e359cd7bca660b5bde95dce16c9227ab5f23a6cae639b703aadf", "0844fd55373e6fb5f2091c07a432db0c89d9fbc36c74cbdd7d547d6f8d070db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6.484" calcext:value-type="float">
            <text:p>76.484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47" calcext:value-type="float">
            <text:p>2.047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91" calcext:value-type="float">
            <text:p>2.091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.883" calcext:value-type="float">
            <text:p>1.883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.868" calcext:value-type="float">
            <text:p>1.868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095" calcext:value-type="float">
            <text:p>2.095</text:p>
          </table:table-cell>
          <table:table-cell office:value-type="string" calcext:value-type="string">
            <text:p>b2584e4132967d81cf5dc047619ac46434c2237a9d66a174d5be2168351dfa9d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style-name="ce6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8" calcext:value-type="float">
            <text:p>88.88</text:p>
          </table:table-cell>
          <table:table-cell office:value-type="float" office:value="78.95" calcext:value-type="float">
            <text:p>78.95</text:p>
          </table:table-cell>
          <table:table-cell office:value-type="float" office:value="80.66" calcext:value-type="float">
            <text:p>80.66</text:p>
          </table:table-cell>
          <table:table-cell office:value-type="float" office:value="14.88" calcext:value-type="float">
            <text:p>14.88</text:p>
          </table:table-cell>
          <table:table-cell office:value-type="float" office:value="59040" calcext:value-type="float">
            <text:p>59040</text:p>
          </table:table-cell>
          <table:table-cell office:value-type="float" office:value="0.01" calcext:value-type="float">
            <text:p>0.0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49080" calcext:value-type="float">
            <text:p>49080</text:p>
          </table:table-cell>
          <table:table-cell office:value-type="float" office:value="260.574" calcext:value-type="float">
            <text:p>260.574</text:p>
          </table:table-cell>
          <table:table-cell office:value-type="string" calcext:value-type="string">
            <text:p>("cc69314ca64ed37af344d8cfb0d0f0ef942ac94d4cc4d79083484ee8881dd3f2", "8f77e1025bb615016be5820724a62074bdb95840520919454a9a12907c37b009", "eea4c3f409918d009206b2482a3f39992330b9f5150bbe9e3da3b23e6149e6c9", "dc57dea0e64d613075ecc90bf92a3611872ab74dbb667975ce3702378d8fd93d", "c33b9b3d5d79165d4709d5b005388ea97753480b916397b0b2552ad93831606a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5.669" calcext:value-type="float">
            <text:p>55.669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191" calcext:value-type="float">
            <text:p>2.19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486" calcext:value-type="float">
            <text:p>2.486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2.161" calcext:value-type="float">
            <text:p>2.161</text:p>
          </table:table-cell>
          <table:table-cell office:value-type="string" calcext:value-type="string">
            <text:p>11ba820f003b36b27ad1a71d9c4067454b4a5164836c1b62e6dd194484c33cee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396" calcext:value-type="float">
            <text:p>1.396</text:p>
          </table:table-cell>
          <table:table-cell office:value-type="string" calcext:value-type="string">
            <text:p>08ba4c400dd0109a1063551b3511df1678753fa1c762a51548fd749a2bc740e1</text:p>
          </table:table-cell>
          <table:table-cell office:value-type="float" office:value="98.84" calcext:value-type="float">
            <text:p>98.84</text:p>
          </table:table-cell>
          <table:table-cell office:value-type="float" office:value="58.18" calcext:value-type="float">
            <text:p>58.18</text:p>
          </table:table-cell>
          <table:table-cell table:style-name="ce6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7.98" calcext:value-type="float">
            <text:p>87.98</text:p>
          </table:table-cell>
          <table:table-cell office:value-type="float" office:value="73.77" calcext:value-type="float">
            <text:p>73.77</text:p>
          </table:table-cell>
          <table:table-cell office:value-type="float" office:value="76.07" calcext:value-type="float">
            <text:p>76.07</text:p>
          </table:table-cell>
          <table:table-cell office:value-type="float" office:value="15.81" calcext:value-type="float">
            <text:p>15.81</text:p>
          </table:table-cell>
          <table:table-cell office:value-type="float" office:value="62160" calcext:value-type="float">
            <text:p>621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19880" calcext:value-type="float">
            <text:p>19880</text:p>
          </table:table-cell>
          <table:table-cell office:value-type="float" office:value="162.985" calcext:value-type="float">
            <text:p>162.985</text:p>
          </table:table-cell>
          <table:table-cell office:value-type="string" calcext:value-type="string">
            <text:p>("10d760b09fb4f88537f00447d2502756913bba93050f5f89b62f8aa1a96c5eea", "d6e859eabd31c89087d8225b7e107db87e1e533621fba20d1a04d8034e9a2e4c", "9fb36e5131b389be42b7c00874899befafb8e69ce5f3ecebee9df934cd5b62ee", "898e5b3864b05f3d005de6e6b8647e2c42cae108f6bf30aa6ca6e30e29f4372b", "6b906b7bad3141b68836c0b1d1800e7a28d3f4a43a42d04f69ca9ab318f0f55f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45.45" calcext:value-type="float">
            <text:p>45.45</text:p>
          </table:table-cell>
          <table:table-cell office:value-type="float" office:value="90.91" calcext:value-type="float">
            <text:p>90.91</text:p>
          </table:table-cell>
          <table:table-cell office:value-type="float" office:value="83.33" calcext:value-type="float">
            <text:p>83.33</text:p>
          </table:table-cell>
          <table:table-cell office:value-type="float" office:value="62.5" calcext:value-type="float">
            <text:p>62.5</text:p>
          </table:table-cell>
          <table:table-cell office:value-type="float" office:value="58.82" calcext:value-type="float">
            <text:p>58.82</text:p>
          </table:table-cell>
          <table:table-cell office:value-type="float" office:value="13" calcext:value-type="float">
            <text:p>13</text:p>
          </table:table-cell>
          <table:table-cell office:value-type="float" office:value="13.674" calcext:value-type="float">
            <text:p>13.674</text:p>
          </table:table-cell>
          <table:table-cell office:value-type="string" calcext:value-type="string">
            <text:p>fc650837016de30c96c4828e9d527d5d2a91a10df4816025c6df8648a7ad5273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.164" calcext:value-type="float">
            <text:p>1.164</text:p>
          </table:table-cell>
          <table:table-cell office:value-type="string" calcext:value-type="string">
            <text:p>522998e4313c72b0b267fb3228943c8e30766d8fa382d7083a4c40852c8983ed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4.19" calcext:value-type="float">
            <text:p>94.19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11" calcext:value-type="float">
            <text:p>11</text:p>
          </table:table-cell>
          <table:table-cell office:value-type="float" office:value="2.108" calcext:value-type="float">
            <text:p>2.108</text:p>
          </table:table-cell>
          <table:table-cell office:value-type="string" calcext:value-type="string">
            <text:p>f89a5642fedb074242fe4549e53e23440ac922cbf1491cf59d1d4ca8f0f865c5</text:p>
          </table:table-cell>
          <table:table-cell office:value-type="float" office:value="90.7" calcext:value-type="float">
            <text:p>90.7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1.213" calcext:value-type="float">
            <text:p>1.213</text:p>
          </table:table-cell>
          <table:table-cell office:value-type="string" calcext:value-type="string">
            <text:p>8684159e1802ef1819871301a0e19220bc2bf305592f1d9ca02981b8ffb869e5</text:p>
          </table:table-cell>
          <table:table-cell office:value-type="float" office:value="80.23" calcext:value-type="float">
            <text:p>80.23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" calcext:value-type="float">
            <text:p>3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8f3d7ab88d1d22f99b801128ae20a8efcfa98602b71d83f7c2e41c328e38dcdd</text:p>
          </table:table-cell>
          <table:table-cell office:value-type="float" office:value="99.07" calcext:value-type="float">
            <text:p>99.07</text:p>
          </table:table-cell>
          <table:table-cell office:value-type="float" office:value="41.82" calcext:value-type="float">
            <text:p>41.82</text:p>
          </table:table-cell>
          <table:table-cell table:style-name="ce6" office:value-type="float" office:value="70.91" calcext:value-type="float">
            <text:p>7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58.18" calcext:value-type="float">
            <text:p>58.18</text:p>
          </table:table-cell>
          <table:table-cell office:value-type="float" office:value="83.64" calcext:value-type="float">
            <text:p>83.64</text:p>
          </table:table-cell>
          <table:table-cell office:value-type="float" office:value="78.06" calcext:value-type="float">
            <text:p>78.06</text:p>
          </table:table-cell>
          <table:table-cell office:value-type="float" office:value="66.7" calcext:value-type="float">
            <text:p>66.7</text:p>
          </table:table-cell>
          <table:table-cell office:value-type="float" office:value="66.63" calcext:value-type="float">
            <text:p>66.63</text:p>
          </table:table-cell>
          <table:table-cell office:value-type="float" office:value="22.33" calcext:value-type="float">
            <text:p>22.33</text:p>
          </table:table-cell>
          <table:table-cell office:value-type="float" office:value="58360" calcext:value-type="float">
            <text:p>5836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8680" calcext:value-type="float">
            <text:p>8680</text:p>
          </table:table-cell>
          <table:table-cell office:value-type="float" office:value="144.927" calcext:value-type="float">
            <text:p>144.927</text:p>
          </table:table-cell>
          <table:table-cell office:value-type="string" calcext:value-type="string">
            <text:p>("b454aa6bfcaf7e46b3609ea42ba9952dcce582fc25bb3a50cb07fd2a73a4bf63", "014756afceed3c0edbe962bcc7647567ad1bb715eab14c1af9774045231e7468", "8a1ef084ac6e5519df1d8ded9404e4467f5126e9d5dae8eda466cefab4053828", "8f503d3daad4d4dce2050de4982453fc1f7411dee0f523b4bcc8532e0c6245e5", "b4128260ba57d09938e35f464e3c26e066669ca89b3b7e6510eca96859c108c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8.704" calcext:value-type="float">
            <text:p>8.704</text:p>
          </table:table-cell>
          <table:table-cell office:value-type="string" calcext:value-type="string">
            <text:p>f5546bb46ee0a35d4260cda53b13b9b2810607224fbcb483cdeb37fd58b99b16</text:p>
          </table:table-cell>
          <table:table-cell office:value-type="float" office:value="87.21" calcext:value-type="float">
            <text:p>87.21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596" calcext:value-type="float">
            <text:p>1.596</text:p>
          </table:table-cell>
          <table:table-cell office:value-type="string" calcext:value-type="string">
            <text:p>388bc40934417300fa993a23069effc44496a05b7ddae45f1c7b99de1461dc2f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e4fb55824d3d582107e32214149f256b4df0c974bede9ec038b85c790fb544ff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17" calcext:value-type="float">
            <text:p>17</text:p>
          </table:table-cell>
          <table:table-cell office:value-type="float" office:value="2.443" calcext:value-type="float">
            <text:p>2.443</text:p>
          </table:table-cell>
          <table:table-cell office:value-type="string" calcext:value-type="string">
            <text:p>99677558948e2798058c18d7dc3725bbbc81e9c1250982c269618e45513d0ef1</text:p>
          </table:table-cell>
          <table:table-cell office:value-type="float" office:value="88.37" calcext:value-type="float">
            <text:p>88.3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73869a413fcfe75b6ee49ecc7650811500534791bd043dbe7b9322d417e867b1</text:p>
          </table:table-cell>
          <table:table-cell office:value-type="float" office:value="83.72" calcext:value-type="float">
            <text:p>83.72</text:p>
          </table:table-cell>
          <table:table-cell office:value-type="float" office:value="36.36" calcext:value-type="float">
            <text:p>36.36</text:p>
          </table:table-cell>
          <table:table-cell table:number-columns-repeated="2" office:value-type="float" office:value="68.18" calcext:value-type="float">
            <text:p>68.18</text:p>
          </table:table-cell>
          <table:table-cell office:value-type="float" office:value="63.64" calcext:value-type="float">
            <text:p>63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243" calcext:value-type="float">
            <text:p>1.243</text:p>
          </table:table-cell>
          <table:table-cell office:value-type="string" calcext:value-type="string">
            <text:p>e4fb55824d3d582107e32214149f256b4df0c974bede9ec038b85c790fb544ff</text:p>
          </table:table-cell>
          <table:table-cell office:value-type="float" office:value="100" calcext:value-type="float">
            <text:p>100</text:p>
          </table:table-cell>
          <table:table-cell office:value-type="float" office:value="65.45" calcext:value-type="float">
            <text:p>65.45</text:p>
          </table:table-cell>
          <table:table-cell table:style-name="ce6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92.73" calcext:value-type="float">
            <text:p>92.73</text:p>
          </table:table-cell>
          <table:table-cell office:value-type="float" office:value="91.11" calcext:value-type="float">
            <text:p>91.11</text:p>
          </table:table-cell>
          <table:table-cell office:value-type="float" office:value="77.25" calcext:value-type="float">
            <text:p>77.25</text:p>
          </table:table-cell>
          <table:table-cell office:value-type="float" office:value="80.84" calcext:value-type="float">
            <text:p>80.84</text:p>
          </table:table-cell>
          <table:table-cell office:value-type="float" office:value="19.77" calcext:value-type="float">
            <text:p>19.77</text:p>
          </table:table-cell>
          <table:table-cell office:value-type="float" office:value="65840" calcext:value-type="float">
            <text:p>658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10480" calcext:value-type="float">
            <text:p>10480</text:p>
          </table:table-cell>
          <table:table-cell office:value-type="float" office:value="173.218" calcext:value-type="float">
            <text:p>173.218</text:p>
          </table:table-cell>
          <table:table-cell office:value-type="string" calcext:value-type="string">
            <text:p>("65873342ccb86e08a7187a0c2deceeef1f44bb8b08ec5717db95e390959be7c0", "35066c9a9285991dcbf04ec42c92ae842e03b3ed1466ef7701d6b0cd8758606d", "c511c4c64a72373473e88920bdb92238ea60f88928120b0bb500e0a6a8d96004", "5beea0acc79f2cb93baca597c0516ab574a676dceb060b36a7d4b79574fbdffd", "829058b61119ef511c604094747659f4d505d6f63bfab294f35d22d49b693611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5.087" calcext:value-type="float">
            <text:p>15.087</text:p>
          </table:table-cell>
          <table:table-cell office:value-type="string" calcext:value-type="string">
            <text:p>48472898549b194cb16b83c3ca9412e096cda3ad140cb314a1187c0af954cde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.456" calcext:value-type="float">
            <text:p>1.456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7.67" calcext:value-type="float">
            <text:p>97.6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48472898549b194cb16b83c3ca9412e096cda3ad140cb314a1187c0af954cde0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6a86074c4778eb95c1077a10e042a4f9e542c615a79837231e1018ceb56e2760</text:p>
          </table:table-cell>
          <table:table-cell office:value-type="float" office:value="88.37" calcext:value-type="float">
            <text:p>88.37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1.645" calcext:value-type="float">
            <text:p>1.645</text:p>
          </table:table-cell>
          <table:table-cell office:value-type="string" calcext:value-type="string">
            <text:p>cc95ffe49d1c1869f99d6429375bc68142a6f1baf2bd29d4d0a9a33b09dcbd2a</text:p>
          </table:table-cell>
          <table:table-cell office:value-type="float" office:value="99.77" calcext:value-type="float">
            <text:p>99.77</text:p>
          </table:table-cell>
          <table:table-cell office:value-type="float" office:value="83.64" calcext:value-type="float">
            <text:p>83.64</text:p>
          </table:table-cell>
          <table:table-cell table:style-name="ce6" office:value-type="float" office:value="91.82" calcext:value-type="float">
            <text:p>91.82</text:p>
          </table:table-cell>
          <table:table-cell office:value-type="float" office:value="91.82" calcext:value-type="float">
            <text:p>91.82</text:p>
          </table:table-cell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89.7" calcext:value-type="float">
            <text:p>89.7</text:p>
          </table:table-cell>
          <table:table-cell office:value-type="float" office:value="94.36" calcext:value-type="float">
            <text:p>94.36</text:p>
          </table:table-cell>
          <table:table-cell office:value-type="float" office:value="92.02" calcext:value-type="float">
            <text:p>92.02</text:p>
          </table:table-cell>
          <table:table-cell office:value-type="float" office:value="22.33" calcext:value-type="float">
            <text:p>22.33</text:p>
          </table:table-cell>
          <table:table-cell office:value-type="float" office:value="65440" calcext:value-type="float">
            <text:p>6544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36680" calcext:value-type="float">
            <text:p>36680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("2edbbdbeeb3aca057166142da15463ba4745e54d76b7817120ec22e27ce591fa", "ec66ec77b513879e310a00cdb872ee42258b453992b4d41c2f44ee5c1698581e", "6577b75bff23f2712b5f4b746efe8b02ee4348dd505ac4ab0cb76c4c0a495fc0", "d5949f85bd6ac8de9f7e637cb80da01aa3895e47f2180aeb7be8ce7f9275bc09", "bac1e15c4cdde1b320d1cf9f860463621416de2016024ed0a4b8d40ebbf436c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8.338" calcext:value-type="float">
            <text:p>8.338</text:p>
          </table:table-cell>
          <table:table-cell office:value-type="string" calcext:value-type="string">
            <text:p>316bd4f1044bf419eafc4a8b18d7d0d63f1423fe8da3b449641fb5de53f782d8</text:p>
          </table:table-cell>
          <table:table-cell office:value-type="float" office:value="95.35" calcext:value-type="float">
            <text:p>95.35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615" calcext:value-type="float">
            <text:p>1.615</text:p>
          </table:table-cell>
          <table:table-cell office:value-type="string" calcext:value-type="string">
            <text:p>316bd4f1044bf419eafc4a8b18d7d0d63f1423fe8da3b449641fb5de53f782d8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595" calcext:value-type="float">
            <text:p>1.595</text:p>
          </table:table-cell>
          <table:table-cell office:value-type="string" calcext:value-type="string">
            <text:p>074784bee8e3cc1c2b9ca9f700277b82d54f6155b63735285370d646e1b86d0a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921" calcext:value-type="float">
            <text:p>1.921</text:p>
          </table:table-cell>
          <table:table-cell office:value-type="string" calcext:value-type="string">
            <text:p>4eb1a1b990d8efb3343104fa243e71fb54924a4e93436b49b3cdb929703ca9ad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1.606" calcext:value-type="float">
            <text:p>1.606</text:p>
          </table:table-cell>
          <table:table-cell office:value-type="string" calcext:value-type="string">
            <text:p>4eb1a1b990d8efb3343104fa243e71fb54924a4e93436b49b3cdb929703ca9ad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074784bee8e3cc1c2b9ca9f700277b82d54f6155b63735285370d646e1b86d0a</text:p>
          </table:table-cell>
          <table:table-cell office:value-type="float" office:value="99.07" calcext:value-type="float">
            <text:p>99.07</text:p>
          </table:table-cell>
          <table:table-cell office:value-type="float" office:value="78.18" calcext:value-type="float">
            <text:p>78.18</text:p>
          </table:table-cell>
          <table:table-cell table:style-name="ce6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87.57" calcext:value-type="float">
            <text:p>87.57</text:p>
          </table:table-cell>
          <table:table-cell office:value-type="float" office:value="20.99" calcext:value-type="float">
            <text:p>20.99</text:p>
          </table:table-cell>
          <table:table-cell office:value-type="float" office:value="64720" calcext:value-type="float">
            <text:p>647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20520" calcext:value-type="float">
            <text:p>20520</text:p>
          </table:table-cell>
          <table:table-cell office:value-type="float" office:value="220.669" calcext:value-type="float">
            <text:p>220.669</text:p>
          </table:table-cell>
          <table:table-cell office:value-type="string" calcext:value-type="string">
            <text:p>("8d59803b9b3449bcb64d8d07c20aaced3de40b106978ee06aae767d95bdae8f9", "6d9ff25fbcfcb82cd7dd4817ffd342156dee1137bc96500d995f27039de7538d", "e458c11d940d25972418a5820d3b2d7bf65afd1a2789b5e0667237f6b8ababe0", "67532a44e947861e05b154d0b4d6a8ac923673cba607591d2452baac2edf26f5", "54cee38cfa238da7c5a3f612605ea06e944467f4edfe7eed2f527722b3cf455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5" calcext:value-type="float">
            <text:p>15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feb9197db5fdfc92d20795c409ab3c20a59dbf4e3aa5d7ea4e5d75481d538a80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5" calcext:value-type="float">
            <text:p>15</text:p>
          </table:table-cell>
          <table:table-cell office:value-type="float" office:value="3.149" calcext:value-type="float">
            <text:p>3.149</text:p>
          </table:table-cell>
          <table:table-cell office:value-type="string" calcext:value-type="string">
            <text:p>feb9197db5fdfc92d20795c409ab3c20a59dbf4e3aa5d7ea4e5d75481d538a80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2.992" calcext:value-type="float">
            <text:p>2.992</text:p>
          </table:table-cell>
          <table:table-cell office:value-type="string" calcext:value-type="string">
            <text:p>af7aa4e810e81c348fa01b537bc90372918104f7fed362541409823f5d6154a2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3.183" calcext:value-type="float">
            <text:p>3.183</text:p>
          </table:table-cell>
          <table:table-cell office:value-type="string" calcext:value-type="string">
            <text:p>da350717a77d61fec3e4be3e212430a69c36a1044dfa9ad599185182c02b6ccf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3.132" calcext:value-type="float">
            <text:p>3.132</text:p>
          </table:table-cell>
          <table:table-cell office:value-type="string" calcext:value-type="string">
            <text:p>da350717a77d61fec3e4be3e212430a69c36a1044dfa9ad599185182c02b6ccf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1" calcext:value-type="float">
            <text:p>11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af7aa4e810e81c348fa01b537bc90372918104f7fed362541409823f5d6154a2</text:p>
          </table:table-cell>
          <table:table-cell office:value-type="float" office:value="99.3" calcext:value-type="float">
            <text:p>99.3</text:p>
          </table:table-cell>
          <table:table-cell office:value-type="float" office:value="76.36" calcext:value-type="float">
            <text:p>76.36</text:p>
          </table:table-cell>
          <table:table-cell table:style-name="ce7" office:value-type="float" office:value="88.18" calcext:value-type="float">
            <text:p>88.18</text:p>
          </table:table-cell>
          <table:table-cell office:value-type="float" office:value="88.18" calcext:value-type="float">
            <text:p>88.18</text:p>
          </table:table-cell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87.7" calcext:value-type="float">
            <text:p>87.7</text:p>
          </table:table-cell>
          <table:table-cell office:value-type="float" office:value="89.03" calcext:value-type="float">
            <text:p>89.03</text:p>
          </table:table-cell>
          <table:table-cell office:value-type="float" office:value="88.29" calcext:value-type="float">
            <text:p>88.29</text:p>
          </table:table-cell>
          <table:table-cell office:value-type="float" office:value="26.74" calcext:value-type="float">
            <text:p>26.74</text:p>
          </table:table-cell>
          <table:table-cell office:value-type="float" office:value="65800" calcext:value-type="float">
            <text:p>658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25400" calcext:value-type="float">
            <text:p>25400</text:p>
          </table:table-cell>
          <table:table-cell office:value-type="float" office:value="178.344" calcext:value-type="float">
            <text:p>178.344</text:p>
          </table:table-cell>
          <table:table-cell office:value-type="string" calcext:value-type="string">
            <text:p>("8770c9922200ae7af593d8e316d8c74687e96d02f0adccd954a3757075733028", "6cd32fcd5138d7d35a29ae95122203acdccf680da5d8443be6d32658906a495d", "1ecfc6e1ce29ed98292921318df147960ec58986cf290bda57d1dac1688d555a", "03435d4bec9021a353651e4415e27333864b337541eda565cedd7a22f57b9701", "c29c8eda5417a8adc8ea748aa801e0df9a5211193c467643659a0ce73e1eeaf4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office:value-type="float" office:value="9.446" calcext:value-type="float">
            <text:p>9.446</text:p>
          </table:table-cell>
          <table:table-cell office:value-type="string" calcext:value-type="string">
            <text:p>a45ad14a2f1a0f47fbbdd66c496fdd055509333482884d6cd92f27a7843cc2c1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879" calcext:value-type="float">
            <text:p>1.879</text:p>
          </table:table-cell>
          <table:table-cell office:value-type="string" calcext:value-type="string">
            <text:p>ccdac6a7a46f700ea61b6f16b57c334d81b14d7eb562e126c92f69ecf643948f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312" calcext:value-type="float">
            <text:p>1.312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751" calcext:value-type="float">
            <text:p>1.751</text:p>
          </table:table-cell>
          <table:table-cell office:value-type="string" calcext:value-type="string">
            <text:p>ccdac6a7a46f700ea61b6f16b57c334d81b14d7eb562e126c92f69ecf643948f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1.727" calcext:value-type="float">
            <text:p>1.727</text:p>
          </table:table-cell>
          <table:table-cell office:value-type="string" calcext:value-type="string">
            <text:p>ccdac6a7a46f700ea61b6f16b57c334d81b14d7eb562e126c92f69ecf643948f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54.55" calcext:value-type="float">
            <text:p>5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1.085" calcext:value-type="float">
            <text:p>1.085</text:p>
          </table:table-cell>
          <table:table-cell office:value-type="string" calcext:value-type="string">
            <text:p>ec20e3fb12087e65593aa08f56a592c96a8b9c8bbfea09b1151bf5c61d8789a3</text:p>
          </table:table-cell>
          <table:table-cell office:value-type="float" office:value="99.3" calcext:value-type="float">
            <text:p>99.3</text:p>
          </table:table-cell>
          <table:table-cell office:value-type="float" office:value="87.27" calcext:value-type="float">
            <text:p>87.27</text:p>
          </table:table-cell>
          <table:table-cell table:style-name="ce7" office:value-type="float" office:value="93.64" calcext:value-type="float">
            <text:p>93.64</text:p>
          </table:table-cell>
          <table:table-cell office:value-type="float" office:value="93.64" calcext:value-type="float">
            <text:p>93.64</text:p>
          </table:table-cell>
          <table:table-cell office:value-type="float" office:value="89.09" calcext:value-type="float">
            <text:p>89.09</text:p>
          </table:table-cell>
          <table:table-cell office:value-type="float" office:value="98.18" calcext:value-type="float">
            <text:p>98.18</text:p>
          </table:table-cell>
          <table:table-cell office:value-type="float" office:value="97.78" calcext:value-type="float">
            <text:p>97.78</text:p>
          </table:table-cell>
          <table:table-cell office:value-type="float" office:value="90.64" calcext:value-type="float">
            <text:p>90.64</text:p>
          </table:table-cell>
          <table:table-cell office:value-type="float" office:value="93.05" calcext:value-type="float">
            <text:p>93.05</text:p>
          </table:table-cell>
          <table:table-cell office:value-type="float" office:value="18.65" calcext:value-type="float">
            <text:p>18.65</text:p>
          </table:table-cell>
          <table:table-cell office:value-type="float" office:value="64000" calcext:value-type="float">
            <text:p>64000</text:p>
          </table:table-cell>
          <table:table-cell office:value-type="float" office:value="0.01" calcext:value-type="float">
            <text:p>0.01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400" calcext:value-type="float">
            <text:p>18400</text:p>
          </table:table-cell>
          <table:table-cell office:value-type="float" office:value="162.729" calcext:value-type="float">
            <text:p>162.729</text:p>
          </table:table-cell>
          <table:table-cell office:value-type="string" calcext:value-type="string">
            <text:p>("dd81a2f9941b3168e5dbcfe0f9edb97f461910f01f043d62c0f072e3ed8b1542", "b17957a715ff4bf5d609865f93ad62d4e0ea03f814ed5d3960328f4bb278c716", "dd88d01d797b065c4af674f369b9aec9d8b5d0fe1cec2de539d871c3311b2071", "8145d9fc44ead1e83d21c2abd2cc1f6f1b36b4f6683301c09e1e5ab0404bb947", "7459439af09c8f67afe29ae71d86ac162aa6e64c15b6227ae229fb3cf60f11e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.964" calcext:value-type="float">
            <text:p>5.964</text:p>
          </table:table-cell>
          <table:table-cell office:value-type="string" calcext:value-type="string">
            <text:p>e852bd8ee3407da6d394a8b879a0bd2139c17b30a68cfe7ef3efddb4de2fe207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1bfcdcb1b0a207597a66d7e91fb86e58978c021984c9797d6060e2eacc7e69bb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1.468" calcext:value-type="float">
            <text:p>1.468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.775" calcext:value-type="float">
            <text:p>2.775</text:p>
          </table:table-cell>
          <table:table-cell office:value-type="string" calcext:value-type="string">
            <text:p>e5cb3abaf9097e49142bd25080c0675e5d48d29b4c52c436584a30db70c18ac9</text:p>
          </table:table-cell>
          <table:table-cell office:value-type="float" office:value="90.7" calcext:value-type="float">
            <text:p>90.7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479" calcext:value-type="float">
            <text:p>2.479</text:p>
          </table:table-cell>
          <table:table-cell office:value-type="string" calcext:value-type="string">
            <text:p>1bfcdcb1b0a207597a66d7e91fb86e58978c021984c9797d6060e2eacc7e69bb</text:p>
          </table:table-cell>
          <table:table-cell office:value-type="float" office:value="82.56" calcext:value-type="float">
            <text:p>82.5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59.09" calcext:value-type="float">
            <text:p>59.09</text:p>
          </table:table-cell>
          <table:table-cell office:value-type="float" office:value="63.64" calcext:value-type="float">
            <text:p>63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60.87" calcext:value-type="float">
            <text:p>60.87</text:p>
          </table:table-cell>
          <table:table-cell office:value-type="float" office:value="5" calcext:value-type="float">
            <text:p>5</text:p>
          </table:table-cell>
          <table:table-cell office:value-type="float" office:value="1.471" calcext:value-type="float">
            <text:p>1.471</text:p>
          </table:table-cell>
          <table:table-cell office:value-type="string" calcext:value-type="string">
            <text:p>b569974bd714e5bff13a90bc7073f9bcfa8860d15ee9890b85c20bcbe585436d</text:p>
          </table:table-cell>
          <table:table-cell office:value-type="float" office:value="99.3" calcext:value-type="float">
            <text:p>99.3</text:p>
          </table:table-cell>
          <table:table-cell office:value-type="float" office:value="41.82" calcext:value-type="float">
            <text:p>41.82</text:p>
          </table:table-cell>
          <table:table-cell table:style-name="ce7" office:value-type="float" office:value="70.91" calcext:value-type="float">
            <text:p>7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65.45" calcext:value-type="float">
            <text:p>65.45</text:p>
          </table:table-cell>
          <table:table-cell office:value-type="float" office:value="76.36" calcext:value-type="float">
            <text:p>76.36</text:p>
          </table:table-cell>
          <table:table-cell office:value-type="float" office:value="73.56" calcext:value-type="float">
            <text:p>73.56</text:p>
          </table:table-cell>
          <table:table-cell office:value-type="float" office:value="68.85" calcext:value-type="float">
            <text:p>68.85</text:p>
          </table:table-cell>
          <table:table-cell office:value-type="float" office:value="69.24" calcext:value-type="float">
            <text:p>69.24</text:p>
          </table:table-cell>
          <table:table-cell office:value-type="float" office:value="23.95" calcext:value-type="float">
            <text:p>23.95</text:p>
          </table:table-cell>
          <table:table-cell office:value-type="float" office:value="65520" calcext:value-type="float">
            <text:p>655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8520" calcext:value-type="float">
            <text:p>8520</text:p>
          </table:table-cell>
          <table:table-cell office:value-type="float" office:value="94.204" calcext:value-type="float">
            <text:p>94.204</text:p>
          </table:table-cell>
          <table:table-cell office:value-type="string" calcext:value-type="string">
            <text:p>("c023525c5ebb8109f4ce89a9a2ed58ae674c1c49fd585ab0dd64e052789861da", "c5ace5771499e931fdf1a78e30ba0ecec1ae69829c5b71439d0b7ca09cdf1a38", "00463b064350605ec0c0cc259e75bc88d701e052966dc29547af08ead2fa33e7", "751abff8083e623a36ddae0d16018c42160e0ee6dae9cb884b207b6ae8ed72d2", "cfd51cf6aa2c621b40b57083528ad3f31644c399c8e7c96ef0d2715e2d6beafc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5.081" calcext:value-type="float">
            <text:p>5.081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2.303" calcext:value-type="float">
            <text:p>2.303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546" calcext:value-type="float">
            <text:p>1.546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2.272" calcext:value-type="float">
            <text:p>2.272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97.67" calcext:value-type="float">
            <text:p>97.6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2.569" calcext:value-type="float">
            <text:p>2.569</text:p>
          </table:table-cell>
          <table:table-cell office:value-type="string" calcext:value-type="string">
            <text:p>11cedbe0829dbef0ffe99dfcb4da21716b81881c8929096cafce96895c08af69</text:p>
          </table:table-cell>
          <table:table-cell office:value-type="float" office:value="82.56" calcext:value-type="float">
            <text:p>82.5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179" calcext:value-type="float">
            <text:p>1.179</text:p>
          </table:table-cell>
          <table:table-cell office:value-type="string" calcext:value-type="string">
            <text:p>e8d267da70fc6f9ed9a930514d1ea22b6c73d20dfd78ff902d137157e622e2d7</text:p>
          </table:table-cell>
          <table:table-cell office:value-type="float" office:value="99.07" calcext:value-type="float">
            <text:p>99.07</text:p>
          </table:table-cell>
          <table:table-cell office:value-type="float" office:value="65.45" calcext:value-type="float">
            <text:p>65.45</text:p>
          </table:table-cell>
          <table:table-cell table:style-name="ce7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5" calcext:value-type="float">
            <text:p>89.5</text:p>
          </table:table-cell>
          <table:table-cell office:value-type="float" office:value="78.13" calcext:value-type="float">
            <text:p>78.13</text:p>
          </table:table-cell>
          <table:table-cell office:value-type="float" office:value="81.21" calcext:value-type="float">
            <text:p>81.21</text:p>
          </table:table-cell>
          <table:table-cell office:value-type="float" office:value="20.47" calcext:value-type="float">
            <text:p>20.47</text:p>
          </table:table-cell>
          <table:table-cell office:value-type="float" office:value="65840" calcext:value-type="float">
            <text:p>65840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83" calcext:value-type="float">
            <text:p>0.83</text:p>
          </table:table-cell>
          <table:table-cell office:value-type="float" office:value="1.01" calcext:value-type="float">
            <text:p>1.01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office:value-type="float" office:value="0.02" calcext:value-type="float">
            <text:p>0.02</text:p>
          </table:table-cell>
          <table:table-cell office:value-type="float" office:value="46280" calcext:value-type="float">
            <text:p>46280</text:p>
          </table:table-cell>
          <table:table-cell office:value-type="float" office:value="96.445" calcext:value-type="float">
            <text:p>96.445</text:p>
          </table:table-cell>
          <table:table-cell office:value-type="string" calcext:value-type="string">
            <text:p>("bcecde5f31190dec81d385ea012640383b3ff7ef98338983ff54046a9db7d23a", "425ad1efa7ea38b641af7d303d2b7038f229a8131bf3d2dc952d6bcd80de29d5", "4f13d956c64aa4b3f38fb42fc8d23abc9a6212fce1e8a160028cf173097b6c68", "cfbc6ee8c7bd1227cc7069f20ba048ffd24931cb2fadd6b6d201b1fe870b1b68", "977ea2e605657f0c56f1e6c8db5a2b7b8c0caddc0ee512e15bcf0ece5a701b9d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52.015" calcext:value-type="float">
            <text:p>52.015</text:p>
          </table:table-cell>
          <table:table-cell office:value-type="string" calcext:value-type="string">
            <text:p>aee003ca98e1dd52b0a9faeb264e2c0ff9dcc457539b632bfa38138de6554e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3.02" calcext:value-type="float">
            <text:p>93.0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1" calcext:value-type="float">
            <text:p>11</text:p>
          </table:table-cell>
          <table:table-cell office:value-type="float" office:value="1.108" calcext:value-type="float">
            <text:p>1.108</text:p>
          </table:table-cell>
          <table:table-cell office:value-type="string" calcext:value-type="string">
            <text:p>bdf65cc399b088459d33518207062ef65f317b6115ae6604fb222e2a6e691177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9" calcext:value-type="float">
            <text:p>9</text:p>
          </table:table-cell>
          <table:table-cell office:value-type="float" office:value="1.078" calcext:value-type="float">
            <text:p>1.078</text:p>
          </table:table-cell>
          <table:table-cell office:value-type="string" calcext:value-type="string">
            <text:p>e1d431a31a9e9b0f23efb73bb182700236e09ae9fa9a7d2b17862d5a0f10aed1</text:p>
          </table:table-cell>
          <table:table-cell office:value-type="float" office:value="79.07" calcext:value-type="float">
            <text:p>79.0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5" calcext:value-type="float">
            <text:p>5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9f8d4d9f8d81d78875be0429fcb871db2791f562821c2f9b52bb2718d3f1169f</text:p>
          </table:table-cell>
          <table:table-cell office:value-type="float" office:value="99.77" calcext:value-type="float">
            <text:p>99.77</text:p>
          </table:table-cell>
          <table:table-cell office:value-type="float" office:value="78.18" calcext:value-type="float">
            <text:p>78.18</text:p>
          </table:table-cell>
          <table:table-cell table:style-name="ce7" office:value-type="float" office:value="89.09" calcext:value-type="float">
            <text:p>89.09</text:p>
          </table:table-cell>
          <table:table-cell office:value-type="float" office:value="89.09" calcext:value-type="float">
            <text:p>89.09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87.68" calcext:value-type="float">
            <text:p>87.68</text:p>
          </table:table-cell>
          <table:table-cell office:value-type="float" office:value="17.44" calcext:value-type="float">
            <text:p>17.44</text:p>
          </table:table-cell>
          <table:table-cell office:value-type="float" office:value="67440" calcext:value-type="float">
            <text:p>674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52280" calcext:value-type="float">
            <text:p>52280</text:p>
          </table:table-cell>
          <table:table-cell office:value-type="float" office:value="350.171" calcext:value-type="float">
            <text:p>350.171</text:p>
          </table:table-cell>
          <table:table-cell office:value-type="string" calcext:value-type="string">
            <text:p>("6912828579f9b42549b8d5faf82f02eec95cb012d2c43448b009034c40b03a64", "ee212148050bad7275781f087f8ba3b8c32d3a693217f1ee9e97e0d9b98b35b9", "8f55e4ec3f4b8391185db47f95e404b934c5bf92ec06dff605bf2a8fbba63d48", "ff7d649bc944dca57334ea936950f2da8549d50aa1a6fbb3a6568d62b46e487b", "cd3893eb6d1c8d532a5411bf782ae7ee72502eb060336834c2c3ea1d8445e95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5.744" calcext:value-type="float">
            <text:p>35.744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9.53" calcext:value-type="float">
            <text:p>89.53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182" calcext:value-type="float">
            <text:p>1.182</text:p>
          </table:table-cell>
          <table:table-cell office:value-type="string" calcext:value-type="string">
            <text:p>3072f9b649b86a2ab2672f59e37061ec0d9b56a85fec993a59c8901b873151ac</text:p>
          </table:table-cell>
          <table:table-cell office:value-type="float" office:value="83.72" calcext:value-type="float">
            <text:p>83.7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7ff6100ca5138fe9b08b07ea569faeab6aceae4bddb58afaa5afd506fece1bff</text:p>
          </table:table-cell>
          <table:table-cell office:value-type="float" office:value="98.6" calcext:value-type="float">
            <text:p>98.6</text:p>
          </table:table-cell>
          <table:table-cell office:value-type="float" office:value="65.45" calcext:value-type="float">
            <text:p>65.45</text:p>
          </table:table-cell>
          <table:table-cell table:style-name="ce7" office:value-type="float" office:value="82.73" calcext:value-type="float">
            <text:p>82.73</text:p>
          </table:table-cell>
          <table:table-cell office:value-type="float" office:value="82.73" calcext:value-type="float">
            <text:p>82.73</text:p>
          </table:table-cell>
          <table:table-cell office:value-type="float" office:value="83.64" calcext:value-type="float">
            <text:p>8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82.12" calcext:value-type="float">
            <text:p>82.12</text:p>
          </table:table-cell>
          <table:table-cell office:value-type="float" office:value="83.45" calcext:value-type="float">
            <text:p>83.45</text:p>
          </table:table-cell>
          <table:table-cell office:value-type="float" office:value="82.85" calcext:value-type="float">
            <text:p>82.85</text:p>
          </table:table-cell>
          <table:table-cell office:value-type="float" office:value="17.44" calcext:value-type="float">
            <text:p>17.44</text:p>
          </table:table-cell>
          <table:table-cell office:value-type="float" office:value="62040" calcext:value-type="float">
            <text:p>62040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480" calcext:value-type="float">
            <text:p>17480</text:p>
          </table:table-cell>
          <table:table-cell office:value-type="float" office:value="175.597" calcext:value-type="float">
            <text:p>175.597</text:p>
          </table:table-cell>
          <table:table-cell office:value-type="string" calcext:value-type="string">
            <text:p>("9eff02e9f3195d3058407b4f05a257a67390c3980b18eceac3c7e8a4cb25bea9", "c2384b1dec71aab9c0e49bde5ac646ccb03da7b2ea00a2ed7c3df27230ad0ccb", "3bd753e4c2cc4433d7ce262918248bcdd7d847ad39d9371e937b3a4a8a22ab97", "828bfdaf07f952bfc6dea36bd8b47f0ebccc4d07beb337823c69e10d66a7f933", "161e5f8990caac9d9beb7e4c61e506cfa2a81687e7cb968065e513341db00ce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91fecacad3062582b1e6df747757736f6ba913ad3f1baccb219d25509dc093e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.789" calcext:value-type="float">
            <text:p>1.789</text:p>
          </table:table-cell>
          <table:table-cell office:value-type="string" calcext:value-type="string">
            <text:p>bc899563e0f752594cbaf8066d8ec76e4583fcf53e900ff1061a0b6af1248204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1.443" calcext:value-type="float">
            <text:p>1.443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91.86" calcext:value-type="float">
            <text:p>91.86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11" calcext:value-type="float">
            <text:p>11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9e2d83e0d14c59b1873e74b0b7b4bcde312ed565fdd7731cc90afc3a86e4ed5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office:value-type="float" office:value="77.78" calcext:value-type="float">
            <text:p>77.78</text:p>
          </table:table-cell>
          <table:table-cell office:value-type="float" office:value="69.23" calcext:value-type="float">
            <text:p>69.2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3e06f16f242a28e80d10d3b9cfcc96141c48818ffde184df0c07c0e1be2efcd0</text:p>
          </table:table-cell>
          <table:table-cell office:value-type="float" office:value="86.05" calcext:value-type="float">
            <text:p>86.05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45.45" calcext:value-type="float">
            <text:p>45.45</text:p>
          </table:table-cell>
          <table:table-cell office:value-type="float" office:value="81.82" calcext:value-type="float">
            <text:p>81.82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7" calcext:value-type="float">
            <text:p>7</text:p>
          </table:table-cell>
          <table:table-cell office:value-type="float" office:value="1.644" calcext:value-type="float">
            <text:p>1.644</text:p>
          </table:table-cell>
          <table:table-cell office:value-type="string" calcext:value-type="string">
            <text:p>247aea896d80cfda93914eeae3765f4d6920c00c70d16486e1e87c313fcd0297</text:p>
          </table:table-cell>
          <table:table-cell office:value-type="float" office:value="100" calcext:value-type="float">
            <text:p>100</text:p>
          </table:table-cell>
          <table:table-cell office:value-type="float" office:value="58.18" calcext:value-type="float">
            <text:p>58.18</text:p>
          </table:table-cell>
          <table:table-cell table:style-name="ce7" office:value-type="float" office:value="79.09" calcext:value-type="float">
            <text:p>79.09</text:p>
          </table:table-cell>
          <table:table-cell office:value-type="float" office:value="79.09" calcext:value-type="float">
            <text:p>79.09</text:p>
          </table:table-cell>
          <table:table-cell office:value-type="float" office:value="67.27" calcext:value-type="float">
            <text:p>6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88.06" calcext:value-type="float">
            <text:p>88.06</text:p>
          </table:table-cell>
          <table:table-cell office:value-type="float" office:value="73.63" calcext:value-type="float">
            <text:p>73.63</text:p>
          </table:table-cell>
          <table:table-cell office:value-type="float" office:value="76.21" calcext:value-type="float">
            <text:p>76.21</text:p>
          </table:table-cell>
          <table:table-cell office:value-type="float" office:value="21.16" calcext:value-type="float">
            <text:p>21.16</text:p>
          </table:table-cell>
          <table:table-cell office:value-type="float" office:value="67360" calcext:value-type="float">
            <text:p>673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20880" calcext:value-type="float">
            <text:p>20880</text:p>
          </table:table-cell>
          <table:table-cell office:value-type="float" office:value="238.419" calcext:value-type="float">
            <text:p>238.419</text:p>
          </table:table-cell>
          <table:table-cell office:value-type="string" calcext:value-type="string">
            <text:p>("730e7d49a18b50165426a0620df6773703c1698d347323431bd4be7b151d99de", "b55794dd6e76c4a61ffc3b04da04324ce7bf0a0f9b07a4a7d689cc096f144df4", "afcec97a2fb315eb0d3fc9415de83bdc2056a3d9b1f4c254977abdc052140873", "1e545589fc2cca692af01ec987dce093c4108fb9d078e1fef7b97cdff9263a01", "34bd62eebc85ffaf6a5cbc66a6b261f3b936327e385ab2ccd219adae42187197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4.19" calcext:value-type="float">
            <text:p>94.19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13" calcext:value-type="float">
            <text:p>13</text:p>
          </table:table-cell>
          <table:table-cell office:value-type="float" office:value="1.902" calcext:value-type="float">
            <text:p>1.902</text:p>
          </table:table-cell>
          <table:table-cell office:value-type="string" calcext:value-type="string">
            <text:p>c19dc43e36be87889095c16d72431d90d871fdc70fe4aab5d445a84924bba9b8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94.19" calcext:value-type="float">
            <text:p>94.19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85472f55131743a291cc1edb60ca01893bc257a80adbcddbc01c1a4fe5bcce99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89.53" calcext:value-type="float">
            <text:p>89.53</text:p>
          </table:table-cell>
          <table:table-cell office:value-type="float" office:value="45.45" calcext:value-type="float">
            <text:p>45.45</text:p>
          </table:table-cell>
          <table:table-cell table:number-columns-repeated="7" office:value-type="float" office:value="72.73" calcext:value-type="float">
            <text:p>72.73</text:p>
          </table:table-cell>
          <table:table-cell office:value-type="float" office:value="9" calcext:value-type="float">
            <text:p>9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d1198c9836e7f22bd959d91ded4af3cadecfa9cb89391e078e66638d75d8d7ff</text:p>
          </table:table-cell>
          <table:table-cell office:value-type="float" office:value="100" calcext:value-type="float">
            <text:p>100</text:p>
          </table:table-cell>
          <table:table-cell office:value-type="float" office:value="67.27" calcext:value-type="float">
            <text:p>67.27</text:p>
          </table:table-cell>
          <table:table-cell table:style-name="ce7" office:value-type="float" office:value="83.64" calcext:value-type="float">
            <text:p>83.64</text:p>
          </table:table-cell>
          <table:table-cell office:value-type="float" office:value="83.64" calcext:value-type="float">
            <text:p>83.64</text:p>
          </table:table-cell>
          <table:table-cell office:value-type="float" office:value="70.91" calcext:value-type="float">
            <text:p>70.91</text:p>
          </table:table-cell>
          <table:table-cell office:value-type="float" office:value="96.36" calcext:value-type="float">
            <text:p>96.36</text:p>
          </table:table-cell>
          <table:table-cell office:value-type="float" office:value="95.28" calcext:value-type="float">
            <text:p>95.28</text:p>
          </table:table-cell>
          <table:table-cell office:value-type="float" office:value="76.81" calcext:value-type="float">
            <text:p>76.81</text:p>
          </table:table-cell>
          <table:table-cell office:value-type="float" office:value="81.26" calcext:value-type="float">
            <text:p>81.26</text:p>
          </table:table-cell>
          <table:table-cell office:value-type="float" office:value="17.44" calcext:value-type="float">
            <text:p>17.44</text:p>
          </table:table-cell>
          <table:table-cell office:value-type="float" office:value="65120" calcext:value-type="float">
            <text:p>65120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office:value-type="float" office:value="9520" calcext:value-type="float">
            <text:p>9520</text:p>
          </table:table-cell>
          <table:table-cell office:value-type="float" office:value="157.925" calcext:value-type="float">
            <text:p>157.925</text:p>
          </table:table-cell>
          <table:table-cell office:value-type="string" calcext:value-type="string">
            <text:p>("44b4a4c849af7711cddeb2a4fd52dcb2f9a9afb50b53864d432a5c93fec00e76", "e6caf4ab3c91e5af1bc9ce814542816e727e8a77df605bace07edca53f962eef", "d0d4f296f410d01439e206086fe592f5263fd03be63d47506268da93748f94ba", "b19e81b26d53cd59c5338392c1e2c38304247c8140c6173ffebbad4c63139d2c", "88817f9845cde14c718e1b492f44fa415e508d11b2b02d08e815e3f8797d4f36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3" calcext:value-type="float">
            <text:p>13</text:p>
          </table:table-cell>
          <table:table-cell office:value-type="float" office:value="4.186" calcext:value-type="float">
            <text:p>4.186</text:p>
          </table:table-cell>
          <table:table-cell office:value-type="string" calcext:value-type="string">
            <text:p>b8bc1ad738c207438292d1555ab18ba6a2be4e33a93cbb6efe32246fc463208b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3.02" calcext:value-type="float">
            <text:p>93.02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b19388c34459aa953032497628acab439f2cdf0e95f84a612ecfb9e8711987aa</text:p>
          </table:table-cell>
          <table:table-cell office:value-type="float" office:value="90.7" calcext:value-type="float">
            <text:p>90.7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7188220b4fc1d9181acabf2b25c1769efd07d232c24e2b395e96717174d99b1f</text:p>
          </table:table-cell>
          <table:table-cell office:value-type="float" office:value="80.23" calcext:value-type="float">
            <text:p>80.2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44f4d3bf833baead70ac27cb73b9a9fb3db7520df7e420b1d40ff6f8485518b4</text:p>
          </table:table-cell>
          <table:table-cell office:value-type="float" office:value="99.3" calcext:value-type="float">
            <text:p>99.3</text:p>
          </table:table-cell>
          <table:table-cell office:value-type="float" office:value="69.09" calcext:value-type="float">
            <text:p>69.09</text:p>
          </table:table-cell>
          <table:table-cell table:style-name="ce7" office:value-type="float" office:value="84.55" calcext:value-type="float">
            <text:p>84.55</text:p>
          </table:table-cell>
          <table:table-cell office:value-type="float" office:value="84.55" calcext:value-type="float">
            <text:p>84.55</text:p>
          </table:table-cell>
          <table:table-cell office:value-type="float" office:value="81.82" calcext:value-type="float">
            <text:p>81.82</text:p>
          </table:table-cell>
          <table:table-cell office:value-type="float" office:value="87.27" calcext:value-type="float">
            <text:p>87.27</text:p>
          </table:table-cell>
          <table:table-cell office:value-type="float" office:value="86.63" calcext:value-type="float">
            <text:p>86.63</text:p>
          </table:table-cell>
          <table:table-cell office:value-type="float" office:value="83.23" calcext:value-type="float">
            <text:p>83.23</text:p>
          </table:table-cell>
          <table:table-cell office:value-type="float" office:value="83.95" calcext:value-type="float">
            <text:p>83.95</text:p>
          </table:table-cell>
          <table:table-cell office:value-type="float" office:value="22.09" calcext:value-type="float">
            <text:p>22.09</text:p>
          </table:table-cell>
          <table:table-cell office:value-type="float" office:value="67160" calcext:value-type="float">
            <text:p>67160</text:p>
          </table:table-cell>
          <table:table-cell office:value-type="float" office:value="0.01" calcext:value-type="float">
            <text:p>0.01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83" calcext:value-type="float">
            <text:p>0.8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14280" calcext:value-type="float">
            <text:p>14280</text:p>
          </table:table-cell>
          <table:table-cell office:value-type="float" office:value="126.623" calcext:value-type="float">
            <text:p>126.623</text:p>
          </table:table-cell>
          <table:table-cell office:value-type="string" calcext:value-type="string">
            <text:p>("b8bcf08161f57295670c7c1a18dc88608e16f7106e25fcf895a47e9aaca14063", "473e7db078b31271a3bfe9d0730780a18f987bf7b3d7444b686fe60d71070943", "d6300128333474ce43a3d41f7cbb02c70eacb027e6843d29a9c5ffc657094616", "a16159c083d2b910933e170517e24572f4311fca408139eb8ea8fb104b09b4c0", "ea46f5bdc846ec2161a5336b6f84e56b73bd5edf6b86b10a7cc4dd514bf707bf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5" calcext:value-type="float">
            <text:p>15</text:p>
          </table:table-cell>
          <table:table-cell office:value-type="float" office:value="5.577" calcext:value-type="float">
            <text:p>5.577</text:p>
          </table:table-cell>
          <table:table-cell office:value-type="string" calcext:value-type="string">
            <text:p>8626df6d941c21d0223215c48ed266d7d4e713f928aa613aa84f771410b87a5d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.687" calcext:value-type="float">
            <text:p>1.687</text:p>
          </table:table-cell>
          <table:table-cell office:value-type="string" calcext:value-type="string">
            <text:p>68f39768a72389dbfc30ca130f3310fda89ae3e7d5051312d73abd672c7b7893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13" calcext:value-type="float">
            <text:p>13</text:p>
          </table:table-cell>
          <table:table-cell office:value-type="float" office:value="1.738" calcext:value-type="float">
            <text:p>1.738</text:p>
          </table:table-cell>
          <table:table-cell office:value-type="string" calcext:value-type="string">
            <text:p>3868fb5a964947095beb76b623abfe24b088364db7761f46fbb46309b80638ae</text:p>
          </table:table-cell>
          <table:table-cell office:value-type="float" office:value="94.19" calcext:value-type="float">
            <text:p>94.19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11" calcext:value-type="float">
            <text:p>11</text:p>
          </table:table-cell>
          <table:table-cell office:value-type="float" office:value="1.653" calcext:value-type="float">
            <text:p>1.653</text:p>
          </table:table-cell>
          <table:table-cell office:value-type="string" calcext:value-type="string">
            <text:p>68f39768a72389dbfc30ca130f3310fda89ae3e7d5051312d73abd672c7b7893</text:p>
          </table:table-cell>
          <table:table-cell office:value-type="float" office:value="83.72" calcext:value-type="float">
            <text:p>83.7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04130bd77018cc64dbf78f275f41592e1fc6eba7790d122c8cc084391eff9b6e</text:p>
          </table:table-cell>
          <table:table-cell office:value-type="float" office:value="99.77" calcext:value-type="float">
            <text:p>99.77</text:p>
          </table:table-cell>
          <table:table-cell office:value-type="float" office:value="90.91" calcext:value-type="float">
            <text:p>90.91</text:p>
          </table:table-cell>
          <table:table-cell table:style-name="ce7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67" calcext:value-type="float">
            <text:p>21.67</text:p>
          </table:table-cell>
          <table:table-cell office:value-type="float" office:value="64560" calcext:value-type="float">
            <text:p>645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3880" calcext:value-type="float">
            <text:p>13880</text:p>
          </table:table-cell>
          <table:table-cell office:value-type="float" office:value="174.885" calcext:value-type="float">
            <text:p>174.885</text:p>
          </table:table-cell>
          <table:table-cell office:value-type="string" calcext:value-type="string">
            <text:p>("941cdda5537256561447c69e6f1bf45781ee294a311af29d59bd6f686431d297", "d95bdeed597a01f337dce79a1eddd233eb6d30780a2b999ee4734e717b90941e", "e49cbb11c5893719e2dd30235e323f161edb2d2d198994eaee103583a0ab2319", "52cd3fc2423336982714e14acafeb7c4669ce1260126b4032439b215289e6b16", "8b2e8b76f4c1a2888f2c166502090594f0f5b8f555443e481c9f0f42381e0682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51" calcext:value-type="float">
            <text:p>1.151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37" calcext:value-type="float">
            <text:p>1.137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91.86" calcext:value-type="float">
            <text:p>91.86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.165" calcext:value-type="float">
            <text:p>1.165</text:p>
          </table:table-cell>
          <table:table-cell office:value-type="string" calcext:value-type="string">
            <text:p>3ffba8eaac544d62fe2e8290774b843226894ebf7dad3de1e2a9314ff82a8e93</text:p>
          </table:table-cell>
          <table:table-cell office:value-type="float" office:value="86.05" calcext:value-type="float">
            <text:p>86.05</text:p>
          </table:table-cell>
          <table:table-cell office:value-type="float" office:value="45.45" calcext:value-type="float">
            <text:p>45.45</text:p>
          </table:table-cell>
          <table:table-cell table:number-columns-repeated="2"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office:value-type="float" office:value="69.23" calcext:value-type="float">
            <text:p>69.23</text:p>
          </table:table-cell>
          <table:table-cell office:value-type="float" office:value="77.78" calcext:value-type="float">
            <text:p>77.7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0a4d8a5cbd589cf9fef7f63f0d54a2c37689637c66bf633654aeed06187e847b</text:p>
          </table:table-cell>
          <table:table-cell office:value-type="float" office:value="99.53" calcext:value-type="float">
            <text:p>99.53</text:p>
          </table:table-cell>
          <table:table-cell office:value-type="float" office:value="72.73" calcext:value-type="float">
            <text:p>72.73</text:p>
          </table:table-cell>
          <table:table-cell table:style-name="ce7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16.74" calcext:value-type="float">
            <text:p>16.74</text:p>
          </table:table-cell>
          <table:table-cell office:value-type="float" office:value="59360" calcext:value-type="float">
            <text:p>5936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5480" calcext:value-type="float">
            <text:p>15480</text:p>
          </table:table-cell>
          <table:table-cell office:value-type="float" office:value="109.028" calcext:value-type="float">
            <text:p>109.028</text:p>
          </table:table-cell>
          <table:table-cell office:value-type="string" calcext:value-type="string">
            <text:p>("3ea8fb25a92f7e0192ded03e165f405963b7904e44c2f81a9acc5857c07079f0", "df1418d33958d6035ab416c9955a9f4136ecc061e0b6c6586f11699ca41ad6cd", "f205e2cfc0dfbf67982973a5bfbe6ae8d28d905ba3b33a3c5dd29ed981501b9d", "709ec904dfe371b547d45d1bcd96fd9de7b4ab75c749e444c0ec5de5283133bc", "ee927670cef63692b7106384b0e3e3c4e08fc5c91075f574cf5a6a8738f7654d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8.84" calcext:value-type="float">
            <text:p>98.84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19" calcext:value-type="float">
            <text:p>19</text:p>
          </table:table-cell>
          <table:table-cell office:value-type="float" office:value="2.403" calcext:value-type="float">
            <text:p>2.403</text:p>
          </table:table-cell>
          <table:table-cell office:value-type="string" calcext:value-type="string">
            <text:p>9642dd9b257a4d7b3520462dd7245f5f8353440cd43dae08c6ad5b3e35316455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717" calcext:value-type="float">
            <text:p>1.717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96.51" calcext:value-type="float">
            <text:p>96.51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.445" calcext:value-type="float">
            <text:p>2.445</text:p>
          </table:table-cell>
          <table:table-cell office:value-type="string" calcext:value-type="string">
            <text:p>c14ff06070a164c54f92e9487343188c2ca96ee7c0609640d4d33683bd3efd2f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89.53" calcext:value-type="float">
            <text:p>89.5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9" calcext:value-type="float">
            <text:p>9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ba3a9e1fafeb595d3fee427e9d2ae81f830dc5b9abdfdd6ecc256b9eb858a681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7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21.16" calcext:value-type="float">
            <text:p>21.16</text:p>
          </table:table-cell>
          <table:table-cell office:value-type="float" office:value="69040" calcext:value-type="float">
            <text:p>690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080" calcext:value-type="float">
            <text:p>5080</text:p>
          </table:table-cell>
          <table:table-cell office:value-type="float" office:value="105.787" calcext:value-type="float">
            <text:p>105.787</text:p>
          </table:table-cell>
          <table:table-cell office:value-type="string" calcext:value-type="string">
            <text:p>("089e4dc4516e3828252fcfdac514c0384ff1de1a87c407083fb38cd07fbbca55", "3ccef02b4ee6544877d231ab69c38205ebc44409e3606a734f5bf1a8c9e1b6dd", "bc12287c5c9841788d8355332bab2ef82b1c5884e11d80ff3a421c6b18936532", "263a519e2776da060d4af4be95cbdfa8d940a2e816e7765d02a2e82f8c7bcba4", "24c06c0a6ded7635e2052eb3a7b378129abb19551cb796d42d7aac0d290bb133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4c03e46cc91dd40eb037fdeab983ba8c4d6beb13b1cf6ad09ec2519fca1d1954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4c03e46cc91dd40eb037fdeab983ba8c4d6beb13b1cf6ad09ec2519fca1d1954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677" calcext:value-type="float">
            <text:p>1.677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9cf3b508bf9ef782f3a0b387546c44e0a11fe49ca79261f7306965f4e354564c</text:p>
          </table:table-cell>
          <table:table-cell office:value-type="float" office:value="90.7" calcext:value-type="float">
            <text:p>90.7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" calcext:value-type="float">
            <text:p>7</text:p>
          </table:table-cell>
          <table:table-cell office:value-type="float" office:value="1.889" calcext:value-type="float">
            <text:p>1.889</text:p>
          </table:table-cell>
          <table:table-cell office:value-type="string" calcext:value-type="string">
            <text:p>9cf3b508bf9ef782f3a0b387546c44e0a11fe49ca79261f7306965f4e354564c</text:p>
          </table:table-cell>
          <table:table-cell office:value-type="float" office:value="87.21" calcext:value-type="float">
            <text:p>87.21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87.5" calcext:value-type="float">
            <text:p>87.5</text:p>
          </table:table-cell>
          <table:table-cell office:value-type="float" office:value="71.43" calcext:value-type="float">
            <text:p>71.43</text:p>
          </table:table-cell>
          <table:table-cell office:value-type="float" office:value="73.68" calcext:value-type="float">
            <text:p>73.68</text:p>
          </table:table-cell>
          <table:table-cell office:value-type="float" office:value="5" calcext:value-type="float">
            <text:p>5</text:p>
          </table:table-cell>
          <table:table-cell office:value-type="float" office:value="1.685" calcext:value-type="float">
            <text:p>1.685</text:p>
          </table:table-cell>
          <table:table-cell office:value-type="string" calcext:value-type="string">
            <text:p>2d67b11acb596a87cb952a84af635801480989ad208f3de0949f0f621b93c91a</text:p>
          </table:table-cell>
          <table:table-cell office:value-type="float" office:value="98.84" calcext:value-type="float">
            <text:p>98.84</text:p>
          </table:table-cell>
          <table:table-cell office:value-type="float" office:value="63.64" calcext:value-type="float">
            <text:p>63.64</text:p>
          </table:table-cell>
          <table:table-cell table:style-name="ce7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15.85" calcext:value-type="float">
            <text:p>15.85</text:p>
          </table:table-cell>
          <table:table-cell office:value-type="float" office:value="62600" calcext:value-type="float">
            <text:p>6260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7600" calcext:value-type="float">
            <text:p>17600</text:p>
          </table:table-cell>
          <table:table-cell office:value-type="float" office:value="113.175" calcext:value-type="float">
            <text:p>113.175</text:p>
          </table:table-cell>
          <table:table-cell office:value-type="string" calcext:value-type="string">
            <text:p>("ddaf90afed503c54aa1dcebc76d66db002b357b77ac599b71cb9f56aaa3e72fa", "edc09e3938acc902d4f1195e76ce396f0342ff77818ec195b25af26f2c4657e8", "6a453bd0e36d1206a2ad5a282cb2651c22b30c1ce91823729a97fe675d9657d2", "326c88f8f022f10faf40393cf933aa472cfe0373b0f184b83b097dc9139366d4", "cae9c0bdf351487cb36c4d4ef85cd3d1849d5167a92c7eb0cc12ee60bdd4aa4e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["Normaliz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htkmel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2.501" calcext:value-type="float">
            <text:p>2.501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1.623" calcext:value-type="float">
            <text:p>1.623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93.02" calcext:value-type="float">
            <text:p>93.02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.26</text:p>
          </table:table-cell>
          <table:table-cell office:value-type="float" office:value="9" calcext:value-type="float">
            <text:p>9</text:p>
          </table:table-cell>
          <table:table-cell office:value-type="float" office:value="1.655" calcext:value-type="float">
            <text:p>1.655</text:p>
          </table:table-cell>
          <table:table-cell office:value-type="string" calcext:value-type="string">
            <text:p>8ae9745cba7da973f8efb33eb19993b0bf5c86044f75d8a932cdcbb14acbaaa3</text:p>
          </table:table-cell>
          <table:table-cell office:value-type="float" office:value="81.4" calcext:value-type="float">
            <text:p>81.4</text:p>
          </table:table-cell>
          <table:table-cell office:value-type="float" office:value="27.27" calcext:value-type="float">
            <text:p>27.27</text:p>
          </table:table-cell>
          <table:table-cell table:number-columns-repeated="2" office:value-type="float" office:value="63.64" calcext:value-type="float">
            <text:p>6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36.36" calcext:value-type="float">
            <text:p>36.36</text:p>
          </table:table-cell>
          <table:table-cell office:value-type="float" office:value="58.82" calcext:value-type="float">
            <text:p>58.82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eebc7857d5f58f1fd3ab90af824d115a51f33d99c4206def6ba9f7e103d942ac</text:p>
          </table:table-cell>
          <table:table-cell office:value-type="float" office:value="99.77" calcext:value-type="float">
            <text:p>99.77</text:p>
          </table:table-cell>
          <table:table-cell office:value-type="float" office:value="74.55" calcext:value-type="float">
            <text:p>74.55</text:p>
          </table:table-cell>
          <table:table-cell table:style-name="ce7" office:value-type="float" office:value="87.27" calcext:value-type="float">
            <text:p>87.27</text:p>
          </table:table-cell>
          <table:table-cell office:value-type="float" office:value="87.27" calcext:value-type="float">
            <text:p>87.27</text:p>
          </table:table-cell>
          <table:table-cell office:value-type="float" office:value="83.64" calcext:value-type="float">
            <text:p>83.64</text:p>
          </table:table-cell>
          <table:table-cell office:value-type="float" office:value="90.91" calcext:value-type="float">
            <text:p>90.91</text:p>
          </table:table-cell>
          <table:table-cell office:value-type="float" office:value="90.14" calcext:value-type="float">
            <text:p>90.14</text:p>
          </table:table-cell>
          <table:table-cell office:value-type="float" office:value="85.08" calcext:value-type="float">
            <text:p>85.08</text:p>
          </table:table-cell>
          <table:table-cell office:value-type="float" office:value="86.65" calcext:value-type="float">
            <text:p>86.65</text:p>
          </table:table-cell>
          <table:table-cell office:value-type="float" office:value="21.16" calcext:value-type="float">
            <text:p>21.16</text:p>
          </table:table-cell>
          <table:table-cell office:value-type="float" office:value="61640" calcext:value-type="float">
            <text:p>6164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48280" calcext:value-type="float">
            <text:p>48280</text:p>
          </table:table-cell>
          <table:table-cell office:value-type="float" office:value="109.794" calcext:value-type="float">
            <text:p>109.794</text:p>
          </table:table-cell>
          <table:table-cell office:value-type="string" calcext:value-type="string">
            <text:p>("49bc31081408ff6fff3765e4fb438455e932ad438c68d0e0f62cbbb2bc97422b", "d802bbc2d946725f2c37d2573cdc4a36a525a5307db148da8770929c28f1b411", "a12b4bf2ca421744f4a1abe0ead15f4e5e3f42686e0b539fad9a179fb2f73a9a", "185204976c1109506e415392452fda31c93368692bb1720e64649c4bfd61a305", "8533d647a62280cce24035aac8b0e83b23fbbbbc8f10d36844e9c2423396f84e")</text:p>
          </table:table-cell>
        </table:table-row>
        <table:table-row table:style-name="ro1" table:number-rows-repeated="30">
          <table:table-cell table:number-columns-repeated="84"/>
          <table:table-cell table:style-name="ce7"/>
          <table:table-cell table:number-columns-repeated="21"/>
        </table:table-row>
        <table:table-row table:style-name="ro1" table:number-rows-repeated="1048484">
          <table:table-cell table:number-columns-repeated="106"/>
        </table:table-row>
        <table:table-row table:style-name="ro1">
          <table:table-cell table:number-columns-repeated="106"/>
        </table:table-row>
        <calcext:conditional-formats>
          <calcext:conditional-format calcext:target-range-address="full_columns.CG3:full_columns.CG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1:full_columns.CG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2:full_columns.CG6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G2:full_columns.CG47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01:03:38.197074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3T01:09:03.575653285</dc:date>
    <meta:editing-duration>PT10M43S</meta:editing-duration>
    <meta:editing-cycles>4</meta:editing-cycles>
    <meta:generator>LibreOffice/6.4.7.2$Linux_X86_64 LibreOffice_project/40$Build-2</meta:generator>
    <meta:document-statistic meta:table-count="1" meta:cell-count="6466" meta:object-count="0"/>
  </office:meta>
</office:document-meta>
</file>